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ou, en un dia feiner, quant d'aquest temps que passa mirant la televisió el passa mirant notícies o altres programes de política i actualitat?</text:p>
          </table:table-cell>
          <table:table-cell office:value-type="float" office:value="17038" calcext:value-type="float">
            <text:p>17038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, de nou, en un dia feiner, quant d'aquest temps que passa escoltant la ràdio el passa escoltant notícies o altres programes de política i actualitat?</text:p>
          </table:table-cell>
          <table:table-cell office:value-type="float" office:value="17040" calcext:value-type="float">
            <text:p>17040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 quant d'aquest temps el dedica a llegir sobre política o temes d'actualitat?</text:p>
          </table:table-cell>
          <table:table-cell office:value-type="float" office:value="18339" calcext:value-type="float">
            <text:p>18339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tzant ara aquesta targeta, amb quina freqüència fa servir internet o el correu electrònic – sigui a casa o a la feina – per al seu ús personal?</text:p>
          </table:table-cell>
          <table:table-cell office:value-type="float" office:value="18340" calcext:value-type="float">
            <text:p>18340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·loqui's en una escala del 0 al 10, on el 0 vol dir que "un mai no és prou prudent" i el 10 vol dir que es "pot confiar en la majoria de la gent".</text:p>
          </table:table-cell>
          <table:table-cell office:value-type="float" office:value="17045" calcext:value-type="float">
            <text:p>17045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ia aprofitar-se de vostè si tingués l'ocasió, o que seria honrada amb vostè?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ostè diria que la majoria de les vegades la gent intenta ajudar als altres o que principalment mira per sí mateixa.</text:p>
          </table:table-cell>
          <table:table-cell office:value-type="float" office:value="18341" calcext:value-type="float">
            <text:p>18341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n quina mesura diria vostè que l'interessa la política?</text:p>
          </table:table-cell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ostè diria que l'interessa...</text:p>
          </table:table-cell>
          <table:table-cell office:value-type="float" office:value="17049" calcext:value-type="float">
            <text:p>17049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quina freqüència la política li sembla tant complicada que no pot entendre molt bé el que està passant?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ostè creu que podria tenir un paper actiu en un grup o organització que es dediqui a temes polítics?</text:p>
          </table:table-cell>
          <table:table-cell office:value-type="float" office:value="18342" calcext:value-type="float">
            <text:p>18342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Troba difícil o fàcil formar-se una opinió sobre temes polítics?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Utilitzant aquesta targeta, creu que, en general, als polítics els importa el que pensa la gent com vostè?</text:p>
          </table:table-cell>
          <table:table-cell office:value-type="float" office:value="18343" calcext:value-type="float">
            <text:p>18343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iria vostè que als polítics només els interessen els vots i no les opinions de la gent?</text:p>
          </table:table-cell>
          <table:table-cell office:value-type="float" office:value="18344" calcext:value-type="float">
            <text:p>18344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Utilitzant aquesta targeta, em podria dir, si us plau, amb una puntuació del 0 al 10, quant confia vostè personalment en cadascuna de les següents institucions.</text:p>
          </table:table-cell>
          <table:table-cell office:value-type="float" office:value="18345" calcext:value-type="float">
            <text:p>18345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l 0 vol dir que no confia gens en una institució, i el 10 vol dir que hi confia plenament.</text:p>
          </table:table-cell>
          <table:table-cell office:value-type="float" office:value="18346" calcext:value-type="float">
            <text:p>18346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l Parlament espanyol</text:p>
          </table:table-cell>
          <table:table-cell office:value-type="float" office:value="18347" calcext:value-type="float">
            <text:p>18347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l sistema judicia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 policia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Els polítics</text:p>
          </table:table-cell>
          <table:table-cell office:value-type="float" office:value="18349" calcext:value-type="float">
            <text:p>18349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El Parlament Europeu</text:p>
          </table:table-cell>
          <table:table-cell office:value-type="float" office:value="18350" calcext:value-type="float">
            <text:p>18350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s Nacions Unides</text:p>
          </table:table-cell>
          <table:table-cell office:value-type="float" office:value="18351" calcext:value-type="float">
            <text:p>18351</text:p>
          </table:table-cell>
        </table:table-row>
        <table:table-row table:style-name="ro1">
          <table:table-cell office:value-type="string" calcext:value-type="string">
            <text:p>ESS_R01_2002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vui dia, hi ha gent que, per la raó que sigui, no vota.</text:p>
          </table:table-cell>
          <table:table-cell office:value-type="float" office:value="17061" calcext:value-type="float">
            <text:p>17061</text:p>
          </table:table-cell>
        </table:table-row>
        <table:table-row table:style-name="ro1">
          <table:table-cell office:value-type="string" calcext:value-type="string">
            <text:p>ESS_R01_2002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a votar vostè en les darreres eleccions generals de març de 2000?</text:p>
          </table:table-cell>
          <table:table-cell office:value-type="float" office:value="18352" calcext:value-type="float">
            <text:p>18352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 quin partit va votar en aquestes eleccions?</text:p>
          </table:table-cell>
          <table:table-cell office:value-type="float" office:value="17468" calcext:value-type="float">
            <text:p>17468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i ha moltes maneres d'intentar que les coses millorin a Espanya o, almenys, d'evitar que empitjorin.</text:p>
          </table:table-cell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 els últims 12 mesos, ha realitzat vostè alguna de les següents activitats?</text:p>
          </table:table-cell>
          <table:table-cell office:value-type="float" office:value="17065" calcext:value-type="float">
            <text:p>17065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osar-se en contacte amb un polític o amb una autoritat o funcionari estatal, autonòmic o local</text:p>
          </table:table-cell>
          <table:table-cell office:value-type="float" office:value="18353" calcext:value-type="float">
            <text:p>18353</text:p>
          </table:table-cell>
        </table:table-row>
        <table:table-row table:style-name="ro1">
          <table:table-cell office:value-type="string" calcext:value-type="string">
            <text:p>ESS_R01_2002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ol·laborar amb un partit polític o una plataforma d'acció ciutadana</text:p>
          </table:table-cell>
          <table:table-cell office:value-type="float" office:value="18354" calcext:value-type="float">
            <text:p>18354</text:p>
          </table:table-cell>
        </table:table-row>
        <table:table-row table:style-name="ro1">
          <table:table-cell office:value-type="string" calcext:value-type="string">
            <text:p>ESS_R01_2002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ol·laborar amb alguna altra organització o associació</text:p>
          </table:table-cell>
          <table:table-cell office:value-type="float" office:value="18355" calcext:value-type="float">
            <text:p>18355</text:p>
          </table:table-cell>
        </table:table-row>
        <table:table-row table:style-name="ro1">
          <table:table-cell office:value-type="string" calcext:value-type="string">
            <text:p>ESS_R01_2002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ur o mostrar insígnies o enganxines d'alguna campanya</text:p>
          </table:table-cell>
          <table:table-cell office:value-type="float" office:value="18356" calcext:value-type="float">
            <text:p>18356</text:p>
          </table:table-cell>
        </table:table-row>
        <table:table-row table:style-name="ro1">
          <table:table-cell office:value-type="string" calcext:value-type="string">
            <text:p>ESS_R01_2002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Firmar una petició en una campanya de recollida de signatures</text:p>
          </table:table-cell>
          <table:table-cell office:value-type="float" office:value="18357" calcext:value-type="float">
            <text:p>18357</text:p>
          </table:table-cell>
        </table:table-row>
        <table:table-row table:style-name="ro1">
          <table:table-cell office:value-type="string" calcext:value-type="string">
            <text:p>ESS_R01_2002_CAT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Participar en manifestacions autoritzades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1">
          <table:table-cell office:value-type="string" calcext:value-type="string">
            <text:p>ESS_R01_2002_CAT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oicotejar o deixar d'utilitzar certs productes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1">
          <table:table-cell office:value-type="string" calcext:value-type="string">
            <text:p>ESS_R01_2002_CAT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mprar certs productes deliberadament per raons polítiques, ètiques o mediambientals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string" calcext:value-type="string">
            <text:p>ESS_R01_2002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Donar diners a un grup o organització política</text:p>
          </table:table-cell>
          <table:table-cell office:value-type="float" office:value="18361" calcext:value-type="float">
            <text:p>18361</text:p>
          </table:table-cell>
        </table:table-row>
        <table:table-row table:style-name="ro1">
          <table:table-cell office:value-type="string" calcext:value-type="string">
            <text:p>ESS_R01_2002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articipar en activitats il·legals de protesta 1</text:p>
          </table:table-cell>
          <table:table-cell office:value-type="float" office:value="18362" calcext:value-type="float">
            <text:p>18362</text:p>
          </table:table-cell>
        </table:table-row>
        <table:table-row table:style-name="ro1">
          <table:table-cell office:value-type="string" calcext:value-type="string">
            <text:p>ESS_R01_2002_CAT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Hi ha algun partit al que vostè se senti més proper que a la resta de partits?</text:p>
          </table:table-cell>
          <table:table-cell office:value-type="float" office:value="17073" calcext:value-type="float">
            <text:p>17073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Quin?</text:p>
          </table:table-cell>
          <table:table-cell office:value-type="float" office:value="17476" calcext:value-type="float">
            <text:p>17476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En quina mesura se sent vostè proper a aquest partit?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S'hi sent...</text:p>
          </table:table-cell>
          <table:table-cell office:value-type="float" office:value="18363" calcext:value-type="float">
            <text:p>18363</text:p>
          </table:table-cell>
        </table:table-row>
        <table:table-row table:style-name="ro1">
          <table:table-cell office:value-type="string" calcext:value-type="string">
            <text:p>ESS_R01_2002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stà afiliat algun partit polític?</text:p>
          </table:table-cell>
          <table:table-cell office:value-type="float" office:value="18364" calcext:value-type="float">
            <text:p>18364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n política a vegades es parla d'esquerra i de dreta.</text:p>
          </table:table-cell>
          <table:table-cell office:value-type="float" office:value="17078" calcext:value-type="float">
            <text:p>17078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l 0 vol dir "esquerra" i el 10 "dreta".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En termes generals, en quina mesura està satisfet amb la seva vida actualment?</text:p>
          </table:table-cell>
          <table:table-cell office:value-type="float" office:value="18365" calcext:value-type="float">
            <text:p>18365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i us plau, respongui utilitzant aquesta targeta, on el 0 vol dir que està completament insatisfet i 10 que està completament satisfet.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ra, utilitzant aquesta targeta, si us plau com valoraria globalment l'estat actual de l'educació a Espanya?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tzant aquesta mateixa targeta, si us plau com valoraria globalment l'estat actual del sistema sanitari a Espanya?</text:p>
          </table:table-cell>
          <table:table-cell office:value-type="float" office:value="17087" calcext:value-type="float">
            <text:p>17087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es decisions polítiques es poden decidir a diferents nivells.</text:p>
          </table:table-cell>
          <table:table-cell office:value-type="float" office:value="18366" calcext:value-type="float">
            <text:p>18366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Utilitzant aquesta targeta, a quin nivell principalment creu vostè que s'hauria de decidir sobre cadascuna de les següent polítiques?</text:p>
          </table:table-cell>
          <table:table-cell office:value-type="float" office:value="18367" calcext:value-type="float">
            <text:p>18367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rotecció del mediambient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string" calcext:value-type="string">
            <text:p>ESS_R01_2002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luita contra el crim organitzat</text:p>
          </table:table-cell>
          <table:table-cell office:value-type="float" office:value="18369" calcext:value-type="float">
            <text:p>18369</text:p>
          </table:table-cell>
        </table:table-row>
        <table:table-row table:style-name="ro1">
          <table:table-cell office:value-type="string" calcext:value-type="string">
            <text:p>ESS_R01_2002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gricultura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ESS_R01_2002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defensa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1_2002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polítiques socials</text:p>
          </table:table-cell>
          <table:table-cell office:value-type="float" office:value="18370" calcext:value-type="float">
            <text:p>18370</text:p>
          </table:table-cell>
        </table:table-row>
        <table:table-row table:style-name="ro1">
          <table:table-cell office:value-type="string" calcext:value-type="string">
            <text:p>ESS_R01_2002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ajuts a països en desenvolupament</text:p>
          </table:table-cell>
          <table:table-cell office:value-type="float" office:value="18371" calcext:value-type="float">
            <text:p>18371</text:p>
          </table:table-cell>
        </table:table-row>
        <table:table-row table:style-name="ro1">
          <table:table-cell office:value-type="string" calcext:value-type="string">
            <text:p>ESS_R01_2002_CAT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immigració i refugiats</text:p>
          </table:table-cell>
          <table:table-cell office:value-type="float" office:value="18372" calcext:value-type="float">
            <text:p>18372</text:p>
          </table:table-cell>
        </table:table-row>
        <table:table-row table:style-name="ro1">
          <table:table-cell office:value-type="string" calcext:value-type="string">
            <text:p>ESS_R01_2002_CAT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tipus d'interès bancaris</text:p>
          </table:table-cell>
          <table:table-cell office:value-type="float" office:value="18373" calcext:value-type="float">
            <text:p>18373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Utilitzant aquesta targeta, em podria dir, si us plau, fins a quin punt està d'acord o en desacord amb cadascuna de les següents afirmacions?</text:p>
          </table:table-cell>
          <table:table-cell office:value-type="float" office:value="18374" calcext:value-type="float">
            <text:p>18374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om menys intervingui el govern en l'economia, millor serà per a Espanya</text:p>
          </table:table-cell>
          <table:table-cell office:value-type="float" office:value="18375" calcext:value-type="float">
            <text:p>18375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ls treballadors necessiten sindicats forts per protegir les seves condicions de treball i els seus salaris</text:p>
          </table:table-cell>
          <table:table-cell office:value-type="float" office:value="18376" calcext:value-type="float">
            <text:p>18376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En qualsevol circumstància, la llei sempre ha de ser obeïda</text:p>
          </table:table-cell>
          <table:table-cell office:value-type="float" office:value="18377" calcext:value-type="float">
            <text:p>18377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Els partits polítics que volen acabar amb la democràcia haurien de ser il·legalitzats</text:p>
          </table:table-cell>
          <table:table-cell office:value-type="float" office:value="18378" calcext:value-type="float">
            <text:p>18378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El creixement econòmic sempre acaba danyant el mediambient</text:p>
          </table:table-cell>
          <table:table-cell office:value-type="float" office:value="18379" calcext:value-type="float">
            <text:p>1837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Es pot confiar en que la ciència moderna resolgui els nostres problemes mediambientals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ermes generals, en quina mesura es considera vostè una persona feliç o infeliç?</text:p>
          </table:table-cell>
          <table:table-cell office:value-type="float" office:value="17103" calcext:value-type="float">
            <text:p>17103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tzant aquesta targeta, em podria dir amb quina freqüència es reuneix en el seu temps lliure amb amics, parents o companys de feina?</text:p>
          </table:table-cell>
          <table:table-cell office:value-type="float" office:value="18381" calcext:value-type="float">
            <text:p>18381</text:p>
          </table:table-cell>
        </table:table-row>
        <table:table-row table:style-name="ro1">
          <table:table-cell office:value-type="string" calcext:value-type="string">
            <text:p>ESS_R01_2002_CAT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é algú amb qui pugui parlar de qüestions íntimes i personals?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at amb altres persones de la seva edat, amb quina freqüència diria vostè que participa en activitats socials?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string" calcext:value-type="string">
            <text:p>ESS_R01_2002_CAT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els últims 5 anys, ha estat vostè o algun membre de casa seva víctima d'un robatori o una agressió?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n quina mesura se sent segur/a caminant sol de nit per aquesta zona?</text:p>
          </table:table-cell>
          <table:table-cell office:value-type="float" office:value="18382" calcext:value-type="float">
            <text:p>18382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 sent...?</text:p>
          </table:table-cell>
          <table:table-cell office:value-type="float" office:value="17109" calcext:value-type="float">
            <text:p>17109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Parlant de la seva salut, en general, vostè diria que és...?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ESS_R01_2002_CAT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é dificultats per portar a terme les seves activitats quotidianes a causa d'alguna malaltia crònica, incapacitat o problema de salut mental?</text:p>
          </table:table-cell>
          <table:table-cell office:value-type="float" office:value="17124" calcext:value-type="float">
            <text:p>17124</text:p>
          </table:table-cell>
        </table:table-row>
        <table:table-row table:style-name="ro1">
          <table:table-cell office:value-type="string" calcext:value-type="string">
            <text:p>ESS_R01_2002_CAT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Pertany vostè a alguna religió?</text:p>
          </table:table-cell>
          <table:table-cell office:value-type="float" office:value="18383" calcext:value-type="float">
            <text:p>18383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 quina?</text:p>
          </table:table-cell>
          <table:table-cell office:value-type="float" office:value="18384" calcext:value-type="float">
            <text:p>18384</text:p>
          </table:table-cell>
        </table:table-row>
        <table:table-row table:style-name="ro1">
          <table:table-cell office:value-type="string" calcext:value-type="string">
            <text:p>ESS_R01_2002_CAT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 en algun moment de la seva vida ha professat alguna religió?</text:p>
          </table:table-cell>
          <table:table-cell office:value-type="float" office:value="18385" calcext:value-type="float">
            <text:p>18385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Quina?</text:p>
          </table:table-cell>
          <table:table-cell office:value-type="float" office:value="18386" calcext:value-type="float">
            <text:p>18386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Amb independència de si pertany a alguna religió, en quina mesura es considera vostè una persona religiosa?</text:p>
          </table:table-cell>
          <table:table-cell office:value-type="float" office:value="18387" calcext:value-type="float">
            <text:p>18387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 part d'ocasions especials com ara casaments, bateigs i funerals, amb quina freqüència assisteix a cerimònies religioses habitualment?</text:p>
          </table:table-cell>
          <table:table-cell office:value-type="float" office:value="18388" calcext:value-type="float">
            <text:p>18388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 part de les ocassions en que assisteix a les cerimònies religioses, amb quina freqüència resa?</text:p>
          </table:table-cell>
          <table:table-cell office:value-type="float" office:value="18389" calcext:value-type="float">
            <text:p>18389</text:p>
          </table:table-cell>
        </table:table-row>
        <table:table-row table:style-name="ro1">
          <table:table-cell office:value-type="string" calcext:value-type="string">
            <text:p>ESS_R01_2002_CAT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I ara, canviant de tema, considera vostè que pertany a un grup contra el que existeix algun tipus de discriminació en aquest país?</text:p>
          </table:table-cell>
          <table:table-cell office:value-type="float" office:value="18390" calcext:value-type="float">
            <text:p>18390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Per quins motius es discrimina al seu grup?</text:p>
          </table:table-cell>
          <table:table-cell office:value-type="float" office:value="17133" calcext:value-type="float">
            <text:p>17133</text:p>
          </table:table-cell>
        </table:table-row>
        <table:table-row table:style-name="ro1">
          <table:table-cell office:value-type="string" calcext:value-type="string">
            <text:p>ESS_R01_2002_CAT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Té vostè la nacionalitat espanyola?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string" calcext:value-type="string">
            <text:p>ESS_R01_2002_CAT_ES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Quina és la seva nacionalitat?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string" calcext:value-type="string">
            <text:p>ESS_R01_2002_CAT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a nascut a Espanya?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string" calcext:value-type="string">
            <text:p>ESS_R01_2002_CAT_ES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A quin país va néixer?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Quant temps fa des que va venir a viure a Espanya?</text:p>
          </table:table-cell>
          <table:table-cell office:value-type="float" office:value="17138" calcext:value-type="float">
            <text:p>17138</text:p>
          </table:table-cell>
        </table:table-row>
        <table:table-row table:style-name="ro1">
          <table:table-cell office:value-type="string" calcext:value-type="string">
            <text:p>ESS_R01_2002_CAT_ES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Quines llengües o idiomes parla més sovint a casa seva?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1">
          <table:table-cell office:value-type="string" calcext:value-type="string">
            <text:p>ESS_R01_2002_CAT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Pertany vostè a una minoria ètnica a Espanya?</text:p>
          </table:table-cell>
          <table:table-cell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ESS_R01_2002_CAT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El seu pare va néixer a Espanya?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 quin continent va néixer el seu pare?</text:p>
          </table:table-cell>
          <table:table-cell office:value-type="float" office:value="18391" calcext:value-type="float">
            <text:p>18391</text:p>
          </table:table-cell>
        </table:table-row>
        <table:table-row table:style-name="ro1">
          <table:table-cell office:value-type="string" calcext:value-type="string">
            <text:p>ESS_R01_2002_CAT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La seva mare va néixer a Espanya?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 quin d'aquests continents va néixer la seva mare?</text:p>
          </table:table-cell>
          <table:table-cell office:value-type="float" office:value="18392" calcext:value-type="float">
            <text:p>18392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nsi en les persones que venen a viure a Espanya procedents d'altres països.</text:p>
          </table:table-cell>
          <table:table-cell office:value-type="float" office:value="18393" calcext:value-type="float">
            <text:p>18393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ostè creu que...?</text:p>
          </table:table-cell>
          <table:table-cell office:value-type="float" office:value="18394" calcext:value-type="float">
            <text:p>18394</text:p>
          </table:table-cell>
        </table:table-row>
        <table:table-row table:style-name="ro1">
          <table:table-cell office:value-type="string" calcext:value-type="string">
            <text:p>ESS_R01_2002_CAT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ra pensi en les persones que últimament venen a viure a Espanya procedents d'altres països d'Europa.</text:p>
          </table:table-cell>
          <table:table-cell office:value-type="float" office:value="18395" calcext:value-type="float">
            <text:p>18395</text:p>
          </table:table-cell>
        </table:table-row>
        <table:table-row table:style-name="ro1">
          <table:table-cell office:value-type="string" calcext:value-type="string">
            <text:p>ESS_R01_2002_CAT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ostè creu que...?</text:p>
          </table:table-cell>
          <table:table-cell office:value-type="float" office:value="18394" calcext:value-type="float">
            <text:p>18394</text:p>
          </table:table-cell>
        </table:table-row>
        <table:table-row table:style-name="ro1">
          <table:table-cell office:value-type="string" calcext:value-type="string">
            <text:p>ESS_R01_2002_CAT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 ara pensi sobre les persones que últimament venen a viure a Espanya procedents de països no europeus.</text:p>
          </table:table-cell>
          <table:table-cell office:value-type="float" office:value="18396" calcext:value-type="float">
            <text:p>18396</text:p>
          </table:table-cell>
        </table:table-row>
        <table:table-row table:style-name="ro1">
          <table:table-cell office:value-type="string" calcext:value-type="string">
            <text:p>ESS_R01_2002_CAT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ostè creu que...?</text:p>
          </table:table-cell>
          <table:table-cell office:value-type="float" office:value="18394" calcext:value-type="float">
            <text:p>18394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 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8397" calcext:value-type="float">
            <text:p>18397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 què diria dels que són d'una raça o grup ètnic diferent al de la majoria dels espanyols?</text:p>
          </table:table-cell>
          <table:table-cell office:value-type="float" office:value="17771" calcext:value-type="float">
            <text:p>17771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Utilitzant la mateixa targeta, fins a quin punt creu que Espanya hauria de permetre que persones dels països rics d'Europa vinguin a viure aquí?</text:p>
          </table:table-cell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 què diria dels que provenen dels països pobres d'Europa?</text:p>
          </table:table-cell>
          <table:table-cell office:value-type="float" office:value="18399" calcext:value-type="float">
            <text:p>18399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què diria dels que provenen dels països pobres de fora d'Europa?</text:p>
          </table:table-cell>
          <table:table-cell office:value-type="float" office:value="17772" calcext:value-type="float">
            <text:p>17772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ins a quin punt creu vostè que Espanya hauria de permetre que persones dels països rics de fora d'Europa vinguin a viure aquí?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i us plau, em podria dir quina importància hauria de tenir cadascun dels següents aspectes en la decisió de permetre o no, a una persona que ha nascut i viscut sempre fora d'Espanya, venir a viure aquí.</text:p>
          </table:table-cell>
          <table:table-cell office:value-type="float" office:value="18401" calcext:value-type="float">
            <text:p>18401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n primer lloc, quina importància hauria de tenir que aquesta persona...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ingui un bon nivell educatiu?</text:p>
          </table:table-cell>
          <table:table-cell office:value-type="float" office:value="18403" calcext:value-type="float">
            <text:p>18403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ingui familiars propers vivint aquí?</text:p>
          </table:table-cell>
          <table:table-cell office:value-type="float" office:value="18404" calcext:value-type="float">
            <text:p>18404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arli castellà o català?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rovingui d'un país de tradició cristiana?</text:p>
          </table:table-cell>
          <table:table-cell office:value-type="float" office:value="18406" calcext:value-type="float">
            <text:p>1840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igui de raça blanca?</text:p>
          </table:table-cell>
          <table:table-cell office:value-type="float" office:value="18407" calcext:value-type="float">
            <text:p>18407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ingui molts diners?</text:p>
          </table:table-cell>
          <table:table-cell office:value-type="float" office:value="18408" calcext:value-type="float">
            <text:p>18408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tingui una qualificació laboral de les que Espanya necessita?</text:p>
          </table:table-cell>
          <table:table-cell office:value-type="float" office:value="18409" calcext:value-type="float">
            <text:p>18409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stigui disposada a adoptar l'estil de vida espanyol?</text:p>
          </table:table-cell>
          <table:table-cell office:value-type="float" office:value="18410" calcext:value-type="float">
            <text:p>18410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tzant aquesta targeta, em podria dir si us plau en quina mesura està d'acord o no amb cadascuna de les següents afirmacions.</text:p>
          </table:table-cell>
          <table:table-cell office:value-type="float" office:value="18411" calcext:value-type="float">
            <text:p>18411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Generalment, els sous baixen com a conseqüència de l'arribada de persones que venen a viure i treballar a Espanya</text:p>
          </table:table-cell>
          <table:table-cell office:value-type="float" office:value="18412" calcext:value-type="float">
            <text:p>18412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Generalment, l'arribada de persones que venen a viure i treballar aquí perjudica més les perspectives econòmiques dels espanyols pobres que les dels rics</text:p>
          </table:table-cell>
          <table:table-cell office:value-type="float" office:value="18413" calcext:value-type="float">
            <text:p>18413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s persones que venen a viure i treballar a Espanya ajuden a ocupar llocs de treball per als que no hi ha ma d'obra suficient</text:p>
          </table:table-cell>
          <table:table-cell office:value-type="float" office:value="18414" calcext:value-type="float">
            <text:p>18414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i algú que ve a viure i treballar aquí es queda a l'atur durant molt de temps hauria de ser expulsat del país</text:p>
          </table:table-cell>
          <table:table-cell office:value-type="float" office:value="18415" calcext:value-type="float">
            <text:p>18415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s persones que han vingut a viure a Espanya haurien de tenir els mateixos drets que tots els alters</text:p>
          </table:table-cell>
          <table:table-cell office:value-type="float" office:value="18416" calcext:value-type="float">
            <text:p>18416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i algú que ha vingut a viure aquí comet un delicte greu hauria de ser expulsat del país</text:p>
          </table:table-cell>
          <table:table-cell office:value-type="float" office:value="18417" calcext:value-type="float">
            <text:p>18417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i algú que ha vingut a viure a Espanya comet un delicte qualsevol, hauria de ser expulsat del país</text:p>
          </table:table-cell>
          <table:table-cell office:value-type="float" office:value="18418" calcext:value-type="float">
            <text:p>18418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tilitzant aquesta targeta, diria vostè que generalment les persones que venen a viure a Espanya treuen la feina als treballadors espanyols o que generalment ajuden a crear nous llocs de treball?</text:p>
          </table:table-cell>
          <table:table-cell office:value-type="float" office:value="18419" calcext:value-type="float">
            <text:p>18419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a majoria de les persones que venen a viure a Espanya treballen i paguen impostos.</text:p>
          </table:table-cell>
          <table:table-cell office:value-type="float" office:value="18420" calcext:value-type="float">
            <text:p>18420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 mateix temps reben atenció sanitària i altres prestacions socials.</text:p>
          </table:table-cell>
          <table:table-cell office:value-type="float" office:value="18421" calcext:value-type="float">
            <text:p>18421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n conjunt, vostè creu que aquestes persones reben més del que aporten o aporten més del que reben?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ostè diria que, generalment, per a l'economia espanyola, és bo o és dolent que vingui a viure gent d'altres països?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I utilitzant aquesta targeta, vostè diria que, generalment, la vida cultural espanyola s'empobreix o s'enriqueix amb les persones d'altres països que venen a viure aquí?</text:p>
          </table:table-cell>
          <table:table-cell office:value-type="float" office:value="18423" calcext:value-type="float">
            <text:p>18423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'arribada de persones d'altres països, fa que Espanya sigui un lloc pitjor o millor per viure?</text:p>
          </table:table-cell>
          <table:table-cell office:value-type="float" office:value="17102" calcext:value-type="float">
            <text:p>1710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l problema de la inseguretat ciutadana a Espanya, empitjora o millora amb l'arribada de gent d'altres països?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Quan la gent deixa el seu país per venir a viure a Espanya, creu que, a llarg termini, això té un efecte negatiu o positiu en els seus països d'origen?</text:p>
          </table:table-cell>
          <table:table-cell office:value-type="float" office:value="18425" calcext:value-type="float">
            <text:p>18425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Utilitzant aquesta targeta, em podria dir si us plau en quina mesura està d'acord o en desacord amb les següents afirmacions?</text:p>
          </table:table-cell>
          <table:table-cell office:value-type="float" office:value="18426" calcext:value-type="float">
            <text:p>18426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Tots els païssos es beneficien si els treballadors poden traslladar-se als païssos on són mes necessaris</text:p>
          </table:table-cell>
          <table:table-cell office:value-type="float" office:value="18427" calcext:value-type="float">
            <text:p>18427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ls països rics tenen el deure d'acollir persones procedents de països pobres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ensant de nou en les persones que han vingut a viure a Espanya des d'un altre país i que són de la mateixa raça o grup ètnic que la majoria dels espanyols, fins a quin punt li importaria que alguna d'aquestes persones...?</text:p>
          </table:table-cell>
          <table:table-cell office:value-type="float" office:value="18429" calcext:value-type="float">
            <text:p>18429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fos el seu cap?</text:p>
          </table:table-cell>
          <table:table-cell office:value-type="float" office:value="18430" calcext:value-type="float">
            <text:p>18430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es casés amb un familiar proper seu?</text:p>
          </table:table-cell>
          <table:table-cell office:value-type="float" office:value="18431" calcext:value-type="float">
            <text:p>18431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I pensant en les persones que han vingut a viure a Espanya des d'un altre país i que són de raça o grup ètnic diferent del de la majoria dels espanyols, fins a quin punt li importaria que alguna d'aquestes persones...?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fos el seu cap?</text:p>
          </table:table-cell>
          <table:table-cell office:value-type="float" office:value="18430" calcext:value-type="float">
            <text:p>18430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es casés amb un familiar proper seu?</text:p>
          </table:table-cell>
          <table:table-cell office:value-type="float" office:value="18431" calcext:value-type="float">
            <text:p>18431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 haguès de decidir on viure, en quin d'aquests tres llocs li agradaria viure?</text:p>
          </table:table-cell>
          <table:table-cell office:value-type="float" office:value="18433" calcext:value-type="float">
            <text:p>18433</text:p>
          </table:table-cell>
        </table:table-row>
        <table:table-row table:style-name="ro1">
          <table:table-cell office:value-type="string" calcext:value-type="string">
            <text:p>ESS_R01_2002_CAT_ES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tilitzant aquesta targeta, com descriuria el llocon viu actualment?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Utilitzant aquesta targeta, em podria dir si us plau en quina mesura està d'acord o en desacord amb cadascuna de les següents afirmacions.</text:p>
          </table:table-cell>
          <table:table-cell office:value-type="float" office:value="18435" calcext:value-type="float">
            <text:p>18435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És millor per a un país que gairebé tothom comparteixi els mateixos costums i tradicions</text:p>
          </table:table-cell>
          <table:table-cell office:value-type="float" office:value="18436" calcext:value-type="float">
            <text:p>18436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És millor per a un país que hi convisquin gents de diferents religions</text:p>
          </table:table-cell>
          <table:table-cell office:value-type="float" office:value="18437" calcext:value-type="float">
            <text:p>18437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És millor per a un país que gairebé tothom parli almenys una llengua comuna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es diferents comunitats de persones que han vingut a viure aquí a Espanya haurien de poder educar els seus fills en escoles separades si així ho desitgen</text:p>
          </table:table-cell>
          <table:table-cell office:value-type="float" office:value="18439" calcext:value-type="float">
            <text:p>1843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i un país vol evitar problemes ha de posar fi a la immigració</text:p>
          </table:table-cell>
          <table:table-cell office:value-type="float" office:value="18440" calcext:value-type="float">
            <text:p>18440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Fins a quin punt creu vostè que les següents mesures són bones o dolentes per a un país?</text:p>
          </table:table-cell>
          <table:table-cell office:value-type="float" office:value="18441" calcext:value-type="float">
            <text:p>18441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Una llei contra la discriminació racial o ètnica al lloc de treball</text:p>
          </table:table-cell>
          <table:table-cell office:value-type="float" office:value="18442" calcext:value-type="float">
            <text:p>18442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Una llei contra tot allò que fomenti l'odi cap a altres races o ètnies</text:p>
          </table:table-cell>
          <table:table-cell office:value-type="float" office:value="18443" calcext:value-type="float">
            <text:p>18443</text:p>
          </table:table-cell>
        </table:table-row>
        <table:table-row table:style-name="ro1">
          <table:table-cell office:value-type="string" calcext:value-type="string">
            <text:p>ESS_R01_2002_CAT_ES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Vostè té amics que hagin vingut a viure a Espanya procedents d'un altre país?</text:p>
          </table:table-cell>
          <table:table-cell office:value-type="float" office:value="18444" calcext:value-type="float">
            <text:p>18444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Té companys de feina o col·legues de professió que hagin vingut a viure a Espanya procedents d'un altre país?</text:p>
          </table:table-cell>
          <table:table-cell office:value-type="float" office:value="18445" calcext:value-type="float">
            <text:p>18445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Algunes persones venen a Espanya i demanen asil perquè diuen ser perseguides en els seus països d'origen.</text:p>
          </table:table-cell>
          <table:table-cell office:value-type="float" office:value="18446" calcext:value-type="float">
            <text:p>18446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Utilitzant aquesta targeta, em podria dir si us plau en quina mesura està d'acord o en desacord amb les següents afirmacions.</text:p>
          </table:table-cell>
          <table:table-cell office:value-type="float" office:value="18447" calcext:value-type="float">
            <text:p>18447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spanya rep més sol·licituds d'asil de les que li corresponen</text:p>
          </table:table-cell>
          <table:table-cell office:value-type="float" office:value="18448" calcext:value-type="float">
            <text:p>18448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entre s'estan tramitant les seves sol·licituds d'asil, aquestes persones haurien de poder treballar a Espanya</text:p>
          </table:table-cell>
          <table:table-cell office:value-type="float" office:value="18449" calcext:value-type="float">
            <text:p>18449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El govern hauria de ser generós a l'hora de resoldre les sol·licituds d'asil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La majoria dels sol·licitants d'asil en realitat no estan perseguits en els seus països d'origen</text:p>
          </table:table-cell>
          <table:table-cell office:value-type="float" office:value="18451" calcext:value-type="float">
            <text:p>18451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entre s'estan tramitant els seus casos, els sol·licitants d'asil haurien d'estar allotjats en centres d'acollida</text:p>
          </table:table-cell>
          <table:table-cell office:value-type="float" office:value="18452" calcext:value-type="float">
            <text:p>18452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entre s'estan tramitant els seus casos, el govern espanyol hauria d'ajudar econòmicament els sol·licitants d'asil</text:p>
          </table:table-cell>
          <table:table-cell office:value-type="float" office:value="18453" calcext:value-type="float">
            <text:p>18453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Els refugiats que són acceptats haurien de tenir dret a portar els seus familiars més propers</text:p>
          </table:table-cell>
          <table:table-cell office:value-type="float" office:value="18454" calcext:value-type="float">
            <text:p>18454</text:p>
          </table:table-cell>
        </table:table-row>
        <table:table-row table:style-name="ro1">
          <table:table-cell office:value-type="string" calcext:value-type="string">
            <text:p>ESS_R01_2002_CAT_ES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e cada 100 persones que viuen a Espanya, quants creu vostè que han nascut fora del país?</text:p>
          </table:table-cell>
          <table:table-cell office:value-type="float" office:value="18455" calcext:value-type="float">
            <text:p>18455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En comparació amb altres països europeus de grandària semblant, creu que el nombre de persones d'altres països que venen a viure a Espanya és major, menor o similar?</text:p>
          </table:table-cell>
          <table:table-cell office:value-type="float" office:value="18456" calcext:value-type="float">
            <text:p>18456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Quina creu vostè que és la proporció entre el nombrede persones que actualment se'n van d'Espanya i els que venen per quedar-se a viure?</text:p>
          </table:table-cell>
          <table:table-cell office:value-type="float" office:value="18457" calcext:value-type="float">
            <text:p>18457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Per cadascuna de les organitzacions voluntàries que ara li citaré, utilitzi si us plau aquesta targeta per a dir-me si es troba en alguna d'aquestes situacions actualment o si s'hi ha trobat en algun moment durant els últims dotze mesos.</text:p>
          </table:table-cell>
          <table:table-cell office:value-type="float" office:value="18458" calcext:value-type="float">
            <text:p>18458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En primer lloc, en relació a...</text:p>
          </table:table-cell>
          <table:table-cell office:value-type="float" office:value="18459" calcext:value-type="float">
            <text:p>18459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un club esportiu o un associació d'activitats d'esbarjo a l'aire lliure?</text:p>
          </table:table-cell>
          <table:table-cell office:value-type="float" office:value="18460" calcext:value-type="float">
            <text:p>18460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una associació amb finalitats culturals o d'oci?</text:p>
          </table:table-cell>
          <table:table-cell office:value-type="float" office:value="18461" calcext:value-type="float">
            <text:p>18461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un sindicat?</text:p>
          </table:table-cell>
          <table:table-cell office:value-type="float" office:value="18462" calcext:value-type="float">
            <text:p>18462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una organització empresarial, professional o agrícola?</text:p>
          </table:table-cell>
          <table:table-cell office:value-type="float" office:value="18463" calcext:value-type="float">
            <text:p>18463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una associació de consumidors o d'automobilistes?</text:p>
          </table:table-cell>
          <table:table-cell office:value-type="float" office:value="18464" calcext:value-type="float">
            <text:p>1846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una organització d'ajut humanitari, de drets humans, de minories socials o d'immigrants?</text:p>
          </table:table-cell>
          <table:table-cell office:value-type="float" office:value="18465" calcext:value-type="float">
            <text:p>18465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una associació ecologista, pacifista o de defensa dels animals?</text:p>
          </table:table-cell>
          <table:table-cell office:value-type="float" office:value="18466" calcext:value-type="float">
            <text:p>18466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un grup parroquial o altra organització de caràcter religiós?</text:p>
          </table:table-cell>
          <table:table-cell office:value-type="float" office:value="18467" calcext:value-type="float">
            <text:p>18467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un partit polític?</text:p>
          </table:table-cell>
          <table:table-cell office:value-type="float" office:value="18468" calcext:value-type="float">
            <text:p>18468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una associació científica, educativa, de professors, o de pares d'alumnes?</text:p>
          </table:table-cell>
          <table:table-cell office:value-type="float" office:value="18469" calcext:value-type="float">
            <text:p>18469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un club social de joves, de jubilats o de gent gran, de dones, o una societat d'amics?</text:p>
          </table:table-cell>
          <table:table-cell office:value-type="float" office:value="18470" calcext:value-type="float">
            <text:p>18470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qualsevol altra organització de caràcter voluntari semblant a les que acabo d'esmentar?</text:p>
          </table:table-cell>
          <table:table-cell office:value-type="float" office:value="18471" calcext:value-type="float">
            <text:p>18471</text:p>
          </table:table-cell>
        </table:table-row>
        <table:table-row table:style-name="ro1">
          <table:table-cell office:value-type="string" calcext:value-type="string">
            <text:p>ESS_R01_2002_CAT_ES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Per a cada organització mencionada a A preguntar: Té amics propers dins d'aquesta organització?</text:p>
          </table:table-cell>
          <table:table-cell office:value-type="float" office:value="18472" calcext:value-type="float">
            <text:p>18472</text:p>
          </table:table-cell>
        </table:table-row>
        <table:table-row table:style-name="ro1">
          <table:table-cell office:value-type="string" calcext:value-type="string">
            <text:p>ESS_R01_2002_CAT_ES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un club esportiu o un associació d'activitats d'esbarjo a l'aire lliure?</text:p>
          </table:table-cell>
          <table:table-cell office:value-type="float" office:value="18460" calcext:value-type="float">
            <text:p>18460</text:p>
          </table:table-cell>
        </table:table-row>
        <table:table-row table:style-name="ro1">
          <table:table-cell office:value-type="string" calcext:value-type="string">
            <text:p>ESS_R01_2002_CAT_ES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una associació amb finalitats culturals o d'oci?</text:p>
          </table:table-cell>
          <table:table-cell office:value-type="float" office:value="18461" calcext:value-type="float">
            <text:p>18461</text:p>
          </table:table-cell>
        </table:table-row>
        <table:table-row table:style-name="ro1">
          <table:table-cell office:value-type="string" calcext:value-type="string">
            <text:p>ESS_R01_2002_CAT_ES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un sindicat?</text:p>
          </table:table-cell>
          <table:table-cell office:value-type="float" office:value="18462" calcext:value-type="float">
            <text:p>18462</text:p>
          </table:table-cell>
        </table:table-row>
        <table:table-row table:style-name="ro1">
          <table:table-cell office:value-type="string" calcext:value-type="string">
            <text:p>ESS_R01_2002_CAT_ES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una organització empresarial, professional o agrícola?</text:p>
          </table:table-cell>
          <table:table-cell office:value-type="float" office:value="18463" calcext:value-type="float">
            <text:p>18463</text:p>
          </table:table-cell>
        </table:table-row>
        <table:table-row table:style-name="ro1">
          <table:table-cell office:value-type="string" calcext:value-type="string">
            <text:p>ESS_R01_2002_CAT_ES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una associació de consumidors o d'automobilistes?</text:p>
          </table:table-cell>
          <table:table-cell office:value-type="float" office:value="18464" calcext:value-type="float">
            <text:p>18464</text:p>
          </table:table-cell>
        </table:table-row>
        <table:table-row table:style-name="ro1">
          <table:table-cell office:value-type="string" calcext:value-type="string">
            <text:p>ESS_R01_2002_CAT_ES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una organització d'ajut humanitari, de drets humans, de minories socials o d'immigrants?</text:p>
          </table:table-cell>
          <table:table-cell office:value-type="float" office:value="18465" calcext:value-type="float">
            <text:p>18465</text:p>
          </table:table-cell>
        </table:table-row>
        <table:table-row table:style-name="ro1">
          <table:table-cell office:value-type="string" calcext:value-type="string">
            <text:p>ESS_R01_2002_CAT_ES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una associació ecologista, pacifista o de defensa dels animals?</text:p>
          </table:table-cell>
          <table:table-cell office:value-type="float" office:value="18466" calcext:value-type="float">
            <text:p>18466</text:p>
          </table:table-cell>
        </table:table-row>
        <table:table-row table:style-name="ro1">
          <table:table-cell office:value-type="string" calcext:value-type="string">
            <text:p>ESS_R01_2002_CAT_ES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un grup parroquial o altra organització de caràcter religiós?</text:p>
          </table:table-cell>
          <table:table-cell office:value-type="float" office:value="18467" calcext:value-type="float">
            <text:p>18467</text:p>
          </table:table-cell>
        </table:table-row>
        <table:table-row table:style-name="ro1">
          <table:table-cell office:value-type="string" calcext:value-type="string">
            <text:p>ESS_R01_2002_CAT_ES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un partit polític?</text:p>
          </table:table-cell>
          <table:table-cell office:value-type="float" office:value="18468" calcext:value-type="float">
            <text:p>18468</text:p>
          </table:table-cell>
        </table:table-row>
        <table:table-row table:style-name="ro1">
          <table:table-cell office:value-type="string" calcext:value-type="string">
            <text:p>ESS_R01_2002_CAT_ES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una associació científica, educativa, de professors, o de pares d'alumnes?</text:p>
          </table:table-cell>
          <table:table-cell office:value-type="float" office:value="18469" calcext:value-type="float">
            <text:p>18469</text:p>
          </table:table-cell>
        </table:table-row>
        <table:table-row table:style-name="ro1">
          <table:table-cell office:value-type="string" calcext:value-type="string">
            <text:p>ESS_R01_2002_CAT_ES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un club social de joves, de jubilats o de gent gran, de dones, o una societat d'amics?</text:p>
          </table:table-cell>
          <table:table-cell office:value-type="float" office:value="18470" calcext:value-type="float">
            <text:p>18470</text:p>
          </table:table-cell>
        </table:table-row>
        <table:table-row table:style-name="ro1">
          <table:table-cell office:value-type="string" calcext:value-type="string">
            <text:p>ESS_R01_2002_CAT_ES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qualsevol altra organització de caràcter voluntari semblant a les que acabo d'esmentar?</text:p>
          </table:table-cell>
          <table:table-cell office:value-type="float" office:value="18471" calcext:value-type="float">
            <text:p>18471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tilitzant ara aquesta targeta, em podria dir com és d'important cadascun d'aquests aspectes en la seva vida?</text:p>
          </table:table-cell>
          <table:table-cell office:value-type="float" office:value="18473" calcext:value-type="float">
            <text:p>18473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la família</text:p>
          </table:table-cell>
          <table:table-cell office:value-type="float" office:value="18474" calcext:value-type="float">
            <text:p>18474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els amics</text:p>
          </table:table-cell>
          <table:table-cell office:value-type="float" office:value="18475" calcext:value-type="float">
            <text:p>1847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el temps lliure</text:p>
          </table:table-cell>
          <table:table-cell office:value-type="float" office:value="18476" calcext:value-type="float">
            <text:p>18476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la política</text:p>
          </table:table-cell>
          <table:table-cell office:value-type="float" office:value="18477" calcext:value-type="float">
            <text:p>18477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la feina</text:p>
          </table:table-cell>
          <table:table-cell office:value-type="float" office:value="18478" calcext:value-type="float">
            <text:p>18478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la religió</text:p>
          </table:table-cell>
          <table:table-cell office:value-type="float" office:value="18479" calcext:value-type="float">
            <text:p>18479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les associacions voluntàries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ense tenir en compte el que vostè fa per la sevafamília, a la feina, o en associacions voluntàries, amb quina freqüència proporciona ajuda a altra gent, si és que ho fa alguna vegada?</text:p>
          </table:table-cell>
          <table:table-cell office:value-type="float" office:value="18481" calcext:value-type="float">
            <text:p>18481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tilitzant aquesta mateixa targeta, amb quina freqüència diria vostè que parla de política i temes d'actualitat?</text:p>
          </table:table-cell>
          <table:table-cell office:value-type="float" office:value="18482" calcext:value-type="float">
            <text:p>18482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Per ser un bon ciutadà, quin grau d'importància té per vostè cadascun dels següents comportaments?</text:p>
          </table:table-cell>
          <table:table-cell office:value-type="float" office:value="18483" calcext:value-type="float">
            <text:p>18483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judar a persones que estan en pitjor situació que un mateix?</text:p>
          </table:table-cell>
          <table:table-cell office:value-type="float" office:value="18484" calcext:value-type="float">
            <text:p>18484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votar en les eleccions?</text:p>
          </table:table-cell>
          <table:table-cell office:value-type="float" office:value="18485" calcext:value-type="float">
            <text:p>18485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beïr sempre les lleis i les normes?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formar-se una opinió pròpia, independentment de la dels altres?</text:p>
          </table:table-cell>
          <table:table-cell office:value-type="float" office:value="18487" calcext:value-type="float">
            <text:p>1848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participar activament en associacions voluntàries?</text:p>
          </table:table-cell>
          <table:table-cell office:value-type="float" office:value="18488" calcext:value-type="float">
            <text:p>18488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participar activament en política?</text:p>
          </table:table-cell>
          <table:table-cell office:value-type="float" office:value="18489" calcext:value-type="float">
            <text:p>18489</text:p>
          </table:table-cell>
        </table:table-row>
        <table:table-row table:style-name="ro1">
          <table:table-cell office:value-type="string" calcext:value-type="string">
            <text:p>ESS_R01_2002_CAT_ES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Quant de temps porta vivint en aquesta zona?</text:p>
          </table:table-cell>
          <table:table-cell office:value-type="float" office:value="18490" calcext:value-type="float">
            <text:p>18490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A TOTHOM: Les següents preguntes són sobre la seva vida laboral</text:p>
          </table:table-cell>
          <table:table-cell office:value-type="float" office:value="18491" calcext:value-type="float">
            <text:p>18491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n aquest moment, la seva situació laboral és...</text:p>
          </table:table-cell>
          <table:table-cell office:value-type="float" office:value="18492" calcext:value-type="float">
            <text:p>18492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A continuació li llegiré una llista d'activitats relacionades amb la seva vida laboral.</text:p>
          </table:table-cell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Utilitzant aquesta targeta, digui'm si us plau fins a quin punt la direcció o els seus caps a la seva feina li permeten...</text:p>
          </table:table-cell>
          <table:table-cell office:value-type="float" office:value="18494" calcext:value-type="float">
            <text:p>18494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enir un horari laboral flexible</text:p>
          </table:table-cell>
          <table:table-cell office:value-type="float" office:value="18495" calcext:value-type="float">
            <text:p>18495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decidir com organitzar el seu treball diari</text:p>
          </table:table-cell>
          <table:table-cell office:value-type="float" office:value="17398" calcext:value-type="float">
            <text:p>17398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influir en el seu entorn laboral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decidir sobre els objectius generals de la seva feina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anviar les seves tasques si ho desitja</text:p>
          </table:table-cell>
          <table:table-cell office:value-type="float" office:value="18498" calcext:value-type="float">
            <text:p>18498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A continuació, i utilitzant ara aquesta targeta, podria dir-me en quina mesura seria difícil o fàcil per a vostè...?</text:p>
          </table:table-cell>
          <table:table-cell office:value-type="float" office:value="18499" calcext:value-type="float">
            <text:p>18499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aconseguir una feina similar o millor en una altra empresa o entitat si ho desitgés?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rear la seva pròpia empresa o negoci si volgués?</text:p>
          </table:table-cell>
          <table:table-cell office:value-type="float" office:value="18501" calcext:value-type="float">
            <text:p>18501</text:p>
          </table:table-cell>
        </table:table-row>
        <table:table-row table:style-name="ro1">
          <table:table-cell office:value-type="string" calcext:value-type="string">
            <text:p>ESS_R01_2002_CAT_ES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m podria dir si hi ha algun sindicat o organització similar en el seu lloc de treball?</text:p>
          </table:table-cell>
          <table:table-cell office:value-type="float" office:value="18502" calcext:value-type="float">
            <text:p>18502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I en quina mesura és difícil o fàcil...?</text:p>
          </table:table-cell>
          <table:table-cell office:value-type="float" office:value="18503" calcext:value-type="float">
            <text:p>18503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que vostè influeixi en les actuacions dutes a terme pel sindicat?</text:p>
          </table:table-cell>
          <table:table-cell office:value-type="float" office:value="18504" calcext:value-type="float">
            <text:p>18504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que el sindicat influeixi en les condicions laborals del seu lloc de treball?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Durant els últims 12 mesos, s'ha sentit en general satisfet o insatisfet amb la manera com s'han gestionat les coses al seu lloc de treball?</text:p>
          </table:table-cell>
          <table:table-cell office:value-type="float" office:value="18506" calcext:value-type="float">
            <text:p>18506</text:p>
          </table:table-cell>
        </table:table-row>
        <table:table-row table:style-name="ro1">
          <table:table-cell office:value-type="string" calcext:value-type="string">
            <text:p>ESS_R01_2002_CAT_ES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, també durant els últims dotze mesos, ha provat vostè de millorar les condicions de treball, o d'impedir que empitjoressin?</text:p>
          </table:table-cell>
          <table:table-cell office:value-type="float" office:value="18507" calcext:value-type="float">
            <text:p>18507</text:p>
          </table:table-cell>
        </table:table-row>
        <table:table-row table:style-name="ro1">
          <table:table-cell office:value-type="string" calcext:value-type="string">
            <text:p>ESS_R01_2002_CAT_ES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s va aconseguir alguna millora?</text:p>
          </table:table-cell>
          <table:table-cell office:value-type="float" office:value="18508" calcext:value-type="float">
            <text:p>18508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Amb independència del resultat, se'l va tractar correctament o incorrectament en el seu intent de millorar les condicions del seu lloc de treball?</text:p>
          </table:table-cell>
          <table:table-cell office:value-type="float" office:value="18509" calcext:value-type="float">
            <text:p>18509</text:p>
          </table:table-cell>
        </table:table-row>
        <table:table-row table:style-name="ro1">
          <table:table-cell office:value-type="string" calcext:value-type="string">
            <text:p>ESS_R01_2002_CAT_ES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òs vostè, quantes persones, adults i nens, viuen habitualment en aquesta casa?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string" calcext:value-type="string">
            <text:p>ESS_R01_2002_CAT_ES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exe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 office:value-type="string" calcext:value-type="string">
            <text:p>ESS_R01_2002_CAT_ES_21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ny de naixement</text:p>
          </table:table-cell>
          <table:table-cell office:value-type="float" office:value="18511" calcext:value-type="float">
            <text:p>18511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tzant aquesta targeta, quina relació té aquesta persona amb vostè?</text:p>
          </table:table-cell>
          <table:table-cell office:value-type="float" office:value="17335" calcext:value-type="float">
            <text:p>17335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Quina d'aquestes frases és la que millor descriu el lloc on vostè viu?</text:p>
          </table:table-cell>
          <table:table-cell office:value-type="float" office:value="18512" calcext:value-type="float">
            <text:p>18512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Quin és el nivell d'estudis més alt que ha assolit?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ESS_R01_2002_CAT_ES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Tenint en compte tots els estudis formals que ha realitzat, durant quants anys escolars complerts d'ensenyament ha estudiat vostè, excloent interrupcions per feina o altres motius?</text:p>
          </table:table-cell>
          <table:table-cell office:value-type="float" office:value="18513" calcext:value-type="float">
            <text:p>18513</text:p>
          </table:table-cell>
        </table:table-row>
        <table:table-row table:style-name="ro1">
          <table:table-cell office:value-type="string" calcext:value-type="string">
            <text:p>ESS_R01_2002_CAT_ES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 tingui en compte el temps que hagi pogut passar en un preescolar ni pràctiques laborals.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Utilitzant aquesta targeta, podria dir-me en quina d'aquestes situacions s'ha trobat vostè en els darrers 7 dies?</text:p>
          </table:table-cell>
          <table:table-cell office:value-type="float" office:value="18514" calcext:value-type="float">
            <text:p>18514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I quina d'aquestes descriu millor la seva situación en els darrers 7 dies?</text:p>
          </table:table-cell>
          <table:table-cell office:value-type="float" office:value="18515" calcext:value-type="float">
            <text:p>18515</text:p>
          </table:table-cell>
        </table:table-row>
        <table:table-row table:style-name="ro1">
          <table:table-cell office:value-type="string" calcext:value-type="string">
            <text:p>ESS_R01_2002_CAT_ES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Permeti'm verificar les dades.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string" calcext:value-type="string">
            <text:p>ESS_R01_2002_CAT_ES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a realitzat algún treball remunerat (d'una hora o més) en els darrers set dies?</text:p>
          </table:table-cell>
          <table:table-cell office:value-type="float" office:value="18516" calcext:value-type="float">
            <text:p>18516</text:p>
          </table:table-cell>
        </table:table-row>
        <table:table-row table:style-name="ro1">
          <table:table-cell office:value-type="string" calcext:value-type="string">
            <text:p>ESS_R01_2002_CAT_ES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 tingut alguna vegada un treball remunerat?</text:p>
          </table:table-cell>
          <table:table-cell office:value-type="float" office:value="18517" calcext:value-type="float">
            <text:p>18517</text:p>
          </table:table-cell>
        </table:table-row>
        <table:table-row table:style-name="ro1">
          <table:table-cell office:value-type="string" calcext:value-type="string">
            <text:p>ESS_R01_2002_CAT_ES_2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Quin any va tenir el seu últim treball remunerat?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ESS_R01_2002_CAT_ES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la seva feina principal vostè és ser...</text:p>
          </table:table-cell>
          <table:table-cell office:value-type="float" office:value="18518" calcext:value-type="float">
            <text:p>18518</text:p>
          </table:table-cell>
        </table:table-row>
        <table:table-row table:style-name="ro1">
          <table:table-cell office:value-type="string" calcext:value-type="string">
            <text:p>ESS_R01_2002_CAT_ES_2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Quants empleats té vostè?</text:p>
          </table:table-cell>
          <table:table-cell office:value-type="float" office:value="17352" calcext:value-type="float">
            <text:p>17352</text:p>
          </table:table-cell>
        </table:table-row>
        <table:table-row table:style-name="ro1">
          <table:table-cell office:value-type="string" calcext:value-type="string">
            <text:p>ESS_R01_2002_CAT_ES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é un contracte laboral...?</text:p>
          </table:table-cell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oent vostè, quants empleats hi ha habitualment al seu lloc de treball?</text:p>
          </table:table-cell>
          <table:table-cell office:value-type="float" office:value="17354" calcext:value-type="float">
            <text:p>17354</text:p>
          </table:table-cell>
        </table:table-row>
        <table:table-row table:style-name="ro1">
          <table:table-cell office:value-type="string" calcext:value-type="string">
            <text:p>ESS_R01_2002_CAT_ES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la seva feina principal, és vostè responsable de supervisar el treball d'altres empleats?</text:p>
          </table:table-cell>
          <table:table-cell office:value-type="float" office:value="17355" calcext:value-type="float">
            <text:p>17355</text:p>
          </table:table-cell>
        </table:table-row>
        <table:table-row table:style-name="ro1">
          <table:table-cell office:value-type="string" calcext:value-type="string">
            <text:p>ESS_R01_2002_CAT_ES_2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Quants empleats estan al seu càrrec?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office:value-type="string" calcext:value-type="string">
            <text:p>ESS_R01_2002_CAT_ES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Fins a quin punt pot vostè organitzar el seu propi treball?</text:p>
          </table:table-cell>
          <table:table-cell office:value-type="float" office:value="18519" calcext:value-type="float">
            <text:p>18519</text:p>
          </table:table-cell>
        </table:table-row>
        <table:table-row table:style-name="ro1">
          <table:table-cell office:value-type="string" calcext:value-type="string">
            <text:p>ESS_R01_2002_CAT_ES_22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Sense comptar les hores extres remunerades o no, quantes hores de treball a la setmana consten en el contracte del seu treball principal?</text:p>
          </table:table-cell>
          <table:table-cell office:value-type="float" office:value="18520" calcext:value-type="float">
            <text:p>18520</text:p>
          </table:table-cell>
        </table:table-row>
        <table:table-row table:style-name="ro1">
          <table:table-cell office:value-type="string" calcext:value-type="string">
            <text:p>ESS_R01_2002_CAT_ES_22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Continuant amb el seu treball principal, amb independència del nombre d'hores estipulades en el seu contracte, quantes hores treballa normalment a la setmana, incloent hores extres, remunerades o no?</text:p>
          </table:table-cell>
          <table:table-cell office:value-type="float" office:value="17362" calcext:value-type="float">
            <text:p>17362</text:p>
          </table:table-cell>
        </table:table-row>
        <table:table-row table:style-name="ro1">
          <table:table-cell office:value-type="string" calcext:value-type="string">
            <text:p>ESS_R01_2002_CAT_ES_22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om definiria el càrrec o lloc de seu treball principal?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string" calcext:value-type="string">
            <text:p>ESS_R01_2002_CAT_ES_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En el seu treball principal, quin tipus de tasca fa la major part del temps?</text:p>
          </table:table-cell>
          <table:table-cell office:value-type="float" office:value="17364" calcext:value-type="float">
            <text:p>17364</text:p>
          </table:table-cell>
        </table:table-row>
        <table:table-row table:style-name="ro1">
          <table:table-cell office:value-type="string" calcext:value-type="string">
            <text:p>ESS_R01_2002_CAT_ES_23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Quin tipus de formació o de qualificacions requereix aquest treball?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string" calcext:value-type="string">
            <text:p>ESS_R01_2002_CAT_ES_23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A què es dedica l'empresa o entitat on vostè treballa?</text:p>
          </table:table-cell>
          <table:table-cell office:value-type="float" office:value="17874" calcext:value-type="float">
            <text:p>17874</text:p>
          </table:table-cell>
        </table:table-row>
        <table:table-row table:style-name="ro1">
          <table:table-cell office:value-type="string" calcext:value-type="string">
            <text:p>ESS_R01_2002_CAT_ES_233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L'empresa/ entitat on treballa és del sector públic, privat, o sense ànim de lucre?</text:p>
          </table:table-cell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string" calcext:value-type="string">
            <text:p>ESS_R01_2002_CAT_ES_23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En algun moment de la seva vida ha estat a l'atur o buscant feina durant un període de més de tres mesos?</text:p>
          </table:table-cell>
          <table:table-cell office:value-type="float" office:value="17369" calcext:value-type="float">
            <text:p>17369</text:p>
          </table:table-cell>
        </table:table-row>
        <table:table-row table:style-name="ro1">
          <table:table-cell office:value-type="string" calcext:value-type="string">
            <text:p>ESS_R01_2002_CAT_ES_23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Algun d'aquests períodes ha durat 12 mesos o més?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office:value-type="string" calcext:value-type="string">
            <text:p>ESS_R01_2002_CAT_ES_23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Algun d'aquests períodes ha tingut lloc en els últims 5 anys?</text:p>
          </table:table-cell>
          <table:table-cell office:value-type="float" office:value="17371" calcext:value-type="float">
            <text:p>17371</text:p>
          </table:table-cell>
        </table:table-row>
        <table:table-row table:style-name="ro1">
          <table:table-cell office:value-type="string" calcext:value-type="string">
            <text:p>ESS_R01_2002_CAT_ES_23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Està o ha estat afiliat a un sindicat o organització similar?</text:p>
          </table:table-cell>
          <table:table-cell office:value-type="float" office:value="17372" calcext:value-type="float">
            <text:p>17372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i us plau, consideri la totalitat dels ingressos de tots els membres de la llar.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Quina és la principal Font d'ingressos de la seva llar?</text:p>
          </table:table-cell>
          <table:table-cell office:value-type="float" office:value="18521" calcext:value-type="float">
            <text:p>18521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tilitzant aquesta targeta, si vostè suma els ingressos provinents de tot tipus de fonts, quina lletra descriu millor els ingressos totals nets de la seva llar?</text:p>
          </table:table-cell>
          <table:table-cell office:value-type="float" office:value="18522" calcext:value-type="float">
            <text:p>18522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tilitzant aquesta targeta, si vostè suma els ingressos provinents de tot tipus de fonts, quina lletra descriu millor els ingressos totals nets de la seva llar?</text:p>
          </table:table-cell>
          <table:table-cell office:value-type="float" office:value="18522" calcext:value-type="float">
            <text:p>18522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tilitzant aquesta targeta, si vostè suma els ingressos provinents de tot tipus de fonts, quina lletra descriu millor els ingressos totals nets de la seva llar?</text:p>
          </table:table-cell>
          <table:table-cell office:value-type="float" office:value="18522" calcext:value-type="float">
            <text:p>18522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office:value-type="string" calcext:value-type="string">
            <text:p>ESS_R01_2002_CAT_ES_24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Quina de les afirmacions d'aquesta targeta descriu millor a com se sent respecte als ingressos de la seva llar en l'actualitat?</text:p>
          </table:table-cell>
          <table:table-cell office:value-type="float" office:value="17382" calcext:value-type="float">
            <text:p>17382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i per qualsevol raó vostè es trobés en greus dificultats econòmiques i hagués de demanar diners per arribar a fi de mes, en quina mesura això li resultaria difícil o fàcil?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n és el nivell d'estudis més alt que té el seu marit?</text:p>
          </table:table-cell>
          <table:table-cell office:value-type="float" office:value="18523" calcext:value-type="float">
            <text:p>18523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quina d'aquestes situacions s'ha trobat el seu marit en els últims 7 dies?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I quina d'aquestes descriu millor la seva situación en els darrers 7 dies?</text:p>
          </table:table-cell>
          <table:table-cell office:value-type="float" office:value="18515" calcext:value-type="float">
            <text:p>18515</text:p>
          </table:table-cell>
        </table:table-row>
        <table:table-row table:style-name="ro1">
          <table:table-cell office:value-type="string" calcext:value-type="string">
            <text:p>ESS_R01_2002_CAT_ES_24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ermeti'm verificar les dades.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string" calcext:value-type="string">
            <text:p>ESS_R01_2002_CAT_ES_24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l seu marit ha realitzat algun treball remunerat (d'una hora o més) en els últims 7 dies?</text:p>
          </table:table-cell>
          <table:table-cell office:value-type="float" office:value="17388" calcext:value-type="float">
            <text:p>17388</text:p>
          </table:table-cell>
        </table:table-row>
        <table:table-row table:style-name="ro1">
          <table:table-cell office:value-type="string" calcext:value-type="string">
            <text:p>ESS_R01_2002_CAT_ES_248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Com definiria el càrrec o lloc del treball principal del seu marit?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string" calcext:value-type="string">
            <text:p>ESS_R01_2002_CAT_ES_24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En el seu treball principal, quin tipus de tasca fa el seu marit la major part del temps?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string" calcext:value-type="string">
            <text:p>ESS_R01_2002_CAT_ES_25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Quin tipus de formació o de qualificacions requereix aquest treball?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string" calcext:value-type="string">
            <text:p>ESS_R01_2002_CAT_ES_251</text:p>
          </table:table-cell>
          <table:table-cell office:value-type="string" calcext:value-type="string">
            <text:p>F39a</text:p>
          </table:table-cell>
          <table:table-cell office:value-type="string" calcext:value-type="string">
            <text:p>A què es dedica l'empresa o entitat on treballa el seu marit?</text:p>
          </table:table-cell>
          <table:table-cell office:value-type="float" office:value="18524" calcext:value-type="float">
            <text:p>18524</text:p>
          </table:table-cell>
        </table:table-row>
        <table:table-row table:style-name="ro1">
          <table:table-cell office:value-type="string" calcext:value-type="string">
            <text:p>ESS_R01_2002_CAT_ES_252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L'empresa/entitat on treballa el seu marit és del sector públic, privat, o sense ànim de lucre?</text:p>
          </table:table-cell>
          <table:table-cell office:value-type="float" office:value="18525" calcext:value-type="float">
            <text:p>18525</text:p>
          </table:table-cell>
        </table:table-row>
        <table:table-row table:style-name="ro1">
          <table:table-cell office:value-type="string" calcext:value-type="string">
            <text:p>ESS_R01_2002_CAT_ES_253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la seva feina principal, el seu marit és...</text:p>
          </table:table-cell>
          <table:table-cell office:value-type="float" office:value="18526" calcext:value-type="float">
            <text:p>18526</text:p>
          </table:table-cell>
        </table:table-row>
        <table:table-row table:style-name="ro1">
          <table:table-cell office:value-type="string" calcext:value-type="string">
            <text:p>ESS_R01_2002_CAT_ES_254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Quants empleats té el seu marit, si és que en té?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ESS_R01_2002_CAT_ES_25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el seu treball principal, sap si el seu marit és responsable de supervisar el treball d'altres empleats?</text:p>
          </table:table-cell>
          <table:table-cell office:value-type="float" office:value="18527" calcext:value-type="float">
            <text:p>18527</text:p>
          </table:table-cell>
        </table:table-row>
        <table:table-row table:style-name="ro1">
          <table:table-cell office:value-type="string" calcext:value-type="string">
            <text:p>ESS_R01_2002_CAT_ES_256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Quants empleats estan al càrrec del seu marit?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string" calcext:value-type="string">
            <text:p>ESS_R01_2002_CAT_ES_25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Continuant amb el seu marit, quantes hores treballa normalment a la setmana (en la seva feina principal)?</text:p>
          </table:table-cell>
          <table:table-cell office:value-type="float" office:value="18090" calcext:value-type="float">
            <text:p>18090</text:p>
          </table:table-cell>
        </table:table-row>
        <table:table-row table:style-name="ro1">
          <table:table-cell office:value-type="string" calcext:value-type="string">
            <text:p>ESS_R01_2002_CAT_ES_25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Si us plau, inclogui les hores extres, siguin o no remunerades.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Quin és el nivell d'estudis més alt que ha assolit el seu pare?</text:p>
          </table:table-cell>
          <table:table-cell office:value-type="float" office:value="17401" calcext:value-type="float">
            <text:p>17401</text:p>
          </table:table-cell>
        </table:table-row>
        <table:table-row table:style-name="ro1">
          <table:table-cell office:value-type="string" calcext:value-type="string">
            <text:p>ESS_R01_2002_CAT_ES_25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Quan vostè tenia 14 anys, el seu pare treballava per compte d'altri, treballava per compte propi, o en aquell temps no treballava?</text:p>
          </table:table-cell>
          <table:table-cell office:value-type="float" office:value="17402" calcext:value-type="float">
            <text:p>17402</text:p>
          </table:table-cell>
        </table:table-row>
        <table:table-row table:style-name="ro1">
          <table:table-cell office:value-type="string" calcext:value-type="string">
            <text:p>ESS_R01_2002_CAT_ES_26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Quants empleats tenia el seu pare al seu càrrec?</text:p>
          </table:table-cell>
          <table:table-cell office:value-type="float" office:value="17403" calcext:value-type="float">
            <text:p>17403</text:p>
          </table:table-cell>
        </table:table-row>
        <table:table-row table:style-name="ro1">
          <table:table-cell office:value-type="string" calcext:value-type="string">
            <text:p>ESS_R01_2002_CAT_ES_26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Era el seu pare responsable de supervisar el treball d'altres empleats?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1">
          <table:table-cell office:value-type="string" calcext:value-type="string">
            <text:p>ESS_R01_2002_CAT_ES_26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I, seguint amb el seu pare, com definiria el seu càrrec o lloc del treball principal?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Quina de les professions o ocupacions que apareixen en aquesta targeta descriu millor el tipus de treball que feia el seu pare quan vostè tenia 14 anys?</text:p>
          </table:table-cell>
          <table:table-cell office:value-type="float" office:value="17406" calcext:value-type="float">
            <text:p>17406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Quin és el nivell d'estudis més alt que ha assolit la seva mare?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1">
          <table:table-cell office:value-type="string" calcext:value-type="string">
            <text:p>ESS_R01_2002_CAT_ES_26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Quan vostè tenia 14 anys, la seva mare treballava per compte d'altri, treballava per compte propi, o en aquell temps no treballava?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string" calcext:value-type="string">
            <text:p>ESS_R01_2002_CAT_ES_26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Quants empleats tenia la seva mare al seu càrrec?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ESS_R01_2002_CAT_ES_26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Era la seva mare responsable de supervisar el treball d'altres empleats?</text:p>
          </table:table-cell>
          <table:table-cell office:value-type="float" office:value="17410" calcext:value-type="float">
            <text:p>17410</text:p>
          </table:table-cell>
        </table:table-row>
        <table:table-row table:style-name="ro1">
          <table:table-cell office:value-type="string" calcext:value-type="string">
            <text:p>ESS_R01_2002_CAT_ES_26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I, seguint amb la seva mare, com definiria el seu càrrec o lloc del treball principal?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Quina de les professions o ocupacions que apareixen en aquesta targeta descriu millor el tipus de treball que feia la seva mare quan vostè tenia 14 anys?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string" calcext:value-type="string">
            <text:p>ESS_R01_2002_CAT_ES_27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Durant els últims dotze mesos, ha assistit vostè a algun curs, seminari o conferència per tal de millorar els seus coneixements o habilitats laborals?</text:p>
          </table:table-cell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ra voldria fer-li unes preguntes sobre el seu estat civil.</text:p>
          </table:table-cell>
          <table:table-cell office:value-type="float" office:value="17878" calcext:value-type="float">
            <text:p>17878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Quin dels següents casos que apareixen en la targeta descriu millor la seva situació?</text:p>
          </table:table-cell>
          <table:table-cell office:value-type="float" office:value="17879" calcext:value-type="float">
            <text:p>17879</text:p>
          </table:table-cell>
        </table:table-row>
        <table:table-row table:style-name="ro1">
          <table:table-cell office:value-type="string" calcext:value-type="string">
            <text:p>ESS_R01_2002_CAT_ES_27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Actualment, viu vostè amb el seu marit?</text:p>
          </table:table-cell>
          <table:table-cell office:value-type="float" office:value="17880" calcext:value-type="float">
            <text:p>17880</text:p>
          </table:table-cell>
        </table:table-row>
        <table:table-row table:style-name="ro1">
          <table:table-cell office:value-type="string" calcext:value-type="string">
            <text:p>ESS_R01_2002_CAT_ES_27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ctualment, viu vostè amb un altre company sentimental?</text:p>
          </table:table-cell>
          <table:table-cell office:value-type="float" office:value="17881" calcext:value-type="float">
            <text:p>17881</text:p>
          </table:table-cell>
        </table:table-row>
        <table:table-row table:style-name="ro1">
          <table:table-cell office:value-type="string" calcext:value-type="string">
            <text:p>ESS_R01_2002_CAT_ES_27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Actualment, viu vostè amb la seva parella?</text:p>
          </table:table-cell>
          <table:table-cell office:value-type="float" office:value="18528" calcext:value-type="float">
            <text:p>18528</text:p>
          </table:table-cell>
        </table:table-row>
        <table:table-row table:style-name="ro1">
          <table:table-cell office:value-type="string" calcext:value-type="string">
            <text:p>ESS_R01_2002_CAT_ES_27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Alguna vegada ha viscut amb la seva parella sense estar casat amb ell?</text:p>
          </table:table-cell>
          <table:table-cell office:value-type="float" office:value="18529" calcext:value-type="float">
            <text:p>18529</text:p>
          </table:table-cell>
        </table:table-row>
        <table:table-row table:style-name="ro1">
          <table:table-cell office:value-type="string" calcext:value-type="string">
            <text:p>ESS_R01_2002_CAT_ES_27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lguna vegada s'ha divorciat?</text:p>
          </table:table-cell>
          <table:table-cell office:value-type="float" office:value="17884" calcext:value-type="float">
            <text:p>17884</text:p>
          </table:table-cell>
        </table:table-row>
        <table:table-row table:style-name="ro1">
          <table:table-cell office:value-type="string" calcext:value-type="string">
            <text:p>ESS_R01_2002_CAT_ES_27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'entrevistat té fills vivint a casa</text:p>
          </table:table-cell>
          <table:table-cell office:value-type="float" office:value="18530" calcext:value-type="float">
            <text:p>18530</text:p>
          </table:table-cell>
        </table:table-row>
        <table:table-row table:style-name="ro1">
          <table:table-cell office:value-type="string" calcext:value-type="string">
            <text:p>ESS_R01_2002_CAT_ES_27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lguna vegada ha tingut algun fill (siguin seus o de la seva parella, incloent fills adoptats o en acolliment) vivint a casa seva?</text:p>
          </table:table-cell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string" calcext:value-type="string">
            <text:p>ESS_R01_2002_CAT_ES_2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om es va administrar el qüestionari autocomplimentat?</text:p>
          </table:table-cell>
          <table:table-cell office:value-type="float" office:value="18531" calcext:value-type="float">
            <text:p>18531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L'entrevistat ha demanat algun aclariment en algunes de les preguntes?</text:p>
          </table:table-cell>
          <table:table-cell office:value-type="float" office:value="18532" calcext:value-type="float">
            <text:p>18532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Has tingut la impressió que l'entrevistat es mostrava reticent a respondre a alguna de les preguntes?</text:p>
          </table:table-cell>
          <table:table-cell office:value-type="float" office:value="18533" calcext:value-type="float">
            <text:p>18533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Has tingut la impressió que l'entrevistat ha intentat respondre a les preguntes de la millor manera que podia?</text:p>
          </table:table-cell>
          <table:table-cell office:value-type="float" office:value="18534" calcext:value-type="float">
            <text:p>1853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En general, has tingut la sensació que l'entrevistat entenia les preguntes?</text:p>
          </table:table-cell>
          <table:table-cell office:value-type="float" office:value="18535" calcext:value-type="float">
            <text:p>18535</text:p>
          </table:table-cell>
        </table:table-row>
        <table:table-row table:style-name="ro1">
          <table:table-cell office:value-type="string" calcext:value-type="string">
            <text:p>ESS_R01_2002_CAT_ES_28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Hi havia algú més present que interferís amb l'entrevista?</text:p>
          </table:table-cell>
          <table:table-cell office:value-type="float" office:value="18536" calcext:value-type="float">
            <text:p>18536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Qui era aquesta persona?</text:p>
          </table:table-cell>
          <table:table-cell office:value-type="float" office:value="18537" calcext:value-type="float">
            <text:p>18537</text:p>
          </table:table-cell>
        </table:table-row>
        <table:table-row table:style-name="ro1">
          <table:table-cell office:value-type="string" calcext:value-type="string">
            <text:p>ESS_R01_2002_CAT_ES_28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Si té algun comentari addicional sobre l'entrevista, escrigui'l en l'espai inferior, si us plau</text:p>
          </table:table-cell>
          <table:table-cell office:value-type="float" office:value="18538" calcext:value-type="float">
            <text:p>18538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ostè diria que la majoria de les vegades la gent intenta ajudar als altres o que principalment mira per sí mateixa.</text:p>
          </table:table-cell>
          <table:table-cell office:value-type="float" office:value="18341" calcext:value-type="float">
            <text:p>18341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•loqui's en una escala del 0 al 10, on el 0 vol dir que “un mai no és prou prudent” i el 10 vol dir que es “pot confiar en la majoria de la gent”.</text:p>
          </table:table-cell>
          <table:table-cell office:value-type="float" office:value="18539" calcext:value-type="float">
            <text:p>18539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ia aprofitar-se de vostè si tingués l'ocasió, o que seria honrada amb vostè?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quina freqüència la política li sembla tant complicada que no pot entendre molt bé el que està passant?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ESS_R01_2002_CAT_ES_29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Hi ha algun partit al que vostè se senti més proper que a la resta de partits?</text:p>
          </table:table-cell>
          <table:table-cell office:value-type="float" office:value="17073" calcext:value-type="float">
            <text:p>17073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ostè creu que podria tenir un paper actiu en un grup o organització que es dediqui a temes polítics?</text:p>
          </table:table-cell>
          <table:table-cell office:value-type="float" office:value="18342" calcext:value-type="float">
            <text:p>18342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Troba difícil o fàcil formar-se una opinió sobre temes polítics?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Utilitzant aquesta targeta, em podria dir, si us plau, fins a quin punt està d'acord o en desacord amb cadascuna de les següents afirmacions?</text:p>
          </table:table-cell>
          <table:table-cell office:value-type="float" office:value="18374" calcext:value-type="float">
            <text:p>18374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om menys intervingui el govern en l'economia, millor serà per a Espanya</text:p>
          </table:table-cell>
          <table:table-cell office:value-type="float" office:value="18375" calcext:value-type="float">
            <text:p>18375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ls treballadors necessiten sindicats forts per protegir les seves condicions de treball i els seus salaris</text:p>
          </table:table-cell>
          <table:table-cell office:value-type="float" office:value="18376" calcext:value-type="float">
            <text:p>18376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Utilitzant aquesta targeta, em podria dir, si us plau, amb una puntuació del 0 al 10, quant confia vostè personalment en cadascuna de les següents institucions.</text:p>
          </table:table-cell>
          <table:table-cell office:value-type="float" office:value="18345" calcext:value-type="float">
            <text:p>18345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l 0 vol dir que no confia gens en una institució, i el 10 vol dir que hi confia plenament.</text:p>
          </table:table-cell>
          <table:table-cell office:value-type="float" office:value="18346" calcext:value-type="float">
            <text:p>18346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n primer lloc el Parlament espanyol</text:p>
          </table:table-cell>
          <table:table-cell office:value-type="float" office:value="18540" calcext:value-type="float">
            <text:p>18540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l sistema judicia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 policia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string" calcext:value-type="string">
            <text:p>ESS_R01_2002_CAT_ES_30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1_2002_CAT_ES_30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SCRIURE</text:p>
          </table:table-cell>
          <table:table-cell office:value-type="float" office:value="18541" calcext:value-type="float">
            <text:p>18541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Diria vosté que, en general, es pot confiar en la majoria de la gent, o que un mai no és prou prudent en el tracte amb els altres?</text:p>
          </table:table-cell>
          <table:table-cell office:value-type="float" office:value="18542" calcext:value-type="float">
            <text:p>18542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Si us plau encercli l'opció més propera a la seva opinió, tenint en compte que el 0 vol dir que un mai no és prou prudent i el 5 vol dir que es pot confiar en la majoria de la gent.</text:p>
          </table:table-cell>
          <table:table-cell office:value-type="float" office:value="18543" calcext:value-type="float">
            <text:p>18543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Creu que la majoria de la gent intentaria aprofitar-se de vosté si tingués l'ocasió o que seria honrada amb vosté?</text:p>
          </table:table-cell>
          <table:table-cell office:value-type="float" office:value="18544" calcext:value-type="float">
            <text:p>18544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ostè diria que la majoria de les vegades la gent mira d'ajudar els altres o que mira per sí mateixa.</text:p>
          </table:table-cell>
          <table:table-cell office:value-type="float" office:value="18545" calcext:value-type="float">
            <text:p>18545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Si us plau, indiqui amb una puntuació de 0 a 10 quin grau de confiança li meriex personalment cadascuna de les següents institucions.</text:p>
          </table:table-cell>
          <table:table-cell office:value-type="float" office:value="18546" calcext:value-type="float">
            <text:p>18546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El 0 vol dir que no confia gens en aquesta institució, i el 10 vol dir que hi confia plenament.</text:p>
          </table:table-cell>
          <table:table-cell office:value-type="float" office:value="18547" calcext:value-type="float">
            <text:p>18547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El Parlament espanyol</text:p>
          </table:table-cell>
          <table:table-cell office:value-type="float" office:value="18347" calcext:value-type="float">
            <text:p>18347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El sistema judicia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La policia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Si us plau, indiqui en quina mesura està d'acord o no amb cadascuna de les afirmacions següents.</text:p>
          </table:table-cell>
          <table:table-cell office:value-type="float" office:value="18548" calcext:value-type="float">
            <text:p>18548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“Com menys intervingui el govern en l'economia, millor serà per a Espanya”.</text:p>
          </table:table-cell>
          <table:table-cell office:value-type="float" office:value="18549" calcext:value-type="float">
            <text:p>18549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“El govern hauria de prendre mesures per reduir les diferències en els nivells d'ingressos”.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“Els treballadors necessiten sindicats forts per protegir les seves condicions de treball i els seus salaris”.</text:p>
          </table:table-cell>
          <table:table-cell office:value-type="float" office:value="18551" calcext:value-type="float">
            <text:p>18551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1_2002_CAT_ES_3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n un dia feiner, quant de temps, passa normalment escoltant la ràdio?</text:p>
          </table:table-cell>
          <table:table-cell office:value-type="float" office:value="18552" calcext:value-type="float">
            <text:p>18552</text:p>
          </table:table-cell>
        </table:table-row>
        <table:table-row table:style-name="ro1">
          <table:table-cell office:value-type="string" calcext:value-type="string">
            <text:p>ESS_R01_2002_CAT_ES_3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SCRIURE</text:p>
          </table:table-cell>
          <table:table-cell office:value-type="float" office:value="18541" calcext:value-type="float">
            <text:p>18541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En un dia feiner, quant de temps dedica normalment a llegir el diari?</text:p>
          </table:table-cell>
          <table:table-cell office:value-type="float" office:value="18553" calcext:value-type="float">
            <text:p>18553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Si us plau, indiqui en quina mesura està d'acord o no amb cadascuna de les afirmacions següents.</text:p>
          </table:table-cell>
          <table:table-cell office:value-type="float" office:value="18548" calcext:value-type="float">
            <text:p>18548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“A vegades la política sembla tant complicada que no puc entendre molt bé el que està passant”.</text:p>
          </table:table-cell>
          <table:table-cell office:value-type="float" office:value="18554" calcext:value-type="float">
            <text:p>18554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“Crec que podria tenir un paper actiu en un grup o organització que es dediqui a temes polítics”.</text:p>
          </table:table-cell>
          <table:table-cell office:value-type="float" office:value="18555" calcext:value-type="float">
            <text:p>18555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“Em resulta fàcil formar-me una opinió sobre temes polítics”.</text:p>
          </table:table-cell>
          <table:table-cell office:value-type="float" office:value="18556" calcext:value-type="float">
            <text:p>18556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En conjunt, en quina mesura està satisfet amb la situació econòmica actual a Espanya?</text:p>
          </table:table-cell>
          <table:table-cell office:value-type="float" office:value="18557" calcext:value-type="float">
            <text:p>18557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Si us plau, encercli l'opció més propera a la seva opinió, on el 0 vol dir totalment insatisfet i el 5 vol dir totalment satisfet</text:p>
          </table:table-cell>
          <table:table-cell office:value-type="float" office:value="18558" calcext:value-type="float">
            <text:p>18558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I pensant en el govern espanyol, en quina mesura està satisfet amb la manera com està fent la seva feina?</text:p>
          </table:table-cell>
          <table:table-cell office:value-type="float" office:value="18559" calcext:value-type="float">
            <text:p>18559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I, en general, en quina mesura està satisfet del funcionament de la democràcia a Espanya?</text:p>
          </table:table-cell>
          <table:table-cell office:value-type="float" office:value="18560" calcext:value-type="float">
            <text:p>18560</text:p>
          </table:table-cell>
        </table:table-row>
        <table:table-row table:style-name="ro1">
          <table:table-cell office:value-type="string" calcext:value-type="string">
            <text:p>ESS_R01_2002_CAT_ES_32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Diria vosté que, en general, es pot confiar en la majoria de la gent o que un mai no és prou prudent en el tracte amb els altres?</text:p>
          </table:table-cell>
          <table:table-cell office:value-type="float" office:value="18561" calcext:value-type="float">
            <text:p>18561</text:p>
          </table:table-cell>
        </table:table-row>
        <table:table-row table:style-name="ro1">
          <table:table-cell office:value-type="string" calcext:value-type="string">
            <text:p>ESS_R01_2002_CAT_ES_328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Creu que la majoria de la gent intentaria aprofitar-se de vosté si tingués l'ocasió, o que seria honrada amb vosté?</text:p>
          </table:table-cell>
          <table:table-cell office:value-type="float" office:value="18562" calcext:value-type="float">
            <text:p>18562</text:p>
          </table:table-cell>
        </table:table-row>
        <table:table-row table:style-name="ro1">
          <table:table-cell office:value-type="string" calcext:value-type="string">
            <text:p>ESS_R01_2002_CAT_ES_329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n un dia feiner, quant de temps, dedica normalment a llegir el diari?</text:p>
          </table:table-cell>
          <table:table-cell office:value-type="float" office:value="18563" calcext:value-type="float">
            <text:p>18563</text:p>
          </table:table-cell>
        </table:table-row>
        <table:table-row table:style-name="ro1">
          <table:table-cell office:value-type="string" calcext:value-type="string">
            <text:p>ESS_R01_2002_CAT_ES_329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SCRIURE</text:p>
          </table:table-cell>
          <table:table-cell office:value-type="float" office:value="18541" calcext:value-type="float">
            <text:p>18541</text:p>
          </table:table-cell>
        </table:table-row>
        <table:table-row table:style-name="ro1">
          <table:table-cell office:value-type="string" calcext:value-type="string">
            <text:p>ESS_R01_2002_CAT_ES_330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Vostè diria que la majoria de les vegades la gent mira d'ajudar els altres o que mira per sí mateixa?</text:p>
          </table:table-cell>
          <table:table-cell office:value-type="float" office:value="18564" calcext:value-type="float">
            <text:p>18564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us plau, indiqui en una escala de 0 a 10 quin grau de confiança li mereix personalment el Parlament Espanyol.</text:p>
          </table:table-cell>
          <table:table-cell office:value-type="float" office:value="18565" calcext:value-type="float">
            <text:p>18565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no hi confia en absolut, posi una puntuació de 0.</text:p>
          </table:table-cell>
          <table:table-cell office:value-type="float" office:value="18566" calcext:value-type="float">
            <text:p>18566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hi confia plenament, posi una puntuació de 10.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Com més confïi vosté en el Parlament, més alta ha de ser la puntuació.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La seva puntuació: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us plau, indiqui en una escala de 0 a 10 quin grau de confiança li mereix personalment el sistema judicial.</text:p>
          </table:table-cell>
          <table:table-cell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no hi confia en absolut, posi una puntuació de 0.</text:p>
          </table:table-cell>
          <table:table-cell office:value-type="float" office:value="18566" calcext:value-type="float">
            <text:p>18566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hi confia plenament, posi una puntuació de 10.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Com més confïi vosté en el sistema judicial, més alta ha de ser la puntuació.</text:p>
          </table:table-cell>
          <table:table-cell office:value-type="float" office:value="18571" calcext:value-type="float">
            <text:p>18571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La seva puntuació: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us plau, indiqui en una escala de 0 a 10 quin grau de confiança li mereix personalment la policia.</text:p>
          </table:table-cell>
          <table:table-cell office:value-type="float" office:value="18572" calcext:value-type="float">
            <text:p>18572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no hi confia en absolut, posi una puntuació de 0.</text:p>
          </table:table-cell>
          <table:table-cell office:value-type="float" office:value="18566" calcext:value-type="float">
            <text:p>18566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hi confia plenament, posi una puntuació de 10.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Com més confïi vosté en la policia, més alta ha de ser la puntuació.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La seva puntuació: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En general, és bo per a Espanya que el govern intenvingui menys en l'economia?</text:p>
          </table:table-cell>
          <table:table-cell office:value-type="float" office:value="18574" calcext:value-type="float">
            <text:p>18574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Hauria de prendre mesures el govern per reduir les diferències en els nivells d'ingressos?</text:p>
          </table:table-cell>
          <table:table-cell office:value-type="float" office:value="18575" calcext:value-type="float">
            <text:p>18575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ecessiten els treballadors sindicats forts per protegir les seves condicions de treball i els seus salaris?</text:p>
          </table:table-cell>
          <table:table-cell office:value-type="float" office:value="18576" calcext:value-type="float">
            <text:p>18576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i us plau indiqui en quina mesura està d'acord o en desacord amb cadascuna de les següents afirmacions.</text:p>
          </table:table-cell>
          <table:table-cell office:value-type="float" office:value="18577" calcext:value-type="float">
            <text:p>18577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A vegades la política em sembla tant complicada que no puc entendre molt bé el que està passant.</text:p>
          </table:table-cell>
          <table:table-cell office:value-type="float" office:value="18578" calcext:value-type="float">
            <text:p>18578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rec que podria tenir un paper actiu en un grup o organització que es dediqui a temes polítics.</text:p>
          </table:table-cell>
          <table:table-cell office:value-type="float" office:value="18579" calcext:value-type="float">
            <text:p>18579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Em resulta fàcil formar-me una opinió sobre temes polítics.</text:p>
          </table:table-cell>
          <table:table-cell office:value-type="float" office:value="18580" calcext:value-type="float">
            <text:p>18580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n general, en quina mesura està satisfet amb la situació econòmica actual a Espanya?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I pensant en el govern espanyol, en quina mesura està satisfet amb la manera com està fent la seva feina?</text:p>
          </table:table-cell>
          <table:table-cell office:value-type="float" office:value="18559" calcext:value-type="float">
            <text:p>18559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ns</text:p>
          </table:table-cell>
          <table:table-cell office:value-type="float" office:value="48522" calcext:value-type="float">
            <text:p>48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ys de 0.5 hora</text:p>
          </table:table-cell>
          <table:table-cell office:value-type="float" office:value="48523" calcext:value-type="float">
            <text:p>485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0.5 hora a 1 hora</text:p>
          </table:table-cell>
          <table:table-cell office:value-type="float" office:value="48524" calcext:value-type="float">
            <text:p>485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'1 hora, fins a 1.5 hora</text:p>
          </table:table-cell>
          <table:table-cell office:value-type="float" office:value="48525" calcext:value-type="float">
            <text:p>485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'1.5 hora, fins a 2 hores</text:p>
          </table:table-cell>
          <table:table-cell office:value-type="float" office:value="48526" calcext:value-type="float">
            <text:p>485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e 2 hores, fins a 2.5 hores</text:p>
          </table:table-cell>
          <table:table-cell office:value-type="float" office:value="48527" calcext:value-type="float">
            <text:p>4852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e 2.5 hores, fins a 3 hores</text:p>
          </table:table-cell>
          <table:table-cell office:value-type="float" office:value="48528" calcext:value-type="float">
            <text:p>485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e 3 hores</text:p>
          </table:table-cell>
          <table:table-cell office:value-type="float" office:value="48529" calcext:value-type="float">
            <text:p>485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ho sap)</text:p>
          </table:table-cell>
          <table:table-cell office:value-type="float" office:value="48530" calcext:value-type="float">
            <text:p>4853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ns</text:p>
          </table:table-cell>
          <table:table-cell office:value-type="float" office:value="48522" calcext:value-type="float">
            <text:p>48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ys de 0.5 hora</text:p>
          </table:table-cell>
          <table:table-cell office:value-type="float" office:value="48523" calcext:value-type="float">
            <text:p>485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0.5 hora a 1 hora</text:p>
          </table:table-cell>
          <table:table-cell office:value-type="float" office:value="48524" calcext:value-type="float">
            <text:p>485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'1 hora, fins a 1.5 hora</text:p>
          </table:table-cell>
          <table:table-cell office:value-type="float" office:value="48525" calcext:value-type="float">
            <text:p>485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'1.5 hora, fins a 2 hores</text:p>
          </table:table-cell>
          <table:table-cell office:value-type="float" office:value="48526" calcext:value-type="float">
            <text:p>485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e 2 hores, fins a 2.5 hores</text:p>
          </table:table-cell>
          <table:table-cell office:value-type="float" office:value="48527" calcext:value-type="float">
            <text:p>4852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e 2.5 hores, fins a 3 hores</text:p>
          </table:table-cell>
          <table:table-cell office:value-type="float" office:value="48528" calcext:value-type="float">
            <text:p>485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e 3 hores</text:p>
          </table:table-cell>
          <table:table-cell office:value-type="float" office:value="48529" calcext:value-type="float">
            <text:p>485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ho sap)</text:p>
          </table:table-cell>
          <table:table-cell office:value-type="float" office:value="48530" calcext:value-type="float">
            <text:p>4853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ns</text:p>
          </table:table-cell>
          <table:table-cell office:value-type="float" office:value="48522" calcext:value-type="float">
            <text:p>48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ys de 0.5 hora</text:p>
          </table:table-cell>
          <table:table-cell office:value-type="float" office:value="48523" calcext:value-type="float">
            <text:p>485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0.5 hora a 1 hora</text:p>
          </table:table-cell>
          <table:table-cell office:value-type="float" office:value="48524" calcext:value-type="float">
            <text:p>485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'1 hora, fins a 1.5 hora</text:p>
          </table:table-cell>
          <table:table-cell office:value-type="float" office:value="48525" calcext:value-type="float">
            <text:p>485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'1.5 hora, fins a 2 hores</text:p>
          </table:table-cell>
          <table:table-cell office:value-type="float" office:value="48526" calcext:value-type="float">
            <text:p>485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e 2 hores, fins a 2.5 hores</text:p>
          </table:table-cell>
          <table:table-cell office:value-type="float" office:value="48527" calcext:value-type="float">
            <text:p>4852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e 2.5 hores, fins a 3 hores</text:p>
          </table:table-cell>
          <table:table-cell office:value-type="float" office:value="48528" calcext:value-type="float">
            <text:p>485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e 3 hores</text:p>
          </table:table-cell>
          <table:table-cell office:value-type="float" office:value="48529" calcext:value-type="float">
            <text:p>485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ho sap)</text:p>
          </table:table-cell>
          <table:table-cell office:value-type="float" office:value="48530" calcext:value-type="float">
            <text:p>4853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ens</text:p>
          </table:table-cell>
          <table:table-cell office:value-type="float" office:value="48522" calcext:value-type="float">
            <text:p>48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ys de 0.5 hora</text:p>
          </table:table-cell>
          <table:table-cell office:value-type="float" office:value="48523" calcext:value-type="float">
            <text:p>485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0.5 hora a 1 hora</text:p>
          </table:table-cell>
          <table:table-cell office:value-type="float" office:value="48524" calcext:value-type="float">
            <text:p>485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'1 hora, fins a 1.5 hora</text:p>
          </table:table-cell>
          <table:table-cell office:value-type="float" office:value="48525" calcext:value-type="float">
            <text:p>485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'1.5 hora, fins a 2 hores</text:p>
          </table:table-cell>
          <table:table-cell office:value-type="float" office:value="48526" calcext:value-type="float">
            <text:p>485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e 2 hores, fins a 2.5 hores</text:p>
          </table:table-cell>
          <table:table-cell office:value-type="float" office:value="48527" calcext:value-type="float">
            <text:p>4852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e 2.5 hores, fins a 3 hores</text:p>
          </table:table-cell>
          <table:table-cell office:value-type="float" office:value="48528" calcext:value-type="float">
            <text:p>485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e 3 hores</text:p>
          </table:table-cell>
          <table:table-cell office:value-type="float" office:value="48529" calcext:value-type="float">
            <text:p>485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ho sap)</text:p>
          </table:table-cell>
          <table:table-cell office:value-type="float" office:value="48530" calcext:value-type="float">
            <text:p>4853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ens</text:p>
          </table:table-cell>
          <table:table-cell office:value-type="float" office:value="48522" calcext:value-type="float">
            <text:p>48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ys de 0.5 hora</text:p>
          </table:table-cell>
          <table:table-cell office:value-type="float" office:value="48523" calcext:value-type="float">
            <text:p>485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0.5 hora a 1 hora</text:p>
          </table:table-cell>
          <table:table-cell office:value-type="float" office:value="48524" calcext:value-type="float">
            <text:p>485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'1 hora, fins a 1.5 hora</text:p>
          </table:table-cell>
          <table:table-cell office:value-type="float" office:value="48525" calcext:value-type="float">
            <text:p>485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'1.5 hora, fins a 2 hores</text:p>
          </table:table-cell>
          <table:table-cell office:value-type="float" office:value="48526" calcext:value-type="float">
            <text:p>485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e 2 hores, fins a 2.5 hores</text:p>
          </table:table-cell>
          <table:table-cell office:value-type="float" office:value="48527" calcext:value-type="float">
            <text:p>4852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e 2.5 hores, fins a 3 hores</text:p>
          </table:table-cell>
          <table:table-cell office:value-type="float" office:value="48528" calcext:value-type="float">
            <text:p>485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e 3 hores</text:p>
          </table:table-cell>
          <table:table-cell office:value-type="float" office:value="48529" calcext:value-type="float">
            <text:p>485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ho sap)</text:p>
          </table:table-cell>
          <table:table-cell office:value-type="float" office:value="48530" calcext:value-type="float">
            <text:p>4853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ens</text:p>
          </table:table-cell>
          <table:table-cell office:value-type="float" office:value="48522" calcext:value-type="float">
            <text:p>48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ys de 0.5 hora</text:p>
          </table:table-cell>
          <table:table-cell office:value-type="float" office:value="48523" calcext:value-type="float">
            <text:p>485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0.5 hora a 1 hora</text:p>
          </table:table-cell>
          <table:table-cell office:value-type="float" office:value="48524" calcext:value-type="float">
            <text:p>485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'1 hora, fins a 1.5 hora</text:p>
          </table:table-cell>
          <table:table-cell office:value-type="float" office:value="48525" calcext:value-type="float">
            <text:p>485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'1.5 hora, fins a 2 hores</text:p>
          </table:table-cell>
          <table:table-cell office:value-type="float" office:value="48526" calcext:value-type="float">
            <text:p>485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e 2 hores, fins a 2.5 hores</text:p>
          </table:table-cell>
          <table:table-cell office:value-type="float" office:value="48527" calcext:value-type="float">
            <text:p>4852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e 2.5 hores, fins a 3 hores</text:p>
          </table:table-cell>
          <table:table-cell office:value-type="float" office:value="48528" calcext:value-type="float">
            <text:p>485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e 3 hores</text:p>
          </table:table-cell>
          <table:table-cell office:value-type="float" office:value="48529" calcext:value-type="float">
            <text:p>485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ho sap)</text:p>
          </table:table-cell>
          <table:table-cell office:value-type="float" office:value="48530" calcext:value-type="float">
            <text:p>4853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hi tinc accés ni a casa ni a la feina</text:p>
          </table:table-cell>
          <table:table-cell office:value-type="float" office:value="45284" calcext:value-type="float">
            <text:p>45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els faig servir mai</text:p>
          </table:table-cell>
          <table:table-cell office:value-type="float" office:value="45285" calcext:value-type="float">
            <text:p>45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ys d'una vegada al mes</text:p>
          </table:table-cell>
          <table:table-cell office:value-type="float" office:value="45286" calcext:value-type="float">
            <text:p>45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gada al mes</text:p>
          </table:table-cell>
          <table:table-cell office:value-type="float" office:value="45287" calcext:value-type="float">
            <text:p>452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àries vegades al mes</text:p>
          </table:table-cell>
          <table:table-cell office:value-type="float" office:value="45288" calcext:value-type="float">
            <text:p>452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gada a la setmana</text:p>
          </table:table-cell>
          <table:table-cell office:value-type="float" office:value="45289" calcext:value-type="float">
            <text:p>452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àries vegades a la setmana</text:p>
          </table:table-cell>
          <table:table-cell office:value-type="float" office:value="45290" calcext:value-type="float">
            <text:p>452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ts els dies</text:p>
          </table:table-cell>
          <table:table-cell office:value-type="float" office:value="45291" calcext:value-type="float">
            <text:p>452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ho sap)</text:p>
          </table:table-cell>
          <table:table-cell office:value-type="float" office:value="45292" calcext:value-type="float">
            <text:p>45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Un mai no és prou prudent</text:p>
          </table:table-cell>
          <table:table-cell office:value-type="float" office:value="45293" calcext:value-type="float">
            <text:p>45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45294" calcext:value-type="float">
            <text:p>45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5295" calcext:value-type="float">
            <text:p>45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45296" calcext:value-type="float">
            <text:p>45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45297" calcext:value-type="float">
            <text:p>452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45298" calcext:value-type="float">
            <text:p>452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45299" calcext:value-type="float">
            <text:p>452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45300" calcext:value-type="float">
            <text:p>45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45301" calcext:value-type="float">
            <text:p>45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45302" calcext:value-type="float">
            <text:p>453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Es pot confiar en la majoria de la gent</text:p>
          </table:table-cell>
          <table:table-cell office:value-type="float" office:value="45303" calcext:value-type="float">
            <text:p>453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ho sap)</text:p>
          </table:table-cell>
          <table:table-cell office:value-type="float" office:value="45304" calcext:value-type="float">
            <text:p>45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joria de la gent intentaría aprofitar-se de mi</text:p>
          </table:table-cell>
          <table:table-cell office:value-type="float" office:value="45305" calcext:value-type="float">
            <text:p>453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5306" calcext:value-type="float">
            <text:p>453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5307" calcext:value-type="float">
            <text:p>45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5308" calcext:value-type="float">
            <text:p>45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309" calcext:value-type="float">
            <text:p>453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5310" calcext:value-type="float">
            <text:p>45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5311" calcext:value-type="float">
            <text:p>45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5312" calcext:value-type="float">
            <text:p>453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5313" calcext:value-type="float">
            <text:p>453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45314" calcext:value-type="float">
            <text:p>45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joria la gent seria honrada amb mi</text:p>
          </table:table-cell>
          <table:table-cell office:value-type="float" office:value="45315" calcext:value-type="float">
            <text:p>453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ho sap)</text:p>
          </table:table-cell>
          <table:table-cell office:value-type="float" office:value="45316" calcext:value-type="float">
            <text:p>453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joria de les vegades la gent mira per sí mateixa</text:p>
          </table:table-cell>
          <table:table-cell office:value-type="float" office:value="45317" calcext:value-type="float">
            <text:p>453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45318" calcext:value-type="float">
            <text:p>453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45319" calcext:value-type="float">
            <text:p>453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5320" calcext:value-type="float">
            <text:p>453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45322" calcext:value-type="float">
            <text:p>45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45323" calcext:value-type="float">
            <text:p>453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45324" calcext:value-type="float">
            <text:p>45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45325" calcext:value-type="float">
            <text:p>453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45326" calcext:value-type="float">
            <text:p>453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joria de les vegades la gent intenta ajudar els altres</text:p>
          </table:table-cell>
          <table:table-cell office:value-type="float" office:value="45327" calcext:value-type="float">
            <text:p>45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ho sap)</text:p>
          </table:table-cell>
          <table:table-cell office:value-type="float" office:value="45328" calcext:value-type="float">
            <text:p>453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lt</text:p>
          </table:table-cell>
          <table:table-cell office:value-type="float" office:value="45329" calcext:value-type="float">
            <text:p>453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</text:p>
          </table:table-cell>
          <table:table-cell office:value-type="float" office:value="45330" calcext:value-type="float">
            <text:p>453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</text:p>
          </table:table-cell>
          <table:table-cell office:value-type="float" office:value="45331" calcext:value-type="float">
            <text:p>45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ns</text:p>
          </table:table-cell>
          <table:table-cell office:value-type="float" office:value="45332" calcext:value-type="float">
            <text:p>45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1_2002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ho sap)</text:p>
          </table:table-cell>
          <table:table-cell office:value-type="float" office:value="45333" calcext:value-type="float">
            <text:p>45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i</text:p>
          </table:table-cell>
          <table:table-cell office:value-type="float" office:value="47089" calcext:value-type="float">
            <text:p>4708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ques vegades</text:p>
          </table:table-cell>
          <table:table-cell office:value-type="float" office:value="47090" calcext:value-type="float">
            <text:p>4709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gades</text:p>
          </table:table-cell>
          <table:table-cell office:value-type="float" office:value="47091" calcext:value-type="float">
            <text:p>4709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certa freqüència</text:p>
          </table:table-cell>
          <table:table-cell office:value-type="float" office:value="47092" calcext:value-type="float">
            <text:p>4709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ovint</text:p>
          </table:table-cell>
          <table:table-cell office:value-type="float" office:value="47093" calcext:value-type="float">
            <text:p>4709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ho sap)</text:p>
          </table:table-cell>
          <table:table-cell office:value-type="float" office:value="47094" calcext:value-type="float">
            <text:p>4709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 que no</text:p>
          </table:table-cell>
          <table:table-cell office:value-type="float" office:value="48531" calcext:value-type="float">
            <text:p>4853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 no</text:p>
          </table:table-cell>
          <table:table-cell office:value-type="float" office:value="48532" calcext:value-type="float">
            <text:p>4853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otser sí, potser no</text:p>
          </table:table-cell>
          <table:table-cell office:value-type="float" office:value="48533" calcext:value-type="float">
            <text:p>4853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 sí</text:p>
          </table:table-cell>
          <table:table-cell office:value-type="float" office:value="48534" calcext:value-type="float">
            <text:p>4853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 que sí</text:p>
          </table:table-cell>
          <table:table-cell office:value-type="float" office:value="48535" calcext:value-type="float">
            <text:p>4853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ho sap)</text:p>
          </table:table-cell>
          <table:table-cell office:value-type="float" office:value="48536" calcext:value-type="float">
            <text:p>4853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olt difícil</text:p>
          </table:table-cell>
          <table:table-cell office:value-type="float" office:value="45340" calcext:value-type="float">
            <text:p>45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ifícil</text:p>
          </table:table-cell>
          <table:table-cell office:value-type="float" office:value="45341" calcext:value-type="float">
            <text:p>453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i difícil ni fàcil</text:p>
          </table:table-cell>
          <table:table-cell office:value-type="float" office:value="45342" calcext:value-type="float">
            <text:p>453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àcil</text:p>
          </table:table-cell>
          <table:table-cell office:value-type="float" office:value="45343" calcext:value-type="float">
            <text:p>453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olt fàcil</text:p>
          </table:table-cell>
          <table:table-cell office:value-type="float" office:value="45344" calcext:value-type="float">
            <text:p>453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ho sap)</text:p>
          </table:table-cell>
          <table:table-cell office:value-type="float" office:value="45345" calcext:value-type="float">
            <text:p>453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gairebé cap polític li importa el que pensa la gent com jo</text:p>
          </table:table-cell>
          <table:table-cell office:value-type="float" office:value="48537" calcext:value-type="float">
            <text:p>4853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molt pocs polítics els importa</text:p>
          </table:table-cell>
          <table:table-cell office:value-type="float" office:value="48538" calcext:value-type="float">
            <text:p>4853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alguns els importa</text:p>
          </table:table-cell>
          <table:table-cell office:value-type="float" office:value="48539" calcext:value-type="float">
            <text:p>4853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molts els importa</text:p>
          </table:table-cell>
          <table:table-cell office:value-type="float" office:value="48540" calcext:value-type="float">
            <text:p>485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la majoria dels polítics els importa el que pensa la gent com jo</text:p>
          </table:table-cell>
          <table:table-cell office:value-type="float" office:value="48541" calcext:value-type="float">
            <text:p>4854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1_2002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ho sap)</text:p>
          </table:table-cell>
          <table:table-cell office:value-type="float" office:value="48542" calcext:value-type="float">
            <text:p>4854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quasi tots els polítics només els interessen els vots</text:p>
          </table:table-cell>
          <table:table-cell office:value-type="float" office:value="48543" calcext:value-type="float">
            <text:p>4854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la majoria dels polítics només els interessen els vots</text:p>
          </table:table-cell>
          <table:table-cell office:value-type="float" office:value="48544" calcext:value-type="float">
            <text:p>4854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alguns polítics només els interessen els vots, a d'altres no</text:p>
          </table:table-cell>
          <table:table-cell office:value-type="float" office:value="48545" calcext:value-type="float">
            <text:p>4854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la majoria dels polítics els interessen les opinions de la gent</text:p>
          </table:table-cell>
          <table:table-cell office:value-type="float" office:value="48546" calcext:value-type="float">
            <text:p>4854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quasi tots els polítics els interessen les opinions de la gent</text:p>
          </table:table-cell>
          <table:table-cell office:value-type="float" office:value="48547" calcext:value-type="float">
            <text:p>4854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1_2002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ho sap)</text:p>
          </table:table-cell>
          <table:table-cell office:value-type="float" office:value="48548" calcext:value-type="float">
            <text:p>4854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1_2002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48549" calcext:value-type="float">
            <text:p>4854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SS_R01_2002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48550" calcext:value-type="float">
            <text:p>4855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SS_R01_2002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 tenia edat o dret per votar</text:p>
          </table:table-cell>
          <table:table-cell office:value-type="float" office:value="48551" calcext:value-type="float">
            <text:p>4855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SS_R01_2002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ho sap)</text:p>
          </table:table-cell>
          <table:table-cell office:value-type="float" office:value="48552" calcext:value-type="float">
            <text:p>4855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P</text:p>
          </table:table-cell>
          <table:table-cell office:value-type="float" office:value="48553" calcext:value-type="float">
            <text:p>4855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SOE</text:p>
          </table:table-cell>
          <table:table-cell office:value-type="float" office:value="48554" calcext:value-type="float">
            <text:p>485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U</text:p>
          </table:table-cell>
          <table:table-cell office:value-type="float" office:value="48555" calcext:value-type="float">
            <text:p>485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iU</text:p>
          </table:table-cell>
          <table:table-cell office:value-type="float" office:value="48556" calcext:value-type="float">
            <text:p>4855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ERC</text:p>
          </table:table-cell>
          <table:table-cell office:value-type="float" office:value="48557" calcext:value-type="float">
            <text:p>485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CV</text:p>
          </table:table-cell>
          <table:table-cell office:value-type="float" office:value="48558" calcext:value-type="float">
            <text:p>485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NV</text:p>
          </table:table-cell>
          <table:table-cell office:value-type="float" office:value="48559" calcext:value-type="float">
            <text:p>4855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EA</text:p>
          </table:table-cell>
          <table:table-cell office:value-type="float" office:value="48560" calcext:value-type="float">
            <text:p>4856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NG</text:p>
          </table:table-cell>
          <table:table-cell office:value-type="float" office:value="48561" calcext:value-type="float">
            <text:p>4856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C</text:p>
          </table:table-cell>
          <table:table-cell office:value-type="float" office:value="48562" calcext:value-type="float">
            <text:p>4856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</text:p>
          </table:table-cell>
          <table:table-cell office:value-type="float" office:value="48563" calcext:value-type="float">
            <text:p>4856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HA</text:p>
          </table:table-cell>
          <table:table-cell office:value-type="float" office:value="48564" calcext:value-type="float">
            <text:p>485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Un altre</text:p>
          </table:table-cell>
          <table:table-cell office:value-type="float" office:value="48565" calcext:value-type="float">
            <text:p>485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ho sap)</text:p>
          </table:table-cell>
          <table:table-cell office:value-type="float" office:value="48566" calcext:value-type="float">
            <text:p>4856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P</text:p>
          </table:table-cell>
          <table:table-cell office:value-type="float" office:value="48553" calcext:value-type="float">
            <text:p>4855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SOE</text:p>
          </table:table-cell>
          <table:table-cell office:value-type="float" office:value="48554" calcext:value-type="float">
            <text:p>485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IU</text:p>
          </table:table-cell>
          <table:table-cell office:value-type="float" office:value="48555" calcext:value-type="float">
            <text:p>485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iU</text:p>
          </table:table-cell>
          <table:table-cell office:value-type="float" office:value="48556" calcext:value-type="float">
            <text:p>4855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ERC</text:p>
          </table:table-cell>
          <table:table-cell office:value-type="float" office:value="48557" calcext:value-type="float">
            <text:p>485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ICV</text:p>
          </table:table-cell>
          <table:table-cell office:value-type="float" office:value="48558" calcext:value-type="float">
            <text:p>485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NV</text:p>
          </table:table-cell>
          <table:table-cell office:value-type="float" office:value="48559" calcext:value-type="float">
            <text:p>4855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EA</text:p>
          </table:table-cell>
          <table:table-cell office:value-type="float" office:value="48560" calcext:value-type="float">
            <text:p>4856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BNG</text:p>
          </table:table-cell>
          <table:table-cell office:value-type="float" office:value="48561" calcext:value-type="float">
            <text:p>4856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C</text:p>
          </table:table-cell>
          <table:table-cell office:value-type="float" office:value="48562" calcext:value-type="float">
            <text:p>4856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A</text:p>
          </table:table-cell>
          <table:table-cell office:value-type="float" office:value="48563" calcext:value-type="float">
            <text:p>4856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HA</text:p>
          </table:table-cell>
          <table:table-cell office:value-type="float" office:value="48564" calcext:value-type="float">
            <text:p>485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Un altre</text:p>
          </table:table-cell>
          <table:table-cell office:value-type="float" office:value="48565" calcext:value-type="float">
            <text:p>485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(No ho sap)</text:p>
          </table:table-cell>
          <table:table-cell office:value-type="float" office:value="48566" calcext:value-type="float">
            <text:p>4856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Molt proper</text:p>
          </table:table-cell>
          <table:table-cell office:value-type="float" office:value="46234" calcext:value-type="float">
            <text:p>4623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Bastant proper</text:p>
          </table:table-cell>
          <table:table-cell office:value-type="float" office:value="46235" calcext:value-type="float">
            <text:p>462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Poc proper</text:p>
          </table:table-cell>
          <table:table-cell office:value-type="float" office:value="46236" calcext:value-type="float">
            <text:p>462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Gens proper</text:p>
          </table:table-cell>
          <table:table-cell office:value-type="float" office:value="46237" calcext:value-type="float">
            <text:p>462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1_2002_CAT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(No ho sap)</text:p>
          </table:table-cell>
          <table:table-cell office:value-type="float" office:value="46238" calcext:value-type="float">
            <text:p>4623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1_2002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P</text:p>
          </table:table-cell>
          <table:table-cell office:value-type="float" office:value="48553" calcext:value-type="float">
            <text:p>4855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SOE</text:p>
          </table:table-cell>
          <table:table-cell office:value-type="float" office:value="48554" calcext:value-type="float">
            <text:p>485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U</text:p>
          </table:table-cell>
          <table:table-cell office:value-type="float" office:value="48555" calcext:value-type="float">
            <text:p>485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iU</text:p>
          </table:table-cell>
          <table:table-cell office:value-type="float" office:value="48556" calcext:value-type="float">
            <text:p>4855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RC</text:p>
          </table:table-cell>
          <table:table-cell office:value-type="float" office:value="48557" calcext:value-type="float">
            <text:p>485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CV</text:p>
          </table:table-cell>
          <table:table-cell office:value-type="float" office:value="48558" calcext:value-type="float">
            <text:p>485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NV</text:p>
          </table:table-cell>
          <table:table-cell office:value-type="float" office:value="48559" calcext:value-type="float">
            <text:p>4855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A</text:p>
          </table:table-cell>
          <table:table-cell office:value-type="float" office:value="48560" calcext:value-type="float">
            <text:p>4856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NG</text:p>
          </table:table-cell>
          <table:table-cell office:value-type="float" office:value="48561" calcext:value-type="float">
            <text:p>4856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C</text:p>
          </table:table-cell>
          <table:table-cell office:value-type="float" office:value="48562" calcext:value-type="float">
            <text:p>4856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A</text:p>
          </table:table-cell>
          <table:table-cell office:value-type="float" office:value="48563" calcext:value-type="float">
            <text:p>4856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HA</text:p>
          </table:table-cell>
          <table:table-cell office:value-type="float" office:value="48564" calcext:value-type="float">
            <text:p>485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 altre</text:p>
          </table:table-cell>
          <table:table-cell office:value-type="float" office:value="48565" calcext:value-type="float">
            <text:p>485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ho sap)</text:p>
          </table:table-cell>
          <table:table-cell office:value-type="float" office:value="48566" calcext:value-type="float">
            <text:p>4856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squerra</text:p>
          </table:table-cell>
          <table:table-cell office:value-type="float" office:value="45366" calcext:value-type="float">
            <text:p>453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45367" calcext:value-type="float">
            <text:p>453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45368" calcext:value-type="float">
            <text:p>453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45369" calcext:value-type="float">
            <text:p>453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45370" calcext:value-type="float">
            <text:p>45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45371" calcext:value-type="float">
            <text:p>453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45372" calcext:value-type="float">
            <text:p>45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45373" calcext:value-type="float">
            <text:p>453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45374" calcext:value-type="float">
            <text:p>45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45375" calcext:value-type="float">
            <text:p>453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Dreta</text:p>
          </table:table-cell>
          <table:table-cell office:value-type="float" office:value="45376" calcext:value-type="float">
            <text:p>453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ho sap)</text:p>
          </table:table-cell>
          <table:table-cell office:value-type="float" office:value="45377" calcext:value-type="float">
            <text:p>453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Molt malament</text:p>
          </table:table-cell>
          <table:table-cell office:value-type="float" office:value="45390" calcext:value-type="float">
            <text:p>453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1" calcext:value-type="float">
            <text:p>1</text:p>
          </table:table-cell>
          <table:table-cell office:value-type="float" office:value="45391" calcext:value-type="float">
            <text:p>453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2" calcext:value-type="float">
            <text:p>2</text:p>
          </table:table-cell>
          <table:table-cell office:value-type="float" office:value="45392" calcext:value-type="float">
            <text:p>453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3" calcext:value-type="float">
            <text:p>3</text:p>
          </table:table-cell>
          <table:table-cell office:value-type="float" office:value="45393" calcext:value-type="float">
            <text:p>45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4" calcext:value-type="float">
            <text:p>4</text:p>
          </table:table-cell>
          <table:table-cell office:value-type="float" office:value="45394" calcext:value-type="float">
            <text:p>453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5" calcext:value-type="float">
            <text:p>5</text:p>
          </table:table-cell>
          <table:table-cell office:value-type="float" office:value="45395" calcext:value-type="float">
            <text:p>453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6" calcext:value-type="float">
            <text:p>6</text:p>
          </table:table-cell>
          <table:table-cell office:value-type="float" office:value="45396" calcext:value-type="float">
            <text:p>453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7" calcext:value-type="float">
            <text:p>7</text:p>
          </table:table-cell>
          <table:table-cell office:value-type="float" office:value="45397" calcext:value-type="float">
            <text:p>453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8" calcext:value-type="float">
            <text:p>8</text:p>
          </table:table-cell>
          <table:table-cell office:value-type="float" office:value="45398" calcext:value-type="float">
            <text:p>45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float" office:value="9" calcext:value-type="float">
            <text:p>9</text:p>
          </table:table-cell>
          <table:table-cell office:value-type="float" office:value="45399" calcext:value-type="float">
            <text:p>453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Molt bé</text:p>
          </table:table-cell>
          <table:table-cell office:value-type="float" office:value="45400" calcext:value-type="float">
            <text:p>45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ho sap)</text:p>
          </table:table-cell>
          <table:table-cell office:value-type="float" office:value="45401" calcext:value-type="float">
            <text:p>454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Molt malament</text:p>
          </table:table-cell>
          <table:table-cell office:value-type="float" office:value="45390" calcext:value-type="float">
            <text:p>453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45391" calcext:value-type="float">
            <text:p>453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45392" calcext:value-type="float">
            <text:p>453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45393" calcext:value-type="float">
            <text:p>45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45394" calcext:value-type="float">
            <text:p>453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45395" calcext:value-type="float">
            <text:p>453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45396" calcext:value-type="float">
            <text:p>453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45397" calcext:value-type="float">
            <text:p>453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45398" calcext:value-type="float">
            <text:p>45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45399" calcext:value-type="float">
            <text:p>453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Molt bé</text:p>
          </table:table-cell>
          <table:table-cell office:value-type="float" office:value="45400" calcext:value-type="float">
            <text:p>45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No ho sap)</text:p>
          </table:table-cell>
          <table:table-cell office:value-type="float" office:value="45401" calcext:value-type="float">
            <text:p>454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l internacional</text:p>
          </table:table-cell>
          <table:table-cell office:value-type="float" office:value="48570" calcext:value-type="float">
            <text:p>4857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l europeu</text:p>
          </table:table-cell>
          <table:table-cell office:value-type="float" office:value="48571" calcext:value-type="float">
            <text:p>485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l nacional</text:p>
          </table:table-cell>
          <table:table-cell office:value-type="float" office:value="48572" calcext:value-type="float">
            <text:p>4857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l autonòmic o local</text:p>
          </table:table-cell>
          <table:table-cell office:value-type="float" office:value="48573" calcext:value-type="float">
            <text:p>48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(No ho sap)</text:p>
          </table:table-cell>
          <table:table-cell office:value-type="float" office:value="48574" calcext:value-type="float">
            <text:p>4857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 infeliç</text:p>
          </table:table-cell>
          <table:table-cell office:value-type="float" office:value="45461" calcext:value-type="float">
            <text:p>45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45462" calcext:value-type="float">
            <text:p>454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45463" calcext:value-type="float">
            <text:p>454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45464" calcext:value-type="float">
            <text:p>45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45465" calcext:value-type="float">
            <text:p>45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45466" calcext:value-type="float">
            <text:p>454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45467" calcext:value-type="float">
            <text:p>45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45468" calcext:value-type="float">
            <text:p>454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45469" calcext:value-type="float">
            <text:p>454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45470" calcext:value-type="float">
            <text:p>454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 feliç</text:p>
          </table:table-cell>
          <table:table-cell office:value-type="float" office:value="45471" calcext:value-type="float">
            <text:p>454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ho sap)</text:p>
          </table:table-cell>
          <table:table-cell office:value-type="float" office:value="45472" calcext:value-type="float">
            <text:p>45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ai</text:p>
          </table:table-cell>
          <table:table-cell office:value-type="float" office:value="47095" calcext:value-type="float">
            <text:p>4709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ys d'una vegada al mes</text:p>
          </table:table-cell>
          <table:table-cell office:value-type="float" office:value="47096" calcext:value-type="float">
            <text:p>4709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gada al mes</text:p>
          </table:table-cell>
          <table:table-cell office:value-type="float" office:value="47097" calcext:value-type="float">
            <text:p>4709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àries vegades al mes</text:p>
          </table:table-cell>
          <table:table-cell office:value-type="float" office:value="47098" calcext:value-type="float">
            <text:p>4709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gada a la setmana</text:p>
          </table:table-cell>
          <table:table-cell office:value-type="float" office:value="47099" calcext:value-type="float">
            <text:p>4709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àries vegades a la setmana</text:p>
          </table:table-cell>
          <table:table-cell office:value-type="float" office:value="47100" calcext:value-type="float">
            <text:p>471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ts els dies</text:p>
          </table:table-cell>
          <table:table-cell office:value-type="float" office:value="47101" calcext:value-type="float">
            <text:p>4710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No ho sap)</text:p>
          </table:table-cell>
          <table:table-cell office:value-type="float" office:value="47102" calcext:value-type="float">
            <text:p>4710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1_2002_CAT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lt menys que la majoria</text:p>
          </table:table-cell>
          <table:table-cell office:value-type="float" office:value="45481" calcext:value-type="float">
            <text:p>454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ys que la majoria</text:p>
          </table:table-cell>
          <table:table-cell office:value-type="float" office:value="45482" calcext:value-type="float">
            <text:p>454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és o menys com tothom</text:p>
          </table:table-cell>
          <table:table-cell office:value-type="float" office:value="45483" calcext:value-type="float">
            <text:p>454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és que la majoria</text:p>
          </table:table-cell>
          <table:table-cell office:value-type="float" office:value="45484" calcext:value-type="float">
            <text:p>454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lt més que la majoria</text:p>
          </table:table-cell>
          <table:table-cell office:value-type="float" office:value="45485" calcext:value-type="float">
            <text:p>454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1_2002_CAT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ho sap)</text:p>
          </table:table-cell>
          <table:table-cell office:value-type="float" office:value="45486" calcext:value-type="float">
            <text:p>454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1_2002_CAT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olt segur</text:p>
          </table:table-cell>
          <table:table-cell office:value-type="float" office:value="48575" calcext:value-type="float">
            <text:p>4857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</text:p>
          </table:table-cell>
          <table:table-cell office:value-type="float" office:value="48576" calcext:value-type="float">
            <text:p>4857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</text:p>
          </table:table-cell>
          <table:table-cell office:value-type="float" office:value="48577" calcext:value-type="float">
            <text:p>4857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olt insegur</text:p>
          </table:table-cell>
          <table:table-cell office:value-type="float" office:value="48578" calcext:value-type="float">
            <text:p>4857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1_2002_CAT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ho sap)</text:p>
          </table:table-cell>
          <table:table-cell office:value-type="float" office:value="48579" calcext:value-type="float">
            <text:p>4857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olt bona</text:p>
          </table:table-cell>
          <table:table-cell office:value-type="float" office:value="46367" calcext:value-type="float">
            <text:p>4636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ona</text:p>
          </table:table-cell>
          <table:table-cell office:value-type="float" office:value="46368" calcext:value-type="float">
            <text:p>4636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rmal</text:p>
          </table:table-cell>
          <table:table-cell office:value-type="float" office:value="46369" calcext:value-type="float">
            <text:p>4636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olenta</text:p>
          </table:table-cell>
          <table:table-cell office:value-type="float" office:value="46370" calcext:value-type="float">
            <text:p>463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olt dolenta</text:p>
          </table:table-cell>
          <table:table-cell office:value-type="float" office:value="46371" calcext:value-type="float">
            <text:p>4637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1_2002_CAT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ho sap)</text:p>
          </table:table-cell>
          <table:table-cell office:value-type="float" office:value="46372" calcext:value-type="float">
            <text:p>463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1_2002_CAT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moltes</text:p>
          </table:table-cell>
          <table:table-cell office:value-type="float" office:value="45512" calcext:value-type="float">
            <text:p>455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1_2002_CAT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fins a cert punt</text:p>
          </table:table-cell>
          <table:table-cell office:value-type="float" office:value="45513" calcext:value-type="float">
            <text:p>455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1_2002_CAT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45514" calcext:value-type="float">
            <text:p>455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1_2002_CAT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ho sap)</text:p>
          </table:table-cell>
          <table:table-cell office:value-type="float" office:value="45515" calcext:value-type="float">
            <text:p>455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1_2002_CAT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tòlica</text:p>
          </table:table-cell>
          <table:table-cell office:value-type="float" office:value="47521" calcext:value-type="float">
            <text:p>475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</text:p>
          </table:table-cell>
          <table:table-cell office:value-type="float" office:value="47522" calcext:value-type="float">
            <text:p>4752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rtodoxa</text:p>
          </table:table-cell>
          <table:table-cell office:value-type="float" office:value="47523" calcext:value-type="float">
            <text:p>4752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ltres confessions cristianes</text:p>
          </table:table-cell>
          <table:table-cell office:value-type="float" office:value="47524" calcext:value-type="float">
            <text:p>4752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ueva</text:p>
          </table:table-cell>
          <table:table-cell office:value-type="float" office:value="47525" calcext:value-type="float">
            <text:p>4752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Musulmana</text:p>
          </table:table-cell>
          <table:table-cell office:value-type="float" office:value="47526" calcext:value-type="float">
            <text:p>4752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ligions orientals (budista, hindú, sij, sintoista, taoista)</text:p>
          </table:table-cell>
          <table:table-cell office:value-type="float" office:value="47527" calcext:value-type="float">
            <text:p>4752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ltres religions no cristianes</text:p>
          </table:table-cell>
          <table:table-cell office:value-type="float" office:value="47528" calcext:value-type="float">
            <text:p>475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No ho sap)</text:p>
          </table:table-cell>
          <table:table-cell office:value-type="float" office:value="47529" calcext:value-type="float">
            <text:p>4752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tòlica</text:p>
          </table:table-cell>
          <table:table-cell office:value-type="float" office:value="47521" calcext:value-type="float">
            <text:p>475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</text:p>
          </table:table-cell>
          <table:table-cell office:value-type="float" office:value="47522" calcext:value-type="float">
            <text:p>4752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rtodoxa</text:p>
          </table:table-cell>
          <table:table-cell office:value-type="float" office:value="47523" calcext:value-type="float">
            <text:p>4752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ltres confessions cristianes</text:p>
          </table:table-cell>
          <table:table-cell office:value-type="float" office:value="47524" calcext:value-type="float">
            <text:p>4752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ueva</text:p>
          </table:table-cell>
          <table:table-cell office:value-type="float" office:value="47525" calcext:value-type="float">
            <text:p>4752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usulmana</text:p>
          </table:table-cell>
          <table:table-cell office:value-type="float" office:value="47526" calcext:value-type="float">
            <text:p>4752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ligions orientals (budista, hindú, sij, sintoista, taoista)</text:p>
          </table:table-cell>
          <table:table-cell office:value-type="float" office:value="47527" calcext:value-type="float">
            <text:p>4752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ltres religions no cristianes</text:p>
          </table:table-cell>
          <table:table-cell office:value-type="float" office:value="47528" calcext:value-type="float">
            <text:p>475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No ho sap)</text:p>
          </table:table-cell>
          <table:table-cell office:value-type="float" office:value="47529" calcext:value-type="float">
            <text:p>4752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Gens religiós</text:p>
          </table:table-cell>
          <table:table-cell office:value-type="float" office:value="45516" calcext:value-type="float">
            <text:p>45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45517" calcext:value-type="float">
            <text:p>455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45518" calcext:value-type="float">
            <text:p>455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45519" calcext:value-type="float">
            <text:p>455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45520" calcext:value-type="float">
            <text:p>455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45521" calcext:value-type="float">
            <text:p>455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45522" calcext:value-type="float">
            <text:p>455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45523" calcext:value-type="float">
            <text:p>455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45524" calcext:value-type="float">
            <text:p>455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45525" calcext:value-type="float">
            <text:p>455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olt religiós</text:p>
          </table:table-cell>
          <table:table-cell office:value-type="float" office:value="45526" calcext:value-type="float">
            <text:p>455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ho sap)</text:p>
          </table:table-cell>
          <table:table-cell office:value-type="float" office:value="45527" calcext:value-type="float">
            <text:p>45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ts els dies</text:p>
          </table:table-cell>
          <table:table-cell office:value-type="float" office:value="45528" calcext:value-type="float">
            <text:p>455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és d'una vegada a la setmana</text:p>
          </table:table-cell>
          <table:table-cell office:value-type="float" office:value="45529" calcext:value-type="float">
            <text:p>455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na vegada a la setmana</text:p>
          </table:table-cell>
          <table:table-cell office:value-type="float" office:value="45530" calcext:value-type="float">
            <text:p>455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lmenys una vegada al mes</text:p>
          </table:table-cell>
          <table:table-cell office:value-type="float" office:value="45531" calcext:value-type="float">
            <text:p>455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omés les festivitats religioses especials</text:p>
          </table:table-cell>
          <table:table-cell office:value-type="float" office:value="45532" calcext:value-type="float">
            <text:p>455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mb menys freqüència</text:p>
          </table:table-cell>
          <table:table-cell office:value-type="float" office:value="45533" calcext:value-type="float">
            <text:p>455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ai</text:p>
          </table:table-cell>
          <table:table-cell office:value-type="float" office:value="45534" calcext:value-type="float">
            <text:p>455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No ho sap)</text:p>
          </table:table-cell>
          <table:table-cell office:value-type="float" office:value="45535" calcext:value-type="float">
            <text:p>455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ots els dies</text:p>
          </table:table-cell>
          <table:table-cell office:value-type="float" office:value="48580" calcext:value-type="float">
            <text:p>4858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és d'una vegada a la setmana</text:p>
          </table:table-cell>
          <table:table-cell office:value-type="float" office:value="48581" calcext:value-type="float">
            <text:p>4858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Una vegada a la setmana</text:p>
          </table:table-cell>
          <table:table-cell office:value-type="float" office:value="48582" calcext:value-type="float">
            <text:p>4858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menys una vegada al mes</text:p>
          </table:table-cell>
          <table:table-cell office:value-type="float" office:value="48583" calcext:value-type="float">
            <text:p>4858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omés les festivitats religioses especials</text:p>
          </table:table-cell>
          <table:table-cell office:value-type="float" office:value="48584" calcext:value-type="float">
            <text:p>4858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mb menor freqüència</text:p>
          </table:table-cell>
          <table:table-cell office:value-type="float" office:value="48585" calcext:value-type="float">
            <text:p>4858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ai</text:p>
          </table:table-cell>
          <table:table-cell office:value-type="float" office:value="48586" calcext:value-type="float">
            <text:p>4858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ho sap)</text:p>
          </table:table-cell>
          <table:table-cell office:value-type="float" office:value="48587" calcext:value-type="float">
            <text:p>4858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1_2002_CAT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r o raça</text:p>
          </table:table-cell>
          <table:table-cell office:value-type="float" office:value="48588" calcext:value-type="float">
            <text:p>4858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cionalitat</text:p>
          </table:table-cell>
          <table:table-cell office:value-type="float" office:value="48589" calcext:value-type="float">
            <text:p>4858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ó</text:p>
          </table:table-cell>
          <table:table-cell office:value-type="float" office:value="48590" calcext:value-type="float">
            <text:p>4859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lengua</text:p>
          </table:table-cell>
          <table:table-cell office:value-type="float" office:value="48591" calcext:value-type="float">
            <text:p>4859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rup ètnic</text:p>
          </table:table-cell>
          <table:table-cell office:value-type="float" office:value="48592" calcext:value-type="float">
            <text:p>4859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dat</text:p>
          </table:table-cell>
          <table:table-cell office:value-type="float" office:value="48593" calcext:value-type="float">
            <text:p>4859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ènere</text:p>
          </table:table-cell>
          <table:table-cell office:value-type="float" office:value="48594" calcext:value-type="float">
            <text:p>4859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at</text:p>
          </table:table-cell>
          <table:table-cell office:value-type="float" office:value="48595" calcext:value-type="float">
            <text:p>4859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inusvàlua</text:p>
          </table:table-cell>
          <table:table-cell office:value-type="float" office:value="48596" calcext:value-type="float">
            <text:p>4859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ltres</text:p>
          </table:table-cell>
          <table:table-cell office:value-type="float" office:value="48597" calcext:value-type="float">
            <text:p>4859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No ho sap)</text:p>
          </table:table-cell>
          <table:table-cell office:value-type="float" office:value="48598" calcext:value-type="float">
            <text:p>4859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1_2002_CAT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Fa menys d'un any</text:p>
          </table:table-cell>
          <table:table-cell office:value-type="float" office:value="45536" calcext:value-type="float">
            <text:p>45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 i 5 anys</text:p>
          </table:table-cell>
          <table:table-cell office:value-type="float" office:value="45537" calcext:value-type="float">
            <text:p>455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6 i 10 anys</text:p>
          </table:table-cell>
          <table:table-cell office:value-type="float" office:value="45538" calcext:value-type="float">
            <text:p>455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1 i 20 anys</text:p>
          </table:table-cell>
          <table:table-cell office:value-type="float" office:value="45539" calcext:value-type="float">
            <text:p>455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Fa més de 20 anys</text:p>
          </table:table-cell>
          <table:table-cell office:value-type="float" office:value="45540" calcext:value-type="float">
            <text:p>455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1_2002_CAT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ho sap)</text:p>
          </table:table-cell>
          <table:table-cell office:value-type="float" office:value="45541" calcext:value-type="float">
            <text:p>455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1_2002_CAT_ES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Europa</text:p>
          </table:table-cell>
          <table:table-cell office:value-type="float" office:value="48599" calcext:value-type="float">
            <text:p>4859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Àfrica</text:p>
          </table:table-cell>
          <table:table-cell office:value-type="float" office:value="48600" calcext:value-type="float">
            <text:p>486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sia</text:p>
          </table:table-cell>
          <table:table-cell office:value-type="float" office:value="48601" calcext:value-type="float">
            <text:p>4860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mèrica del Nord</text:p>
          </table:table-cell>
          <table:table-cell office:value-type="float" office:value="48602" calcext:value-type="float">
            <text:p>486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mèrica del Sud i Carib</text:p>
          </table:table-cell>
          <table:table-cell office:value-type="float" office:value="48603" calcext:value-type="float">
            <text:p>4860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Oceania</text:p>
          </table:table-cell>
          <table:table-cell office:value-type="float" office:value="48604" calcext:value-type="float">
            <text:p>4860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No ho sap)</text:p>
          </table:table-cell>
          <table:table-cell office:value-type="float" office:value="48605" calcext:value-type="float">
            <text:p>4860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1_2002_CAT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Europa</text:p>
          </table:table-cell>
          <table:table-cell office:value-type="float" office:value="48606" calcext:value-type="float">
            <text:p>4860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África</text:p>
          </table:table-cell>
          <table:table-cell office:value-type="float" office:value="48607" calcext:value-type="float">
            <text:p>4860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sia</text:p>
          </table:table-cell>
          <table:table-cell office:value-type="float" office:value="48608" calcext:value-type="float">
            <text:p>4860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mèrica del Nord</text:p>
          </table:table-cell>
          <table:table-cell office:value-type="float" office:value="48609" calcext:value-type="float">
            <text:p>4860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mèrica del Sud i el Carib</text:p>
          </table:table-cell>
          <table:table-cell office:value-type="float" office:value="48610" calcext:value-type="float">
            <text:p>4861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Oceanía</text:p>
          </table:table-cell>
          <table:table-cell office:value-type="float" office:value="48611" calcext:value-type="float">
            <text:p>4861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No ho sap)</text:p>
          </table:table-cell>
          <table:table-cell office:value-type="float" office:value="48612" calcext:value-type="float">
            <text:p>4861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a majoria són de la mateixa raça o grup ètnic</text:p>
          </table:table-cell>
          <table:table-cell office:value-type="float" office:value="48613" calcext:value-type="float">
            <text:p>4861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que la majoria dels espanyols</text:p>
          </table:table-cell>
          <table:table-cell office:value-type="float" office:value="48614" calcext:value-type="float">
            <text:p>4861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a majoria són d'una raça o grup ètnic diferent al 2</text:p>
          </table:table-cell>
          <table:table-cell office:value-type="float" office:value="48615" calcext:value-type="float">
            <text:p>4861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 la majoria dels espanyols</text:p>
          </table:table-cell>
          <table:table-cell office:value-type="float" office:value="48616" calcext:value-type="float">
            <text:p>4861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, meitat i meitat?</text:p>
          </table:table-cell>
          <table:table-cell office:value-type="float" office:value="48617" calcext:value-type="float">
            <text:p>4861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No ho sap)</text:p>
          </table:table-cell>
          <table:table-cell office:value-type="float" office:value="48618" calcext:value-type="float">
            <text:p>4861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1_2002_CAT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a majoria venen dels països rics d'Europa</text:p>
          </table:table-cell>
          <table:table-cell office:value-type="float" office:value="48619" calcext:value-type="float">
            <text:p>4861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1_2002_CAT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a majoria venen dels països pobres d'Europa</text:p>
          </table:table-cell>
          <table:table-cell office:value-type="float" office:value="48620" calcext:value-type="float">
            <text:p>486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1_2002_CAT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, meitat i meitat?</text:p>
          </table:table-cell>
          <table:table-cell office:value-type="float" office:value="48621" calcext:value-type="float">
            <text:p>4862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1_2002_CAT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No ho sap)</text:p>
          </table:table-cell>
          <table:table-cell office:value-type="float" office:value="48622" calcext:value-type="float">
            <text:p>4862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1_2002_CAT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a majoria venen dels països rics no europeus</text:p>
          </table:table-cell>
          <table:table-cell office:value-type="float" office:value="48623" calcext:value-type="float">
            <text:p>4862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1_2002_CAT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a majoria venen dels països pobres no europeus</text:p>
          </table:table-cell>
          <table:table-cell office:value-type="float" office:value="48624" calcext:value-type="float">
            <text:p>4862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1_2002_CAT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 meitat i meitat?</text:p>
          </table:table-cell>
          <table:table-cell office:value-type="float" office:value="48625" calcext:value-type="float">
            <text:p>4862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1_2002_CAT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No ho sap)</text:p>
          </table:table-cell>
          <table:table-cell office:value-type="float" office:value="48626" calcext:value-type="float">
            <text:p>4862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hauria de permetre que molts vinguin a viure aquí</text:p>
          </table:table-cell>
          <table:table-cell office:value-type="float" office:value="48627" calcext:value-type="float">
            <text:p>4862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que vinguin uns quants...</text:p>
          </table:table-cell>
          <table:table-cell office:value-type="float" office:value="48628" calcext:value-type="float">
            <text:p>4862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que vinguin uns pocs...</text:p>
          </table:table-cell>
          <table:table-cell office:value-type="float" office:value="48629" calcext:value-type="float">
            <text:p>4862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no hauria de permetre que cap vingui a viure aquí</text:p>
          </table:table-cell>
          <table:table-cell office:value-type="float" office:value="48630" calcext:value-type="float">
            <text:p>486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ho sap)</text:p>
          </table:table-cell>
          <table:table-cell office:value-type="float" office:value="48631" calcext:value-type="float">
            <text:p>4863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hauria de permetre que molts vinguin a viureaquí</text:p>
          </table:table-cell>
          <table:table-cell office:value-type="float" office:value="48632" calcext:value-type="float">
            <text:p>4863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que vinguin uns quants...</text:p>
          </table:table-cell>
          <table:table-cell office:value-type="float" office:value="48633" calcext:value-type="float">
            <text:p>4863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que vinguin uns pocs...</text:p>
          </table:table-cell>
          <table:table-cell office:value-type="float" office:value="48634" calcext:value-type="float">
            <text:p>4863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no hauria de permetre que cap vingui a viureaquí</text:p>
          </table:table-cell>
          <table:table-cell office:value-type="float" office:value="48635" calcext:value-type="float">
            <text:p>4863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ho sap)</text:p>
          </table:table-cell>
          <table:table-cell office:value-type="float" office:value="48636" calcext:value-type="float">
            <text:p>4863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hauria de permetre que molts vinguin a viure aquí</text:p>
          </table:table-cell>
          <table:table-cell office:value-type="float" office:value="48637" calcext:value-type="float">
            <text:p>4863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que vinguin uns quants...</text:p>
          </table:table-cell>
          <table:table-cell office:value-type="float" office:value="48638" calcext:value-type="float">
            <text:p>4863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que vinguin uns pocs...</text:p>
          </table:table-cell>
          <table:table-cell office:value-type="float" office:value="48639" calcext:value-type="float">
            <text:p>4863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no hauria de permetre que cap vingui a viure</text:p>
          </table:table-cell>
          <table:table-cell office:value-type="float" office:value="48640" calcext:value-type="float">
            <text:p>4864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quí</text:p>
          </table:table-cell>
          <table:table-cell office:value-type="float" office:value="48641" calcext:value-type="float">
            <text:p>4864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ho sap)</text:p>
          </table:table-cell>
          <table:table-cell office:value-type="float" office:value="48642" calcext:value-type="float">
            <text:p>486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hauria de permetre que molts vinguin a viure aquí</text:p>
          </table:table-cell>
          <table:table-cell office:value-type="float" office:value="48627" calcext:value-type="float">
            <text:p>4862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que vinguin uns quants...</text:p>
          </table:table-cell>
          <table:table-cell office:value-type="float" office:value="48628" calcext:value-type="float">
            <text:p>4862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que vinguin uns pocs...</text:p>
          </table:table-cell>
          <table:table-cell office:value-type="float" office:value="48629" calcext:value-type="float">
            <text:p>4862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no hauria de permetre que cap vingui a viure aquí</text:p>
          </table:table-cell>
          <table:table-cell office:value-type="float" office:value="48630" calcext:value-type="float">
            <text:p>486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No ho sap)</text:p>
          </table:table-cell>
          <table:table-cell office:value-type="float" office:value="48631" calcext:value-type="float">
            <text:p>4863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hauria de permetre que molts vinguin a viure aquí</text:p>
          </table:table-cell>
          <table:table-cell office:value-type="float" office:value="48627" calcext:value-type="float">
            <text:p>4862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que vinguin uns quants...</text:p>
          </table:table-cell>
          <table:table-cell office:value-type="float" office:value="48628" calcext:value-type="float">
            <text:p>4862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que vinguin uns pocs...</text:p>
          </table:table-cell>
          <table:table-cell office:value-type="float" office:value="48629" calcext:value-type="float">
            <text:p>4862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no hauria de permetre que cap vingui a viure aquí</text:p>
          </table:table-cell>
          <table:table-cell office:value-type="float" office:value="48630" calcext:value-type="float">
            <text:p>486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o ho sap)</text:p>
          </table:table-cell>
          <table:table-cell office:value-type="float" office:value="48631" calcext:value-type="float">
            <text:p>4863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hauria de permetre que molts vinguin a viureaquí</text:p>
          </table:table-cell>
          <table:table-cell office:value-type="float" office:value="48643" calcext:value-type="float">
            <text:p>4864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que vinguin uns quants...</text:p>
          </table:table-cell>
          <table:table-cell office:value-type="float" office:value="48644" calcext:value-type="float">
            <text:p>4864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que vinguin uns pocs...</text:p>
          </table:table-cell>
          <table:table-cell office:value-type="float" office:value="48645" calcext:value-type="float">
            <text:p>4864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no hauria de permetre que cap vingui a viure aquí</text:p>
          </table:table-cell>
          <table:table-cell office:value-type="float" office:value="48646" calcext:value-type="float">
            <text:p>4864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No ho sap)</text:p>
          </table:table-cell>
          <table:table-cell office:value-type="float" office:value="48647" calcext:value-type="float">
            <text:p>4864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Gens important</text:p>
          </table:table-cell>
          <table:table-cell office:value-type="float" office:value="48648" calcext:value-type="float">
            <text:p>486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48649" calcext:value-type="float">
            <text:p>486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48650" calcext:value-type="float">
            <text:p>4865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48651" calcext:value-type="float">
            <text:p>48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48653" calcext:value-type="float">
            <text:p>48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48654" calcext:value-type="float">
            <text:p>486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48655" calcext:value-type="float">
            <text:p>486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48656" calcext:value-type="float">
            <text:p>486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48657" calcext:value-type="float">
            <text:p>48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Molt important</text:p>
          </table:table-cell>
          <table:table-cell office:value-type="float" office:value="48658" calcext:value-type="float">
            <text:p>4865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(No ho sap)</text:p>
          </table:table-cell>
          <table:table-cell office:value-type="float" office:value="48659" calcext:value-type="float">
            <text:p>48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Treuen la feina</text:p>
          </table:table-cell>
          <table:table-cell office:value-type="float" office:value="48660" calcext:value-type="float">
            <text:p>4866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48661" calcext:value-type="float">
            <text:p>4866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48662" calcext:value-type="float">
            <text:p>4866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48663" calcext:value-type="float">
            <text:p>4866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48664" calcext:value-type="float">
            <text:p>4866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48665" calcext:value-type="float">
            <text:p>4866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48666" calcext:value-type="float">
            <text:p>4866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48667" calcext:value-type="float">
            <text:p>4866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48668" calcext:value-type="float">
            <text:p>4866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48669" calcext:value-type="float">
            <text:p>4866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juden a crear nous llocs de treball</text:p>
          </table:table-cell>
          <table:table-cell office:value-type="float" office:value="48670" calcext:value-type="float">
            <text:p>4867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(No ho sap)</text:p>
          </table:table-cell>
          <table:table-cell office:value-type="float" office:value="48671" calcext:value-type="float">
            <text:p>4867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Generalment reben més</text:p>
          </table:table-cell>
          <table:table-cell office:value-type="float" office:value="48672" calcext:value-type="float">
            <text:p>486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1" calcext:value-type="float">
            <text:p>1</text:p>
          </table:table-cell>
          <table:table-cell office:value-type="float" office:value="48673" calcext:value-type="float">
            <text:p>4867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2" calcext:value-type="float">
            <text:p>2</text:p>
          </table:table-cell>
          <table:table-cell office:value-type="float" office:value="48674" calcext:value-type="float">
            <text:p>486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3" calcext:value-type="float">
            <text:p>3</text:p>
          </table:table-cell>
          <table:table-cell office:value-type="float" office:value="48675" calcext:value-type="float">
            <text:p>4867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4" calcext:value-type="float">
            <text:p>4</text:p>
          </table:table-cell>
          <table:table-cell office:value-type="float" office:value="48676" calcext:value-type="float">
            <text:p>4867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5" calcext:value-type="float">
            <text:p>5</text:p>
          </table:table-cell>
          <table:table-cell office:value-type="float" office:value="48677" calcext:value-type="float">
            <text:p>4867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6" calcext:value-type="float">
            <text:p>6</text:p>
          </table:table-cell>
          <table:table-cell office:value-type="float" office:value="48678" calcext:value-type="float">
            <text:p>4867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7" calcext:value-type="float">
            <text:p>7</text:p>
          </table:table-cell>
          <table:table-cell office:value-type="float" office:value="48679" calcext:value-type="float">
            <text:p>4867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8" calcext:value-type="float">
            <text:p>8</text:p>
          </table:table-cell>
          <table:table-cell office:value-type="float" office:value="48680" calcext:value-type="float">
            <text:p>4868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float" office:value="9" calcext:value-type="float">
            <text:p>9</text:p>
          </table:table-cell>
          <table:table-cell office:value-type="float" office:value="48681" calcext:value-type="float">
            <text:p>4868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Generalment aporten més</text:p>
          </table:table-cell>
          <table:table-cell office:value-type="float" office:value="48682" calcext:value-type="float">
            <text:p>4868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(No ho sap)</text:p>
          </table:table-cell>
          <table:table-cell office:value-type="float" office:value="48683" calcext:value-type="float">
            <text:p>4868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És dolent per a l'economia</text:p>
          </table:table-cell>
          <table:table-cell office:value-type="float" office:value="48684" calcext:value-type="float">
            <text:p>4868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48685" calcext:value-type="float">
            <text:p>4868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48686" calcext:value-type="float">
            <text:p>4868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48687" calcext:value-type="float">
            <text:p>4868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48688" calcext:value-type="float">
            <text:p>4868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48689" calcext:value-type="float">
            <text:p>4868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48690" calcext:value-type="float">
            <text:p>4869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48691" calcext:value-type="float">
            <text:p>4869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48692" calcext:value-type="float">
            <text:p>4869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48693" calcext:value-type="float">
            <text:p>4869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És bo per a l'economia</text:p>
          </table:table-cell>
          <table:table-cell office:value-type="float" office:value="48694" calcext:value-type="float">
            <text:p>4869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(No ho sap)</text:p>
          </table:table-cell>
          <table:table-cell office:value-type="float" office:value="48695" calcext:value-type="float">
            <text:p>486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La vida cultural espanyola s'empobreix</text:p>
          </table:table-cell>
          <table:table-cell office:value-type="float" office:value="48696" calcext:value-type="float">
            <text:p>4869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48697" calcext:value-type="float">
            <text:p>4869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48698" calcext:value-type="float">
            <text:p>4869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48699" calcext:value-type="float">
            <text:p>4869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48700" calcext:value-type="float">
            <text:p>487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48701" calcext:value-type="float">
            <text:p>4870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48702" calcext:value-type="float">
            <text:p>4870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48703" calcext:value-type="float">
            <text:p>4870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48704" calcext:value-type="float">
            <text:p>4870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48705" calcext:value-type="float">
            <text:p>487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La vida cultural Espanyola s'enriqueix</text:p>
          </table:table-cell>
          <table:table-cell office:value-type="float" office:value="48706" calcext:value-type="float">
            <text:p>4870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(No ho sap)</text:p>
          </table:table-cell>
          <table:table-cell office:value-type="float" office:value="48707" calcext:value-type="float">
            <text:p>4870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Un lloc pitjor per viure</text:p>
          </table:table-cell>
          <table:table-cell office:value-type="float" office:value="48708" calcext:value-type="float">
            <text:p>4870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48709" calcext:value-type="float">
            <text:p>4870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48710" calcext:value-type="float">
            <text:p>487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48711" calcext:value-type="float">
            <text:p>4871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48712" calcext:value-type="float">
            <text:p>4871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48713" calcext:value-type="float">
            <text:p>4871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48714" calcext:value-type="float">
            <text:p>487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48715" calcext:value-type="float">
            <text:p>4871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48716" calcext:value-type="float">
            <text:p>4871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48717" calcext:value-type="float">
            <text:p>4871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Un lloc millor per viure</text:p>
          </table:table-cell>
          <table:table-cell office:value-type="float" office:value="48718" calcext:value-type="float">
            <text:p>487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(No ho sap)</text:p>
          </table:table-cell>
          <table:table-cell office:value-type="float" office:value="48719" calcext:value-type="float">
            <text:p>4871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l problema de la inseguretat empitjora</text:p>
          </table:table-cell>
          <table:table-cell office:value-type="float" office:value="48720" calcext:value-type="float">
            <text:p>4872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48721" calcext:value-type="float">
            <text:p>4872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48722" calcext:value-type="float">
            <text:p>4872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48723" calcext:value-type="float">
            <text:p>4872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48724" calcext:value-type="float">
            <text:p>4872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48725" calcext:value-type="float">
            <text:p>4872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48726" calcext:value-type="float">
            <text:p>4872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48727" calcext:value-type="float">
            <text:p>4872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48728" calcext:value-type="float">
            <text:p>4872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48729" calcext:value-type="float">
            <text:p>4872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l problema de la Inseguretat millora</text:p>
          </table:table-cell>
          <table:table-cell office:value-type="float" office:value="48730" calcext:value-type="float">
            <text:p>4873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(No ho sap)</text:p>
          </table:table-cell>
          <table:table-cell office:value-type="float" office:value="48731" calcext:value-type="float">
            <text:p>4873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Negatiu per als seus països d'origen a llarg termini</text:p>
          </table:table-cell>
          <table:table-cell office:value-type="float" office:value="48732" calcext:value-type="float">
            <text:p>4873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48733" calcext:value-type="float">
            <text:p>4873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48734" calcext:value-type="float">
            <text:p>4873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48735" calcext:value-type="float">
            <text:p>4873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48736" calcext:value-type="float">
            <text:p>4873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48737" calcext:value-type="float">
            <text:p>4873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48738" calcext:value-type="float">
            <text:p>4873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48739" calcext:value-type="float">
            <text:p>4873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48740" calcext:value-type="float">
            <text:p>4874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48741" calcext:value-type="float">
            <text:p>4874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Positiu per als seus països d'origen a llarg termini</text:p>
          </table:table-cell>
          <table:table-cell office:value-type="float" office:value="48742" calcext:value-type="float">
            <text:p>4874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(No ho sap)</text:p>
          </table:table-cell>
          <table:table-cell office:value-type="float" office:value="48743" calcext:value-type="float">
            <text:p>4874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No m'importaria en absolut</text:p>
          </table:table-cell>
          <table:table-cell office:value-type="float" office:value="48744" calcext:value-type="float">
            <text:p>4874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48745" calcext:value-type="float">
            <text:p>4874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48746" calcext:value-type="float">
            <text:p>4874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48747" calcext:value-type="float">
            <text:p>4874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48748" calcext:value-type="float">
            <text:p>487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48749" calcext:value-type="float">
            <text:p>4874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48750" calcext:value-type="float">
            <text:p>4875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48751" calcext:value-type="float">
            <text:p>4875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48752" calcext:value-type="float">
            <text:p>4875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48753" calcext:value-type="float">
            <text:p>4875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M'importaria molt</text:p>
          </table:table-cell>
          <table:table-cell office:value-type="float" office:value="48754" calcext:value-type="float">
            <text:p>4875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(No ho sap)</text:p>
          </table:table-cell>
          <table:table-cell office:value-type="float" office:value="48755" calcext:value-type="float">
            <text:p>4875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No m'importaria en absolut</text:p>
          </table:table-cell>
          <table:table-cell office:value-type="float" office:value="48744" calcext:value-type="float">
            <text:p>4874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1" calcext:value-type="float">
            <text:p>1</text:p>
          </table:table-cell>
          <table:table-cell office:value-type="float" office:value="48745" calcext:value-type="float">
            <text:p>4874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2" calcext:value-type="float">
            <text:p>2</text:p>
          </table:table-cell>
          <table:table-cell office:value-type="float" office:value="48746" calcext:value-type="float">
            <text:p>4874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3" calcext:value-type="float">
            <text:p>3</text:p>
          </table:table-cell>
          <table:table-cell office:value-type="float" office:value="48747" calcext:value-type="float">
            <text:p>4874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4" calcext:value-type="float">
            <text:p>4</text:p>
          </table:table-cell>
          <table:table-cell office:value-type="float" office:value="48748" calcext:value-type="float">
            <text:p>487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5" calcext:value-type="float">
            <text:p>5</text:p>
          </table:table-cell>
          <table:table-cell office:value-type="float" office:value="48749" calcext:value-type="float">
            <text:p>4874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6" calcext:value-type="float">
            <text:p>6</text:p>
          </table:table-cell>
          <table:table-cell office:value-type="float" office:value="48750" calcext:value-type="float">
            <text:p>4875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7" calcext:value-type="float">
            <text:p>7</text:p>
          </table:table-cell>
          <table:table-cell office:value-type="float" office:value="48751" calcext:value-type="float">
            <text:p>4875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8" calcext:value-type="float">
            <text:p>8</text:p>
          </table:table-cell>
          <table:table-cell office:value-type="float" office:value="48752" calcext:value-type="float">
            <text:p>4875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float" office:value="9" calcext:value-type="float">
            <text:p>9</text:p>
          </table:table-cell>
          <table:table-cell office:value-type="float" office:value="48753" calcext:value-type="float">
            <text:p>4875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M'importaria molt</text:p>
          </table:table-cell>
          <table:table-cell office:value-type="float" office:value="48754" calcext:value-type="float">
            <text:p>4875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(No ho sap)</text:p>
          </table:table-cell>
          <table:table-cell office:value-type="float" office:value="48755" calcext:value-type="float">
            <text:p>4875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No m'importaria en absolut</text:p>
          </table:table-cell>
          <table:table-cell office:value-type="float" office:value="48744" calcext:value-type="float">
            <text:p>4874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1" calcext:value-type="float">
            <text:p>1</text:p>
          </table:table-cell>
          <table:table-cell office:value-type="float" office:value="48745" calcext:value-type="float">
            <text:p>4874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2" calcext:value-type="float">
            <text:p>2</text:p>
          </table:table-cell>
          <table:table-cell office:value-type="float" office:value="48746" calcext:value-type="float">
            <text:p>4874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3" calcext:value-type="float">
            <text:p>3</text:p>
          </table:table-cell>
          <table:table-cell office:value-type="float" office:value="48747" calcext:value-type="float">
            <text:p>4874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4" calcext:value-type="float">
            <text:p>4</text:p>
          </table:table-cell>
          <table:table-cell office:value-type="float" office:value="48748" calcext:value-type="float">
            <text:p>487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5" calcext:value-type="float">
            <text:p>5</text:p>
          </table:table-cell>
          <table:table-cell office:value-type="float" office:value="48749" calcext:value-type="float">
            <text:p>4874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6" calcext:value-type="float">
            <text:p>6</text:p>
          </table:table-cell>
          <table:table-cell office:value-type="float" office:value="48750" calcext:value-type="float">
            <text:p>4875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7" calcext:value-type="float">
            <text:p>7</text:p>
          </table:table-cell>
          <table:table-cell office:value-type="float" office:value="48751" calcext:value-type="float">
            <text:p>4875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8" calcext:value-type="float">
            <text:p>8</text:p>
          </table:table-cell>
          <table:table-cell office:value-type="float" office:value="48752" calcext:value-type="float">
            <text:p>4875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float" office:value="9" calcext:value-type="float">
            <text:p>9</text:p>
          </table:table-cell>
          <table:table-cell office:value-type="float" office:value="48753" calcext:value-type="float">
            <text:p>4875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M'importaria molt</text:p>
          </table:table-cell>
          <table:table-cell office:value-type="float" office:value="48754" calcext:value-type="float">
            <text:p>4875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(No ho sap)</text:p>
          </table:table-cell>
          <table:table-cell office:value-type="float" office:value="48755" calcext:value-type="float">
            <text:p>4875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No m'importaria en absolut</text:p>
          </table:table-cell>
          <table:table-cell office:value-type="float" office:value="48744" calcext:value-type="float">
            <text:p>4874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1" calcext:value-type="float">
            <text:p>1</text:p>
          </table:table-cell>
          <table:table-cell office:value-type="float" office:value="48745" calcext:value-type="float">
            <text:p>4874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2" calcext:value-type="float">
            <text:p>2</text:p>
          </table:table-cell>
          <table:table-cell office:value-type="float" office:value="48746" calcext:value-type="float">
            <text:p>4874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3" calcext:value-type="float">
            <text:p>3</text:p>
          </table:table-cell>
          <table:table-cell office:value-type="float" office:value="48747" calcext:value-type="float">
            <text:p>4874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4" calcext:value-type="float">
            <text:p>4</text:p>
          </table:table-cell>
          <table:table-cell office:value-type="float" office:value="48748" calcext:value-type="float">
            <text:p>487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5" calcext:value-type="float">
            <text:p>5</text:p>
          </table:table-cell>
          <table:table-cell office:value-type="float" office:value="48749" calcext:value-type="float">
            <text:p>4874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6" calcext:value-type="float">
            <text:p>6</text:p>
          </table:table-cell>
          <table:table-cell office:value-type="float" office:value="48750" calcext:value-type="float">
            <text:p>4875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7" calcext:value-type="float">
            <text:p>7</text:p>
          </table:table-cell>
          <table:table-cell office:value-type="float" office:value="48751" calcext:value-type="float">
            <text:p>4875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8" calcext:value-type="float">
            <text:p>8</text:p>
          </table:table-cell>
          <table:table-cell office:value-type="float" office:value="48752" calcext:value-type="float">
            <text:p>4875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float" office:value="9" calcext:value-type="float">
            <text:p>9</text:p>
          </table:table-cell>
          <table:table-cell office:value-type="float" office:value="48753" calcext:value-type="float">
            <text:p>4875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M'importaria molt</text:p>
          </table:table-cell>
          <table:table-cell office:value-type="float" office:value="48754" calcext:value-type="float">
            <text:p>4875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(No ho sap)</text:p>
          </table:table-cell>
          <table:table-cell office:value-type="float" office:value="48755" calcext:value-type="float">
            <text:p>4875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loc on quasi ningú fos d'una raça o grup ètnic diferent del de la majoria dels espanyols</text:p>
          </table:table-cell>
          <table:table-cell office:value-type="float" office:value="48756" calcext:value-type="float">
            <text:p>4875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loc on algunes persones fossin d'una raça o grup ètnic diferent del de la majoria dels espanyols</text:p>
          </table:table-cell>
          <table:table-cell office:value-type="float" office:value="48757" calcext:value-type="float">
            <text:p>4875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loc on moltes persones fossin d'una raça o grup ètnic diferent del de la majoria dels espanyols</text:p>
          </table:table-cell>
          <table:table-cell office:value-type="float" office:value="48758" calcext:value-type="float">
            <text:p>4875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m seria indiferent</text:p>
          </table:table-cell>
          <table:table-cell office:value-type="float" office:value="48759" calcext:value-type="float">
            <text:p>4875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No ho sap)</text:p>
          </table:table-cell>
          <table:table-cell office:value-type="float" office:value="48760" calcext:value-type="float">
            <text:p>4876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1_2002_CAT_ES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loc on quasi ningú és d'una raça o grup ètnic diferent del de la majoria dels espanyols</text:p>
          </table:table-cell>
          <table:table-cell office:value-type="float" office:value="48761" calcext:value-type="float">
            <text:p>4876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1_2002_CAT_ES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loc on algunes persones són d'una raça o grup 2 ètnic diferent del de la majoria dels espanyols</text:p>
          </table:table-cell>
          <table:table-cell office:value-type="float" office:value="48762" calcext:value-type="float">
            <text:p>4876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1_2002_CAT_ES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loc on moltes persones són d'una raça o grup ètnic diferent del de la majoria dels espanyols</text:p>
          </table:table-cell>
          <table:table-cell office:value-type="float" office:value="48763" calcext:value-type="float">
            <text:p>4876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1_2002_CAT_ES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No ho sap)</text:p>
          </table:table-cell>
          <table:table-cell office:value-type="float" office:value="48764" calcext:value-type="float">
            <text:p>4876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olt dolente</text:p>
          </table:table-cell>
          <table:table-cell office:value-type="float" office:value="48765" calcext:value-type="float">
            <text:p>4876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1" calcext:value-type="float">
            <text:p>1</text:p>
          </table:table-cell>
          <table:table-cell office:value-type="float" office:value="48766" calcext:value-type="float">
            <text:p>487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2" calcext:value-type="float">
            <text:p>2</text:p>
          </table:table-cell>
          <table:table-cell office:value-type="float" office:value="48767" calcext:value-type="float">
            <text:p>4876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3" calcext:value-type="float">
            <text:p>3</text:p>
          </table:table-cell>
          <table:table-cell office:value-type="float" office:value="48768" calcext:value-type="float">
            <text:p>4876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4" calcext:value-type="float">
            <text:p>4</text:p>
          </table:table-cell>
          <table:table-cell office:value-type="float" office:value="48769" calcext:value-type="float">
            <text:p>4876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5" calcext:value-type="float">
            <text:p>5</text:p>
          </table:table-cell>
          <table:table-cell office:value-type="float" office:value="48770" calcext:value-type="float">
            <text:p>4877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6" calcext:value-type="float">
            <text:p>6</text:p>
          </table:table-cell>
          <table:table-cell office:value-type="float" office:value="48771" calcext:value-type="float">
            <text:p>4877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7" calcext:value-type="float">
            <text:p>7</text:p>
          </table:table-cell>
          <table:table-cell office:value-type="float" office:value="48772" calcext:value-type="float">
            <text:p>4877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8" calcext:value-type="float">
            <text:p>8</text:p>
          </table:table-cell>
          <table:table-cell office:value-type="float" office:value="48773" calcext:value-type="float">
            <text:p>4877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float" office:value="9" calcext:value-type="float">
            <text:p>9</text:p>
          </table:table-cell>
          <table:table-cell office:value-type="float" office:value="48774" calcext:value-type="float">
            <text:p>4877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olt bona</text:p>
          </table:table-cell>
          <table:table-cell office:value-type="float" office:value="48775" calcext:value-type="float">
            <text:p>4877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(No ho sap)</text:p>
          </table:table-cell>
          <table:table-cell office:value-type="float" office:value="48776" calcext:value-type="float">
            <text:p>4877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Molt dolente</text:p>
          </table:table-cell>
          <table:table-cell office:value-type="float" office:value="48765" calcext:value-type="float">
            <text:p>4876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1" calcext:value-type="float">
            <text:p>1</text:p>
          </table:table-cell>
          <table:table-cell office:value-type="float" office:value="48766" calcext:value-type="float">
            <text:p>487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2" calcext:value-type="float">
            <text:p>2</text:p>
          </table:table-cell>
          <table:table-cell office:value-type="float" office:value="48767" calcext:value-type="float">
            <text:p>4876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  <table:table-cell office:value-type="float" office:value="48768" calcext:value-type="float">
            <text:p>4876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4" calcext:value-type="float">
            <text:p>4</text:p>
          </table:table-cell>
          <table:table-cell office:value-type="float" office:value="48769" calcext:value-type="float">
            <text:p>4876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float" office:value="48770" calcext:value-type="float">
            <text:p>4877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float" office:value="48771" calcext:value-type="float">
            <text:p>4877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7" calcext:value-type="float">
            <text:p>7</text:p>
          </table:table-cell>
          <table:table-cell office:value-type="float" office:value="48772" calcext:value-type="float">
            <text:p>4877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float" office:value="48773" calcext:value-type="float">
            <text:p>4877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float" office:value="9" calcext:value-type="float">
            <text:p>9</text:p>
          </table:table-cell>
          <table:table-cell office:value-type="float" office:value="48774" calcext:value-type="float">
            <text:p>4877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Molt bona</text:p>
          </table:table-cell>
          <table:table-cell office:value-type="float" office:value="48775" calcext:value-type="float">
            <text:p>4877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(No ho sap)</text:p>
          </table:table-cell>
          <table:table-cell office:value-type="float" office:value="48776" calcext:value-type="float">
            <text:p>4877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1_2002_CAT_ES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í, bastants</text:p>
          </table:table-cell>
          <table:table-cell office:value-type="float" office:value="48777" calcext:value-type="float">
            <text:p>4877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SS_R01_2002_CAT_ES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í, uns pocs</text:p>
          </table:table-cell>
          <table:table-cell office:value-type="float" office:value="48778" calcext:value-type="float">
            <text:p>4877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SS_R01_2002_CAT_ES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No, cap</text:p>
          </table:table-cell>
          <table:table-cell office:value-type="float" office:value="48779" calcext:value-type="float">
            <text:p>4877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SS_R01_2002_CAT_ES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No ho sap)</text:p>
          </table:table-cell>
          <table:table-cell office:value-type="float" office:value="48780" calcext:value-type="float">
            <text:p>4878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í, bastants</text:p>
          </table:table-cell>
          <table:table-cell office:value-type="float" office:value="48781" calcext:value-type="float">
            <text:p>4878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í, uns pocs</text:p>
          </table:table-cell>
          <table:table-cell office:value-type="float" office:value="48782" calcext:value-type="float">
            <text:p>4878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No, cap</text:p>
          </table:table-cell>
          <table:table-cell office:value-type="float" office:value="48783" calcext:value-type="float">
            <text:p>4878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No està treballant en aquest moment</text:p>
          </table:table-cell>
          <table:table-cell office:value-type="float" office:value="48784" calcext:value-type="float">
            <text:p>4878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No ho sap)</text:p>
          </table:table-cell>
          <table:table-cell office:value-type="float" office:value="48785" calcext:value-type="float">
            <text:p>4878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Molt d'acord</text:p>
          </table:table-cell>
          <table:table-cell office:value-type="float" office:value="48786" calcext:value-type="float">
            <text:p>487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'acord</text:p>
          </table:table-cell>
          <table:table-cell office:value-type="float" office:value="48787" calcext:value-type="float">
            <text:p>487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Ni d'acordni en desacord</text:p>
          </table:table-cell>
          <table:table-cell office:value-type="float" office:value="48788" calcext:value-type="float">
            <text:p>48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En desacord</text:p>
          </table:table-cell>
          <table:table-cell office:value-type="float" office:value="48789" calcext:value-type="float">
            <text:p>48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Molt en desacord</text:p>
          </table:table-cell>
          <table:table-cell office:value-type="float" office:value="48790" calcext:value-type="float">
            <text:p>487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(No ho sap)</text:p>
          </table:table-cell>
          <table:table-cell office:value-type="float" office:value="48791" calcext:value-type="float">
            <text:p>48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1_2002_CAT_ES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ESCRIURE'LS: de cada 100</text:p>
          </table:table-cell>
          <table:table-cell office:value-type="float" office:value="48792" calcext:value-type="float">
            <text:p>4879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ESS_R01_2002_CAT_ES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No ho sap)</text:p>
          </table:table-cell>
          <table:table-cell office:value-type="float" office:value="48793" calcext:value-type="float">
            <text:p>4879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A Espanya hi ve a viure molta més gent</text:p>
          </table:table-cell>
          <table:table-cell office:value-type="float" office:value="48794" calcext:value-type="float">
            <text:p>4879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A Espanya hi ve a viure més gent</text:p>
          </table:table-cell>
          <table:table-cell office:value-type="float" office:value="48795" calcext:value-type="float">
            <text:p>4879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A Espanya hi ve a viure més o menys el mateix nombre de gent</text:p>
          </table:table-cell>
          <table:table-cell office:value-type="float" office:value="48796" calcext:value-type="float">
            <text:p>4879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A Espanya hi ve a viure menys gent</text:p>
          </table:table-cell>
          <table:table-cell office:value-type="float" office:value="48797" calcext:value-type="float">
            <text:p>4879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A Espanya hi ve a viure molta menys gent</text:p>
          </table:table-cell>
          <table:table-cell office:value-type="float" office:value="48798" calcext:value-type="float">
            <text:p>4879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(No ho sap)</text:p>
          </table:table-cell>
          <table:table-cell office:value-type="float" office:value="48799" calcext:value-type="float">
            <text:p>4879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Hi ha molta més gent que se'n va</text:p>
          </table:table-cell>
          <table:table-cell office:value-type="float" office:value="48800" calcext:value-type="float">
            <text:p>488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Hi ha més gent que se'n va</text:p>
          </table:table-cell>
          <table:table-cell office:value-type="float" office:value="48801" calcext:value-type="float">
            <text:p>488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En vénen tants com se'n van</text:p>
          </table:table-cell>
          <table:table-cell office:value-type="float" office:value="48802" calcext:value-type="float">
            <text:p>4880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Hi ha més gent que ve</text:p>
          </table:table-cell>
          <table:table-cell office:value-type="float" office:value="48803" calcext:value-type="float">
            <text:p>4880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Hi ha molta més gent que ve</text:p>
          </table:table-cell>
          <table:table-cell office:value-type="float" office:value="48804" calcext:value-type="float">
            <text:p>4880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(No ho sap)</text:p>
          </table:table-cell>
          <table:table-cell office:value-type="float" office:value="48805" calcext:value-type="float">
            <text:p>4880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Cap</text:p>
          </table:table-cell>
          <table:table-cell office:value-type="float" office:value="48806" calcext:value-type="float">
            <text:p>488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embre</text:p>
          </table:table-cell>
          <table:table-cell office:value-type="float" office:value="48807" calcext:value-type="float">
            <text:p>488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articipar</text:p>
          </table:table-cell>
          <table:table-cell office:value-type="float" office:value="48808" calcext:value-type="float">
            <text:p>488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Donar diners</text:p>
          </table:table-cell>
          <table:table-cell office:value-type="float" office:value="48809" calcext:value-type="float">
            <text:p>48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He realitzat treball voluntari</text:p>
          </table:table-cell>
          <table:table-cell office:value-type="float" office:value="48810" calcext:value-type="float">
            <text:p>4881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(No ho sap)</text:p>
          </table:table-cell>
          <table:table-cell office:value-type="float" office:value="48811" calcext:value-type="float">
            <text:p>488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1_2002_CAT_ES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O Gens important</text:p>
          </table:table-cell>
          <table:table-cell office:value-type="float" office:value="48812" calcext:value-type="float">
            <text:p>48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48813" calcext:value-type="float">
            <text:p>4881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48814" calcext:value-type="float">
            <text:p>488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48815" calcext:value-type="float">
            <text:p>488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4" calcext:value-type="float">
            <text:p>4</text:p>
          </table:table-cell>
          <table:table-cell office:value-type="float" office:value="48816" calcext:value-type="float">
            <text:p>488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5" calcext:value-type="float">
            <text:p>5</text:p>
          </table:table-cell>
          <table:table-cell office:value-type="float" office:value="48817" calcext:value-type="float">
            <text:p>4881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6" calcext:value-type="float">
            <text:p>6</text:p>
          </table:table-cell>
          <table:table-cell office:value-type="float" office:value="48818" calcext:value-type="float">
            <text:p>488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7" calcext:value-type="float">
            <text:p>7</text:p>
          </table:table-cell>
          <table:table-cell office:value-type="float" office:value="48819" calcext:value-type="float">
            <text:p>488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8" calcext:value-type="float">
            <text:p>8</text:p>
          </table:table-cell>
          <table:table-cell office:value-type="float" office:value="48820" calcext:value-type="float">
            <text:p>488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float" office:value="9" calcext:value-type="float">
            <text:p>9</text:p>
          </table:table-cell>
          <table:table-cell office:value-type="float" office:value="48821" calcext:value-type="float">
            <text:p>488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Molt important</text:p>
          </table:table-cell>
          <table:table-cell office:value-type="float" office:value="48822" calcext:value-type="float">
            <text:p>488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No ho sap)</text:p>
          </table:table-cell>
          <table:table-cell office:value-type="float" office:value="48823" calcext:value-type="float">
            <text:p>488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Tots els dies</text:p>
          </table:table-cell>
          <table:table-cell office:value-type="float" office:value="48824" calcext:value-type="float">
            <text:p>4882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Vàries vegades a la setmana</text:p>
          </table:table-cell>
          <table:table-cell office:value-type="float" office:value="48825" calcext:value-type="float">
            <text:p>4882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na vegada a la setmana</text:p>
          </table:table-cell>
          <table:table-cell office:value-type="float" office:value="48826" calcext:value-type="float">
            <text:p>488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Vàries vegades al mes</text:p>
          </table:table-cell>
          <table:table-cell office:value-type="float" office:value="48827" calcext:value-type="float">
            <text:p>4882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na vegada al mes</text:p>
          </table:table-cell>
          <table:table-cell office:value-type="float" office:value="48828" calcext:value-type="float">
            <text:p>488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mb menor freqüència</text:p>
          </table:table-cell>
          <table:table-cell office:value-type="float" office:value="48829" calcext:value-type="float">
            <text:p>4882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ai</text:p>
          </table:table-cell>
          <table:table-cell office:value-type="float" office:value="48830" calcext:value-type="float">
            <text:p>4883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No ho sap)</text:p>
          </table:table-cell>
          <table:table-cell office:value-type="float" office:value="48831" calcext:value-type="float">
            <text:p>488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Tots els dies</text:p>
          </table:table-cell>
          <table:table-cell office:value-type="float" office:value="48824" calcext:value-type="float">
            <text:p>4882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Vàries vegades a la setmana</text:p>
          </table:table-cell>
          <table:table-cell office:value-type="float" office:value="48825" calcext:value-type="float">
            <text:p>4882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na vegada a la setmana</text:p>
          </table:table-cell>
          <table:table-cell office:value-type="float" office:value="48826" calcext:value-type="float">
            <text:p>488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Vàries vegades al mes</text:p>
          </table:table-cell>
          <table:table-cell office:value-type="float" office:value="48827" calcext:value-type="float">
            <text:p>4882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na vegada al mes</text:p>
          </table:table-cell>
          <table:table-cell office:value-type="float" office:value="48828" calcext:value-type="float">
            <text:p>488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mb menor freqüència</text:p>
          </table:table-cell>
          <table:table-cell office:value-type="float" office:value="48829" calcext:value-type="float">
            <text:p>4882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ai</text:p>
          </table:table-cell>
          <table:table-cell office:value-type="float" office:value="48830" calcext:value-type="float">
            <text:p>4883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No ho sap)</text:p>
          </table:table-cell>
          <table:table-cell office:value-type="float" office:value="48831" calcext:value-type="float">
            <text:p>488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Gens important</text:p>
          </table:table-cell>
          <table:table-cell office:value-type="float" office:value="48832" calcext:value-type="float">
            <text:p>488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48833" calcext:value-type="float">
            <text:p>4883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48834" calcext:value-type="float">
            <text:p>488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48835" calcext:value-type="float">
            <text:p>48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4" calcext:value-type="float">
            <text:p>4</text:p>
          </table:table-cell>
          <table:table-cell office:value-type="float" office:value="48836" calcext:value-type="float">
            <text:p>488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5" calcext:value-type="float">
            <text:p>5</text:p>
          </table:table-cell>
          <table:table-cell office:value-type="float" office:value="48837" calcext:value-type="float">
            <text:p>4883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6" calcext:value-type="float">
            <text:p>6</text:p>
          </table:table-cell>
          <table:table-cell office:value-type="float" office:value="48838" calcext:value-type="float">
            <text:p>48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7" calcext:value-type="float">
            <text:p>7</text:p>
          </table:table-cell>
          <table:table-cell office:value-type="float" office:value="48839" calcext:value-type="float">
            <text:p>4883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8" calcext:value-type="float">
            <text:p>8</text:p>
          </table:table-cell>
          <table:table-cell office:value-type="float" office:value="48840" calcext:value-type="float">
            <text:p>488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float" office:value="9" calcext:value-type="float">
            <text:p>9</text:p>
          </table:table-cell>
          <table:table-cell office:value-type="float" office:value="48841" calcext:value-type="float">
            <text:p>488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Molt important</text:p>
          </table:table-cell>
          <table:table-cell office:value-type="float" office:value="48842" calcext:value-type="float">
            <text:p>4884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No ho sap)</text:p>
          </table:table-cell>
          <table:table-cell office:value-type="float" office:value="48843" calcext:value-type="float">
            <text:p>4884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Gens important</text:p>
          </table:table-cell>
          <table:table-cell office:value-type="float" office:value="48832" calcext:value-type="float">
            <text:p>488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48833" calcext:value-type="float">
            <text:p>4883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48834" calcext:value-type="float">
            <text:p>488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48835" calcext:value-type="float">
            <text:p>48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48836" calcext:value-type="float">
            <text:p>488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48837" calcext:value-type="float">
            <text:p>4883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48838" calcext:value-type="float">
            <text:p>48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48839" calcext:value-type="float">
            <text:p>4883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48840" calcext:value-type="float">
            <text:p>488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48841" calcext:value-type="float">
            <text:p>488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Molt important</text:p>
          </table:table-cell>
          <table:table-cell office:value-type="float" office:value="48842" calcext:value-type="float">
            <text:p>4884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No ho sap)</text:p>
          </table:table-cell>
          <table:table-cell office:value-type="float" office:value="48843" calcext:value-type="float">
            <text:p>4884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Gens important</text:p>
          </table:table-cell>
          <table:table-cell office:value-type="float" office:value="48832" calcext:value-type="float">
            <text:p>488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48833" calcext:value-type="float">
            <text:p>4883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48834" calcext:value-type="float">
            <text:p>488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48835" calcext:value-type="float">
            <text:p>48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48836" calcext:value-type="float">
            <text:p>488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48837" calcext:value-type="float">
            <text:p>4883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48838" calcext:value-type="float">
            <text:p>48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48839" calcext:value-type="float">
            <text:p>4883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48840" calcext:value-type="float">
            <text:p>488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48841" calcext:value-type="float">
            <text:p>488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Molt important</text:p>
          </table:table-cell>
          <table:table-cell office:value-type="float" office:value="48842" calcext:value-type="float">
            <text:p>4884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No ho sap)</text:p>
          </table:table-cell>
          <table:table-cell office:value-type="float" office:value="48843" calcext:value-type="float">
            <text:p>4884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Gens important</text:p>
          </table:table-cell>
          <table:table-cell office:value-type="float" office:value="48832" calcext:value-type="float">
            <text:p>488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48833" calcext:value-type="float">
            <text:p>4883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48834" calcext:value-type="float">
            <text:p>488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48835" calcext:value-type="float">
            <text:p>48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4" calcext:value-type="float">
            <text:p>4</text:p>
          </table:table-cell>
          <table:table-cell office:value-type="float" office:value="48836" calcext:value-type="float">
            <text:p>488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5" calcext:value-type="float">
            <text:p>5</text:p>
          </table:table-cell>
          <table:table-cell office:value-type="float" office:value="48837" calcext:value-type="float">
            <text:p>4883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6" calcext:value-type="float">
            <text:p>6</text:p>
          </table:table-cell>
          <table:table-cell office:value-type="float" office:value="48838" calcext:value-type="float">
            <text:p>48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7" calcext:value-type="float">
            <text:p>7</text:p>
          </table:table-cell>
          <table:table-cell office:value-type="float" office:value="48839" calcext:value-type="float">
            <text:p>4883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8" calcext:value-type="float">
            <text:p>8</text:p>
          </table:table-cell>
          <table:table-cell office:value-type="float" office:value="48840" calcext:value-type="float">
            <text:p>488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float" office:value="9" calcext:value-type="float">
            <text:p>9</text:p>
          </table:table-cell>
          <table:table-cell office:value-type="float" office:value="48841" calcext:value-type="float">
            <text:p>488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Molt important</text:p>
          </table:table-cell>
          <table:table-cell office:value-type="float" office:value="48842" calcext:value-type="float">
            <text:p>4884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No ho sap)</text:p>
          </table:table-cell>
          <table:table-cell office:value-type="float" office:value="48843" calcext:value-type="float">
            <text:p>4884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Gens important</text:p>
          </table:table-cell>
          <table:table-cell office:value-type="float" office:value="48832" calcext:value-type="float">
            <text:p>488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48833" calcext:value-type="float">
            <text:p>4883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48834" calcext:value-type="float">
            <text:p>488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48835" calcext:value-type="float">
            <text:p>48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4" calcext:value-type="float">
            <text:p>4</text:p>
          </table:table-cell>
          <table:table-cell office:value-type="float" office:value="48836" calcext:value-type="float">
            <text:p>488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5" calcext:value-type="float">
            <text:p>5</text:p>
          </table:table-cell>
          <table:table-cell office:value-type="float" office:value="48837" calcext:value-type="float">
            <text:p>4883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6" calcext:value-type="float">
            <text:p>6</text:p>
          </table:table-cell>
          <table:table-cell office:value-type="float" office:value="48838" calcext:value-type="float">
            <text:p>48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7" calcext:value-type="float">
            <text:p>7</text:p>
          </table:table-cell>
          <table:table-cell office:value-type="float" office:value="48839" calcext:value-type="float">
            <text:p>4883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8" calcext:value-type="float">
            <text:p>8</text:p>
          </table:table-cell>
          <table:table-cell office:value-type="float" office:value="48840" calcext:value-type="float">
            <text:p>488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float" office:value="9" calcext:value-type="float">
            <text:p>9</text:p>
          </table:table-cell>
          <table:table-cell office:value-type="float" office:value="48841" calcext:value-type="float">
            <text:p>488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Molt important</text:p>
          </table:table-cell>
          <table:table-cell office:value-type="float" office:value="48842" calcext:value-type="float">
            <text:p>4884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No ho sap)</text:p>
          </table:table-cell>
          <table:table-cell office:value-type="float" office:value="48843" calcext:value-type="float">
            <text:p>4884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Gens important</text:p>
          </table:table-cell>
          <table:table-cell office:value-type="float" office:value="48832" calcext:value-type="float">
            <text:p>488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48833" calcext:value-type="float">
            <text:p>4883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48834" calcext:value-type="float">
            <text:p>488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48835" calcext:value-type="float">
            <text:p>488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4" calcext:value-type="float">
            <text:p>4</text:p>
          </table:table-cell>
          <table:table-cell office:value-type="float" office:value="48836" calcext:value-type="float">
            <text:p>488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5" calcext:value-type="float">
            <text:p>5</text:p>
          </table:table-cell>
          <table:table-cell office:value-type="float" office:value="48837" calcext:value-type="float">
            <text:p>4883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6" calcext:value-type="float">
            <text:p>6</text:p>
          </table:table-cell>
          <table:table-cell office:value-type="float" office:value="48838" calcext:value-type="float">
            <text:p>48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7" calcext:value-type="float">
            <text:p>7</text:p>
          </table:table-cell>
          <table:table-cell office:value-type="float" office:value="48839" calcext:value-type="float">
            <text:p>4883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8" calcext:value-type="float">
            <text:p>8</text:p>
          </table:table-cell>
          <table:table-cell office:value-type="float" office:value="48840" calcext:value-type="float">
            <text:p>488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float" office:value="9" calcext:value-type="float">
            <text:p>9</text:p>
          </table:table-cell>
          <table:table-cell office:value-type="float" office:value="48841" calcext:value-type="float">
            <text:p>488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Molt important</text:p>
          </table:table-cell>
          <table:table-cell office:value-type="float" office:value="48842" calcext:value-type="float">
            <text:p>4884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No ho sap)</text:p>
          </table:table-cell>
          <table:table-cell office:value-type="float" office:value="48843" calcext:value-type="float">
            <text:p>4884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1_2002_CAT_ES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mbre d'anys (ARRODONIR A LA XIFRA MÉS BAIXA)</text:p>
          </table:table-cell>
          <table:table-cell office:value-type="float" office:value="48844" calcext:value-type="float">
            <text:p>4884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ESS_R01_2002_CAT_ES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No ho sap)</text:p>
          </table:table-cell>
          <table:table-cell office:value-type="float" office:value="48845" calcext:value-type="float">
            <text:p>4884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reballant per compte d'altri</text:p>
          </table:table-cell>
          <table:table-cell office:value-type="float" office:value="48846" calcext:value-type="float">
            <text:p>4884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reballant per compte propi</text:p>
          </table:table-cell>
          <table:table-cell office:value-type="float" office:value="48847" calcext:value-type="float">
            <text:p>4884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té feina remunerada</text:p>
          </table:table-cell>
          <table:table-cell office:value-type="float" office:value="48848" calcext:value-type="float">
            <text:p>4884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No ho sap)</text:p>
          </table:table-cell>
          <table:table-cell office:value-type="float" office:value="48849" calcext:value-type="float">
            <text:p>4884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No tinc cap influència</text:p>
          </table:table-cell>
          <table:table-cell office:value-type="float" office:value="48850" calcext:value-type="float">
            <text:p>488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48851" calcext:value-type="float">
            <text:p>4885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48852" calcext:value-type="float">
            <text:p>4885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48853" calcext:value-type="float">
            <text:p>4885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4" calcext:value-type="float">
            <text:p>4</text:p>
          </table:table-cell>
          <table:table-cell office:value-type="float" office:value="48854" calcext:value-type="float">
            <text:p>488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5" calcext:value-type="float">
            <text:p>5</text:p>
          </table:table-cell>
          <table:table-cell office:value-type="float" office:value="48855" calcext:value-type="float">
            <text:p>488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6" calcext:value-type="float">
            <text:p>6</text:p>
          </table:table-cell>
          <table:table-cell office:value-type="float" office:value="48856" calcext:value-type="float">
            <text:p>488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7" calcext:value-type="float">
            <text:p>7</text:p>
          </table:table-cell>
          <table:table-cell office:value-type="float" office:value="48857" calcext:value-type="float">
            <text:p>4885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8" calcext:value-type="float">
            <text:p>8</text:p>
          </table:table-cell>
          <table:table-cell office:value-type="float" office:value="48858" calcext:value-type="float">
            <text:p>488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float" office:value="9" calcext:value-type="float">
            <text:p>9</text:p>
          </table:table-cell>
          <table:table-cell office:value-type="float" office:value="48859" calcext:value-type="float">
            <text:p>488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nc autonomia absoluta</text:p>
          </table:table-cell>
          <table:table-cell office:value-type="float" office:value="48860" calcext:value-type="float">
            <text:p>488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No ho sap)</text:p>
          </table:table-cell>
          <table:table-cell office:value-type="float" office:value="48861" calcext:value-type="float">
            <text:p>4886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No tinc cap influència</text:p>
          </table:table-cell>
          <table:table-cell office:value-type="float" office:value="48850" calcext:value-type="float">
            <text:p>488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48851" calcext:value-type="float">
            <text:p>4885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48852" calcext:value-type="float">
            <text:p>4885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48853" calcext:value-type="float">
            <text:p>4885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4" calcext:value-type="float">
            <text:p>4</text:p>
          </table:table-cell>
          <table:table-cell office:value-type="float" office:value="48854" calcext:value-type="float">
            <text:p>488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5" calcext:value-type="float">
            <text:p>5</text:p>
          </table:table-cell>
          <table:table-cell office:value-type="float" office:value="48855" calcext:value-type="float">
            <text:p>488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6" calcext:value-type="float">
            <text:p>6</text:p>
          </table:table-cell>
          <table:table-cell office:value-type="float" office:value="48856" calcext:value-type="float">
            <text:p>488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7" calcext:value-type="float">
            <text:p>7</text:p>
          </table:table-cell>
          <table:table-cell office:value-type="float" office:value="48857" calcext:value-type="float">
            <text:p>4885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8" calcext:value-type="float">
            <text:p>8</text:p>
          </table:table-cell>
          <table:table-cell office:value-type="float" office:value="48858" calcext:value-type="float">
            <text:p>488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float" office:value="9" calcext:value-type="float">
            <text:p>9</text:p>
          </table:table-cell>
          <table:table-cell office:value-type="float" office:value="48859" calcext:value-type="float">
            <text:p>488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Tinc autonomia absoluta</text:p>
          </table:table-cell>
          <table:table-cell office:value-type="float" office:value="48860" calcext:value-type="float">
            <text:p>488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No ho sap)</text:p>
          </table:table-cell>
          <table:table-cell office:value-type="float" office:value="48861" calcext:value-type="float">
            <text:p>4886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No tinc cap influència</text:p>
          </table:table-cell>
          <table:table-cell office:value-type="float" office:value="48850" calcext:value-type="float">
            <text:p>488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48851" calcext:value-type="float">
            <text:p>4885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48852" calcext:value-type="float">
            <text:p>4885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48853" calcext:value-type="float">
            <text:p>4885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4" calcext:value-type="float">
            <text:p>4</text:p>
          </table:table-cell>
          <table:table-cell office:value-type="float" office:value="48854" calcext:value-type="float">
            <text:p>488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5" calcext:value-type="float">
            <text:p>5</text:p>
          </table:table-cell>
          <table:table-cell office:value-type="float" office:value="48855" calcext:value-type="float">
            <text:p>488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6" calcext:value-type="float">
            <text:p>6</text:p>
          </table:table-cell>
          <table:table-cell office:value-type="float" office:value="48856" calcext:value-type="float">
            <text:p>488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7" calcext:value-type="float">
            <text:p>7</text:p>
          </table:table-cell>
          <table:table-cell office:value-type="float" office:value="48857" calcext:value-type="float">
            <text:p>4885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8" calcext:value-type="float">
            <text:p>8</text:p>
          </table:table-cell>
          <table:table-cell office:value-type="float" office:value="48858" calcext:value-type="float">
            <text:p>488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float" office:value="9" calcext:value-type="float">
            <text:p>9</text:p>
          </table:table-cell>
          <table:table-cell office:value-type="float" office:value="48859" calcext:value-type="float">
            <text:p>488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Tinc autonomia absoluta</text:p>
          </table:table-cell>
          <table:table-cell office:value-type="float" office:value="48860" calcext:value-type="float">
            <text:p>488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No ho sap)</text:p>
          </table:table-cell>
          <table:table-cell office:value-type="float" office:value="48861" calcext:value-type="float">
            <text:p>4886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No tinc cap influència</text:p>
          </table:table-cell>
          <table:table-cell office:value-type="float" office:value="48850" calcext:value-type="float">
            <text:p>488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48851" calcext:value-type="float">
            <text:p>4885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48852" calcext:value-type="float">
            <text:p>4885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48853" calcext:value-type="float">
            <text:p>4885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48854" calcext:value-type="float">
            <text:p>488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48855" calcext:value-type="float">
            <text:p>488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48856" calcext:value-type="float">
            <text:p>488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48857" calcext:value-type="float">
            <text:p>4885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48858" calcext:value-type="float">
            <text:p>488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48859" calcext:value-type="float">
            <text:p>488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Tinc autonomia absoluta</text:p>
          </table:table-cell>
          <table:table-cell office:value-type="float" office:value="48860" calcext:value-type="float">
            <text:p>488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No ho sap)</text:p>
          </table:table-cell>
          <table:table-cell office:value-type="float" office:value="48861" calcext:value-type="float">
            <text:p>4886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No tinc cap influència</text:p>
          </table:table-cell>
          <table:table-cell office:value-type="float" office:value="48850" calcext:value-type="float">
            <text:p>488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48851" calcext:value-type="float">
            <text:p>4885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48852" calcext:value-type="float">
            <text:p>4885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48853" calcext:value-type="float">
            <text:p>4885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48854" calcext:value-type="float">
            <text:p>488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48855" calcext:value-type="float">
            <text:p>488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48856" calcext:value-type="float">
            <text:p>488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48857" calcext:value-type="float">
            <text:p>4885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48858" calcext:value-type="float">
            <text:p>488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48859" calcext:value-type="float">
            <text:p>488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Tinc autonomia absoluta</text:p>
          </table:table-cell>
          <table:table-cell office:value-type="float" office:value="48860" calcext:value-type="float">
            <text:p>488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No ho sap)</text:p>
          </table:table-cell>
          <table:table-cell office:value-type="float" office:value="48861" calcext:value-type="float">
            <text:p>4886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Extremadament difícil</text:p>
          </table:table-cell>
          <table:table-cell office:value-type="float" office:value="48862" calcext:value-type="float">
            <text:p>4886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48863" calcext:value-type="float">
            <text:p>4886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48864" calcext:value-type="float">
            <text:p>4886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48865" calcext:value-type="float">
            <text:p>4886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4" calcext:value-type="float">
            <text:p>4</text:p>
          </table:table-cell>
          <table:table-cell office:value-type="float" office:value="48866" calcext:value-type="float">
            <text:p>488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5" calcext:value-type="float">
            <text:p>5</text:p>
          </table:table-cell>
          <table:table-cell office:value-type="float" office:value="48867" calcext:value-type="float">
            <text:p>4886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6" calcext:value-type="float">
            <text:p>6</text:p>
          </table:table-cell>
          <table:table-cell office:value-type="float" office:value="48868" calcext:value-type="float">
            <text:p>4886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7" calcext:value-type="float">
            <text:p>7</text:p>
          </table:table-cell>
          <table:table-cell office:value-type="float" office:value="48869" calcext:value-type="float">
            <text:p>4886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8" calcext:value-type="float">
            <text:p>8</text:p>
          </table:table-cell>
          <table:table-cell office:value-type="float" office:value="48870" calcext:value-type="float">
            <text:p>4887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float" office:value="9" calcext:value-type="float">
            <text:p>9</text:p>
          </table:table-cell>
          <table:table-cell office:value-type="float" office:value="48871" calcext:value-type="float">
            <text:p>4887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Extremadament fàcil</text:p>
          </table:table-cell>
          <table:table-cell office:value-type="float" office:value="48872" calcext:value-type="float">
            <text:p>4887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(No ho sap)</text:p>
          </table:table-cell>
          <table:table-cell office:value-type="float" office:value="48873" calcext:value-type="float">
            <text:p>4887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Extremadament difícil</text:p>
          </table:table-cell>
          <table:table-cell office:value-type="float" office:value="48862" calcext:value-type="float">
            <text:p>4886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48863" calcext:value-type="float">
            <text:p>4886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48864" calcext:value-type="float">
            <text:p>4886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48865" calcext:value-type="float">
            <text:p>4886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4" calcext:value-type="float">
            <text:p>4</text:p>
          </table:table-cell>
          <table:table-cell office:value-type="float" office:value="48866" calcext:value-type="float">
            <text:p>488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5" calcext:value-type="float">
            <text:p>5</text:p>
          </table:table-cell>
          <table:table-cell office:value-type="float" office:value="48867" calcext:value-type="float">
            <text:p>4886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6" calcext:value-type="float">
            <text:p>6</text:p>
          </table:table-cell>
          <table:table-cell office:value-type="float" office:value="48868" calcext:value-type="float">
            <text:p>4886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7" calcext:value-type="float">
            <text:p>7</text:p>
          </table:table-cell>
          <table:table-cell office:value-type="float" office:value="48869" calcext:value-type="float">
            <text:p>4886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8" calcext:value-type="float">
            <text:p>8</text:p>
          </table:table-cell>
          <table:table-cell office:value-type="float" office:value="48870" calcext:value-type="float">
            <text:p>4887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float" office:value="9" calcext:value-type="float">
            <text:p>9</text:p>
          </table:table-cell>
          <table:table-cell office:value-type="float" office:value="48871" calcext:value-type="float">
            <text:p>4887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Extremadament fàcil</text:p>
          </table:table-cell>
          <table:table-cell office:value-type="float" office:value="48872" calcext:value-type="float">
            <text:p>4887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(No ho sap)</text:p>
          </table:table-cell>
          <table:table-cell office:value-type="float" office:value="48873" calcext:value-type="float">
            <text:p>4887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Extremadament difícil</text:p>
          </table:table-cell>
          <table:table-cell office:value-type="float" office:value="48862" calcext:value-type="float">
            <text:p>4886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48863" calcext:value-type="float">
            <text:p>4886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48864" calcext:value-type="float">
            <text:p>4886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48865" calcext:value-type="float">
            <text:p>4886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4" calcext:value-type="float">
            <text:p>4</text:p>
          </table:table-cell>
          <table:table-cell office:value-type="float" office:value="48866" calcext:value-type="float">
            <text:p>488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5" calcext:value-type="float">
            <text:p>5</text:p>
          </table:table-cell>
          <table:table-cell office:value-type="float" office:value="48867" calcext:value-type="float">
            <text:p>4886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6" calcext:value-type="float">
            <text:p>6</text:p>
          </table:table-cell>
          <table:table-cell office:value-type="float" office:value="48868" calcext:value-type="float">
            <text:p>4886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7" calcext:value-type="float">
            <text:p>7</text:p>
          </table:table-cell>
          <table:table-cell office:value-type="float" office:value="48869" calcext:value-type="float">
            <text:p>4886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8" calcext:value-type="float">
            <text:p>8</text:p>
          </table:table-cell>
          <table:table-cell office:value-type="float" office:value="48870" calcext:value-type="float">
            <text:p>4887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float" office:value="9" calcext:value-type="float">
            <text:p>9</text:p>
          </table:table-cell>
          <table:table-cell office:value-type="float" office:value="48871" calcext:value-type="float">
            <text:p>4887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Extremadament fàcil</text:p>
          </table:table-cell>
          <table:table-cell office:value-type="float" office:value="48872" calcext:value-type="float">
            <text:p>4887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(No ho sap)</text:p>
          </table:table-cell>
          <table:table-cell office:value-type="float" office:value="48873" calcext:value-type="float">
            <text:p>4887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Extremadament difícil</text:p>
          </table:table-cell>
          <table:table-cell office:value-type="float" office:value="48862" calcext:value-type="float">
            <text:p>4886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48863" calcext:value-type="float">
            <text:p>4886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48864" calcext:value-type="float">
            <text:p>4886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48865" calcext:value-type="float">
            <text:p>4886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4" calcext:value-type="float">
            <text:p>4</text:p>
          </table:table-cell>
          <table:table-cell office:value-type="float" office:value="48866" calcext:value-type="float">
            <text:p>488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5" calcext:value-type="float">
            <text:p>5</text:p>
          </table:table-cell>
          <table:table-cell office:value-type="float" office:value="48867" calcext:value-type="float">
            <text:p>4886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6" calcext:value-type="float">
            <text:p>6</text:p>
          </table:table-cell>
          <table:table-cell office:value-type="float" office:value="48868" calcext:value-type="float">
            <text:p>4886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7" calcext:value-type="float">
            <text:p>7</text:p>
          </table:table-cell>
          <table:table-cell office:value-type="float" office:value="48869" calcext:value-type="float">
            <text:p>4886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8" calcext:value-type="float">
            <text:p>8</text:p>
          </table:table-cell>
          <table:table-cell office:value-type="float" office:value="48870" calcext:value-type="float">
            <text:p>4887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float" office:value="9" calcext:value-type="float">
            <text:p>9</text:p>
          </table:table-cell>
          <table:table-cell office:value-type="float" office:value="48871" calcext:value-type="float">
            <text:p>4887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Extremadament fàcil</text:p>
          </table:table-cell>
          <table:table-cell office:value-type="float" office:value="48872" calcext:value-type="float">
            <text:p>4887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(No ho sap)</text:p>
          </table:table-cell>
          <table:table-cell office:value-type="float" office:value="48873" calcext:value-type="float">
            <text:p>4887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8874" calcext:value-type="float">
            <text:p>4887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48875" calcext:value-type="float">
            <text:p>4887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2" calcext:value-type="float">
            <text:p>2</text:p>
          </table:table-cell>
          <table:table-cell office:value-type="float" office:value="48876" calcext:value-type="float">
            <text:p>4887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3" calcext:value-type="float">
            <text:p>3</text:p>
          </table:table-cell>
          <table:table-cell office:value-type="float" office:value="48877" calcext:value-type="float">
            <text:p>4887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4" calcext:value-type="float">
            <text:p>4</text:p>
          </table:table-cell>
          <table:table-cell office:value-type="float" office:value="48878" calcext:value-type="float">
            <text:p>4887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5" calcext:value-type="float">
            <text:p>5</text:p>
          </table:table-cell>
          <table:table-cell office:value-type="float" office:value="48879" calcext:value-type="float">
            <text:p>4887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6" calcext:value-type="float">
            <text:p>6</text:p>
          </table:table-cell>
          <table:table-cell office:value-type="float" office:value="48880" calcext:value-type="float">
            <text:p>4888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7" calcext:value-type="float">
            <text:p>7</text:p>
          </table:table-cell>
          <table:table-cell office:value-type="float" office:value="48881" calcext:value-type="float">
            <text:p>4888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8" calcext:value-type="float">
            <text:p>8</text:p>
          </table:table-cell>
          <table:table-cell office:value-type="float" office:value="48882" calcext:value-type="float">
            <text:p>488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float" office:value="9" calcext:value-type="float">
            <text:p>9</text:p>
          </table:table-cell>
          <table:table-cell office:value-type="float" office:value="48883" calcext:value-type="float">
            <text:p>4888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8884" calcext:value-type="float">
            <text:p>4888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(No ho sap)</text:p>
          </table:table-cell>
          <table:table-cell office:value-type="float" office:value="48885" calcext:value-type="float">
            <text:p>4888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1_2002_CAT_ES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Sí</text:p>
          </table:table-cell>
          <table:table-cell office:value-type="float" office:value="48886" calcext:value-type="float">
            <text:p>4888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S_R01_2002_CAT_ES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No</text:p>
          </table:table-cell>
          <table:table-cell office:value-type="float" office:value="48887" calcext:value-type="float">
            <text:p>488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S_R01_2002_CAT_ES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ncara no se sap</text:p>
          </table:table-cell>
          <table:table-cell office:value-type="float" office:value="48888" calcext:value-type="float">
            <text:p>4888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S_R01_2002_CAT_ES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No ho sap)</text:p>
          </table:table-cell>
          <table:table-cell office:value-type="float" office:value="48889" calcext:value-type="float">
            <text:p>4888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Vaig ser tractat de forma totalment incorrecta</text:p>
          </table:table-cell>
          <table:table-cell office:value-type="float" office:value="48890" calcext:value-type="float">
            <text:p>4889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1" calcext:value-type="float">
            <text:p>1</text:p>
          </table:table-cell>
          <table:table-cell office:value-type="float" office:value="48891" calcext:value-type="float">
            <text:p>4889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2" calcext:value-type="float">
            <text:p>2</text:p>
          </table:table-cell>
          <table:table-cell office:value-type="float" office:value="48892" calcext:value-type="float">
            <text:p>4889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3" calcext:value-type="float">
            <text:p>3</text:p>
          </table:table-cell>
          <table:table-cell office:value-type="float" office:value="48893" calcext:value-type="float">
            <text:p>4889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4" calcext:value-type="float">
            <text:p>4</text:p>
          </table:table-cell>
          <table:table-cell office:value-type="float" office:value="48894" calcext:value-type="float">
            <text:p>4889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5" calcext:value-type="float">
            <text:p>5</text:p>
          </table:table-cell>
          <table:table-cell office:value-type="float" office:value="48895" calcext:value-type="float">
            <text:p>4889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6" calcext:value-type="float">
            <text:p>6</text:p>
          </table:table-cell>
          <table:table-cell office:value-type="float" office:value="48896" calcext:value-type="float">
            <text:p>4889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7" calcext:value-type="float">
            <text:p>7</text:p>
          </table:table-cell>
          <table:table-cell office:value-type="float" office:value="48897" calcext:value-type="float">
            <text:p>4889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8" calcext:value-type="float">
            <text:p>8</text:p>
          </table:table-cell>
          <table:table-cell office:value-type="float" office:value="48898" calcext:value-type="float">
            <text:p>4889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float" office:value="9" calcext:value-type="float">
            <text:p>9</text:p>
          </table:table-cell>
          <table:table-cell office:value-type="float" office:value="48899" calcext:value-type="float">
            <text:p>4889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Vaig ser tractat de forma totalment correcta</text:p>
          </table:table-cell>
          <table:table-cell office:value-type="float" office:value="48900" calcext:value-type="float">
            <text:p>4890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(No ho sap)</text:p>
          </table:table-cell>
          <table:table-cell office:value-type="float" office:value="48901" calcext:value-type="float">
            <text:p>4890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1_2002_CAT_ES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Home</text:p>
          </table:table-cell>
          <table:table-cell office:value-type="float" office:value="46580" calcext:value-type="float">
            <text:p>4658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1_2002_CAT_ES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ona</text:p>
          </table:table-cell>
          <table:table-cell office:value-type="float" office:value="46581" calcext:value-type="float">
            <text:p>465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1_2002_CAT_ES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No ho sap)</text:p>
          </table:table-cell>
          <table:table-cell office:value-type="float" office:value="46582" calcext:value-type="float">
            <text:p>465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1_2002_CAT_ES_21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t/ dona/ parella</text:p>
          </table:table-cell>
          <table:table-cell office:value-type="float" office:value="48902" calcext:value-type="float">
            <text:p>4890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ill/filla (siguin seus o de la seva parella, incloent adoptats o en acolliment)</text:p>
          </table:table-cell>
          <table:table-cell office:value-type="float" office:value="48903" calcext:value-type="float">
            <text:p>4890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re o mare / sogre o sogra (siguin seus o de la seva parella)</text:p>
          </table:table-cell>
          <table:table-cell office:value-type="float" office:value="48904" calcext:value-type="float">
            <text:p>4890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ltra relació de parentiu</text:p>
          </table:table-cell>
          <table:table-cell office:value-type="float" office:value="48905" calcext:value-type="float">
            <text:p>4890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ltra relació sense parentiu</text:p>
          </table:table-cell>
          <table:table-cell office:value-type="float" office:value="48906" calcext:value-type="float">
            <text:p>4890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1_2002_CAT_ES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ho sap)</text:p>
          </table:table-cell>
          <table:table-cell office:value-type="float" office:value="48907" calcext:value-type="float">
            <text:p>4890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 ciutat</text:p>
          </table:table-cell>
          <table:table-cell office:value-type="float" office:value="45796" calcext:value-type="float">
            <text:p>457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ls afores d'una gran ciutat</text:p>
          </table:table-cell>
          <table:table-cell office:value-type="float" office:value="45797" calcext:value-type="float">
            <text:p>457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ciutat mitjana o petita</text:p>
          </table:table-cell>
          <table:table-cell office:value-type="float" office:value="45798" calcext:value-type="float">
            <text:p>457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 poble</text:p>
          </table:table-cell>
          <table:table-cell office:value-type="float" office:value="45799" calcext:value-type="float">
            <text:p>457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masia o casa de camp</text:p>
          </table:table-cell>
          <table:table-cell office:value-type="float" office:value="45800" calcext:value-type="float">
            <text:p>458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1_2002_CAT_ES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No ho sap)</text:p>
          </table:table-cell>
          <table:table-cell office:value-type="float" office:value="45801" calcext:value-type="float">
            <text:p>458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s més alts acabats:</text:p>
          </table:table-cell>
          <table:table-cell office:value-type="float" office:value="48908" calcext:value-type="float">
            <text:p>4890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ense estudis/analfabet</text:p>
          </table:table-cell>
          <table:table-cell office:value-type="float" office:value="48909" calcext:value-type="float">
            <text:p>4890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s primaris sense acabar (menys de 5 anys d'escola o E.G.B.)</text:p>
          </table:table-cell>
          <table:table-cell office:value-type="float" office:value="48910" calcext:value-type="float">
            <text:p>489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s primaris complets (inclòs 5è E.G.B.)</text:p>
          </table:table-cell>
          <table:table-cell office:value-type="float" office:value="48911" calcext:value-type="float">
            <text:p>4891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GB, ESO o equivalent (antic Batxillerat elemental, graduat escolar, certificat escolar)</text:p>
          </table:table-cell>
          <table:table-cell office:value-type="float" office:value="48912" calcext:value-type="float">
            <text:p>4891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1' i ensenyament tècnic professional o equiv.</text:p>
          </table:table-cell>
          <table:table-cell office:value-type="float" office:value="48913" calcext:value-type="float">
            <text:p>4891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txillerat superior, BUP, o equivalent</text:p>
          </table:table-cell>
          <table:table-cell office:value-type="float" office:value="48914" calcext:value-type="float">
            <text:p>489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2' o equivalent</text:p>
          </table:table-cell>
          <table:table-cell office:value-type="float" office:value="48915" calcext:value-type="float">
            <text:p>4891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s superiors 2 o 3 anys (a centres d'estudi no reglats)</text:p>
          </table:table-cell>
          <table:table-cell office:value-type="float" office:value="48916" calcext:value-type="float">
            <text:p>4891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e i enginyer tècnic</text:p>
          </table:table-cell>
          <table:table-cell office:value-type="float" office:value="48917" calcext:value-type="float">
            <text:p>4891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t d'altres escoles universitàries o equivalent</text:p>
          </table:table-cell>
          <table:table-cell office:value-type="float" office:value="48918" calcext:value-type="float">
            <text:p>489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e i enginyer superior</text:p>
          </table:table-cell>
          <table:table-cell office:value-type="float" office:value="48919" calcext:value-type="float">
            <text:p>4891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licenciat</text:p>
          </table:table-cell>
          <table:table-cell office:value-type="float" office:value="48920" calcext:value-type="float">
            <text:p>4892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s postgrau o especialització</text:p>
          </table:table-cell>
          <table:table-cell office:value-type="float" office:value="48921" calcext:value-type="float">
            <text:p>4892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ctorat</text:p>
          </table:table-cell>
          <table:table-cell office:value-type="float" office:value="48922" calcext:value-type="float">
            <text:p>489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ho sap)</text:p>
          </table:table-cell>
          <table:table-cell office:value-type="float" office:value="48923" calcext:value-type="float">
            <text:p>4892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mb treball remunerat (incloent la situació de baixa temporal per maternitat-paternitat, accident, malaltia o vacances) (ex. treballador per compte d'altri, per compte propi, o en un negoci familiar)</text:p>
          </table:table-cell>
          <table:table-cell office:value-type="float" office:value="45835" calcext:value-type="float">
            <text:p>458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5836" calcext:value-type="float">
            <text:p>458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n situació d'atur i buscant feina activament</text:p>
          </table:table-cell>
          <table:table-cell office:value-type="float" office:value="45837" calcext:value-type="float">
            <text:p>458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n situació d'atur, volent treballar però sense buscar feina activament</text:p>
          </table:table-cell>
          <table:table-cell office:value-type="float" office:value="45838" calcext:value-type="float">
            <text:p>458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mb malaltia crònica o situació d'invalidesa permanent</text:p>
          </table:table-cell>
          <table:table-cell office:value-type="float" office:value="45839" calcext:value-type="float">
            <text:p>4583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Jubilat</text:p>
          </table:table-cell>
          <table:table-cell office:value-type="float" office:value="45840" calcext:value-type="float">
            <text:p>458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ent les feines de la casa, tenint cura de nens o d'altres persones</text:p>
          </table:table-cell>
          <table:table-cell office:value-type="float" office:value="45841" calcext:value-type="float">
            <text:p>458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Una altra</text:p>
          </table:table-cell>
          <table:table-cell office:value-type="float" office:value="45842" calcext:value-type="float">
            <text:p>458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No ho sap)</text:p>
          </table:table-cell>
          <table:table-cell office:value-type="float" office:value="45843" calcext:value-type="float">
            <text:p>458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Amb treball remunerat (incloent la situació de baixa temporal per maternitat-paternitat, accident, malaltia o vacances) (ex. treballador per compte d'altri, per compte propi, o en un negoci familiar)</text:p>
          </table:table-cell>
          <table:table-cell office:value-type="float" office:value="45835" calcext:value-type="float">
            <text:p>458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5836" calcext:value-type="float">
            <text:p>458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situació d'atur i buscant feina activament</text:p>
          </table:table-cell>
          <table:table-cell office:value-type="float" office:value="45837" calcext:value-type="float">
            <text:p>458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situació d'atur, volent treballar però sense buscar feina activament</text:p>
          </table:table-cell>
          <table:table-cell office:value-type="float" office:value="45838" calcext:value-type="float">
            <text:p>458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Amb malaltia crònica o situació d'invalidesa permanent</text:p>
          </table:table-cell>
          <table:table-cell office:value-type="float" office:value="45839" calcext:value-type="float">
            <text:p>4583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Jubilat</text:p>
          </table:table-cell>
          <table:table-cell office:value-type="float" office:value="45840" calcext:value-type="float">
            <text:p>458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Fent les feines de la casa, tenint cura de nens o d'altres persones</text:p>
          </table:table-cell>
          <table:table-cell office:value-type="float" office:value="45841" calcext:value-type="float">
            <text:p>458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Una altra</text:p>
          </table:table-cell>
          <table:table-cell office:value-type="float" office:value="45842" calcext:value-type="float">
            <text:p>458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No ho sap)</text:p>
          </table:table-cell>
          <table:table-cell office:value-type="float" office:value="45843" calcext:value-type="float">
            <text:p>458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1_2002_CAT_ES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eballador per compte d'altri</text:p>
          </table:table-cell>
          <table:table-cell office:value-type="float" office:value="48924" calcext:value-type="float">
            <text:p>4892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1_2002_CAT_ES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8925" calcext:value-type="float">
            <text:p>4892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1_2002_CAT_ES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eballa a un negoci familia</text:p>
          </table:table-cell>
          <table:table-cell office:value-type="float" office:value="48926" calcext:value-type="float">
            <text:p>4892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1_2002_CAT_ES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No ho sap)</text:p>
          </table:table-cell>
          <table:table-cell office:value-type="float" office:value="48927" calcext:value-type="float">
            <text:p>4892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1_2002_CAT_ES_2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 indefinit</text:p>
          </table:table-cell>
          <table:table-cell office:value-type="float" office:value="48928" calcext:value-type="float">
            <text:p>4892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1_2002_CAT_ES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 o temporal?</text:p>
          </table:table-cell>
          <table:table-cell office:value-type="float" office:value="48929" calcext:value-type="float">
            <text:p>4892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1_2002_CAT_ES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ho sap)</text:p>
          </table:table-cell>
          <table:table-cell office:value-type="float" office:value="48930" calcext:value-type="float">
            <text:p>4893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 menys de 10</text:p>
          </table:table-cell>
          <table:table-cell office:value-type="float" office:value="48931" calcext:value-type="float">
            <text:p>4893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 de 10 a 24</text:p>
          </table:table-cell>
          <table:table-cell office:value-type="float" office:value="48932" calcext:value-type="float">
            <text:p>4893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 de 25 a 99</text:p>
          </table:table-cell>
          <table:table-cell office:value-type="float" office:value="48933" calcext:value-type="float">
            <text:p>4893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 de 100 a 499</text:p>
          </table:table-cell>
          <table:table-cell office:value-type="float" office:value="48934" calcext:value-type="float">
            <text:p>4893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, 500 o més?</text:p>
          </table:table-cell>
          <table:table-cell office:value-type="float" office:value="48935" calcext:value-type="float">
            <text:p>4893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1_2002_CAT_ES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ho sap)</text:p>
          </table:table-cell>
          <table:table-cell office:value-type="float" office:value="48936" calcext:value-type="float">
            <text:p>4893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1_2002_CAT_ES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olt</text:p>
          </table:table-cell>
          <table:table-cell office:value-type="float" office:value="48937" calcext:value-type="float">
            <text:p>4893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1_2002_CAT_ES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En certa mida</text:p>
          </table:table-cell>
          <table:table-cell office:value-type="float" office:value="48938" calcext:value-type="float">
            <text:p>4893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1_2002_CAT_ES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Poc</text:p>
          </table:table-cell>
          <table:table-cell office:value-type="float" office:value="48939" calcext:value-type="float">
            <text:p>4893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1_2002_CAT_ES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Gens</text:p>
          </table:table-cell>
          <table:table-cell office:value-type="float" office:value="48940" calcext:value-type="float">
            <text:p>489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1_2002_CAT_ES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No ho sap)</text:p>
          </table:table-cell>
          <table:table-cell office:value-type="float" office:value="48941" calcext:value-type="float">
            <text:p>4894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1_2002_CAT_ES_22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2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2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3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3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33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Privada</text:p>
          </table:table-cell>
          <table:table-cell office:value-type="float" office:value="48942" calcext:value-type="float">
            <text:p>4894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33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Pública</text:p>
          </table:table-cell>
          <table:table-cell office:value-type="float" office:value="48943" calcext:value-type="float">
            <text:p>4894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33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Sense ànim de lucre</text:p>
          </table:table-cell>
          <table:table-cell office:value-type="float" office:value="48944" calcext:value-type="float">
            <text:p>489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33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(No ho sap)</text:p>
          </table:table-cell>
          <table:table-cell office:value-type="float" office:value="48945" calcext:value-type="float">
            <text:p>489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3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3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Sí, hi estic</text:p>
          </table:table-cell>
          <table:table-cell office:value-type="float" office:value="48946" calcext:value-type="float">
            <text:p>4894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1_2002_CAT_ES_23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Sí, hi vaig estar</text:p>
          </table:table-cell>
          <table:table-cell office:value-type="float" office:value="48947" calcext:value-type="float">
            <text:p>4894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1_2002_CAT_ES_23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48948" calcext:value-type="float">
            <text:p>4894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1_2002_CAT_ES_23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No ho sap)</text:p>
          </table:table-cell>
          <table:table-cell office:value-type="float" office:value="48949" calcext:value-type="float">
            <text:p>4894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alaris o ingressos del treball per compte d'altri</text:p>
          </table:table-cell>
          <table:table-cell office:value-type="float" office:value="48950" calcext:value-type="float">
            <text:p>4895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alaris o ingressos del treball per compte propi o d'explotacions agrícoles</text:p>
          </table:table-cell>
          <table:table-cell office:value-type="float" office:value="48951" calcext:value-type="float">
            <text:p>4895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ensions</text:p>
          </table:table-cell>
          <table:table-cell office:value-type="float" office:value="48952" calcext:value-type="float">
            <text:p>4895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restacions per atur o indemnització per acomiadament</text:p>
          </table:table-cell>
          <table:table-cell office:value-type="float" office:value="48953" calcext:value-type="float">
            <text:p>4895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Altres ajuts o prestacions socials</text:p>
          </table:table-cell>
          <table:table-cell office:value-type="float" office:value="48954" calcext:value-type="float">
            <text:p>4895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Rendes d'inversions, estalvis, assegurances o propietats</text:p>
          </table:table-cell>
          <table:table-cell office:value-type="float" office:value="48955" calcext:value-type="float">
            <text:p>4895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Altres fonts d'ingressos</text:p>
          </table:table-cell>
          <table:table-cell office:value-type="float" office:value="48956" calcext:value-type="float">
            <text:p>4895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No ho sap)</text:p>
          </table:table-cell>
          <table:table-cell office:value-type="float" office:value="48957" calcext:value-type="float">
            <text:p>489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J Menys de €40</text:p>
          </table:table-cell>
          <table:table-cell office:value-type="float" office:value="48958" calcext:value-type="float">
            <text:p>4895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R Entre €40 i menys de €70</text:p>
          </table:table-cell>
          <table:table-cell office:value-type="float" office:value="48959" calcext:value-type="float">
            <text:p>4895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C Entre €70 i menys de €120</text:p>
          </table:table-cell>
          <table:table-cell office:value-type="float" office:value="48960" calcext:value-type="float">
            <text:p>4896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M Entre €120 i menys de €230</text:p>
          </table:table-cell>
          <table:table-cell office:value-type="float" office:value="48961" calcext:value-type="float">
            <text:p>4896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F Entre €230 i menys de €350</text:p>
          </table:table-cell>
          <table:table-cell office:value-type="float" office:value="48962" calcext:value-type="float">
            <text:p>4896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S Entre €350 i menys de €460</text:p>
          </table:table-cell>
          <table:table-cell office:value-type="float" office:value="48963" calcext:value-type="float">
            <text:p>489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K Entre €460 i menys de €580</text:p>
          </table:table-cell>
          <table:table-cell office:value-type="float" office:value="48964" calcext:value-type="float">
            <text:p>4896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P Entre €580 i menys de €690</text:p>
          </table:table-cell>
          <table:table-cell office:value-type="float" office:value="48965" calcext:value-type="float">
            <text:p>4896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D Entre €690 i menys de €1150</text:p>
          </table:table-cell>
          <table:table-cell office:value-type="float" office:value="48966" calcext:value-type="float">
            <text:p>489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H Entre €1150 i menys de €1730</text:p>
          </table:table-cell>
          <table:table-cell office:value-type="float" office:value="48967" calcext:value-type="float">
            <text:p>4896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 Entre €1730 i menys de €2310</text:p>
          </table:table-cell>
          <table:table-cell office:value-type="float" office:value="48968" calcext:value-type="float">
            <text:p>4896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N €2310 o més</text:p>
          </table:table-cell>
          <table:table-cell office:value-type="float" office:value="48969" calcext:value-type="float">
            <text:p>4896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(No ho sap)</text:p>
          </table:table-cell>
          <table:table-cell office:value-type="float" office:value="48970" calcext:value-type="float">
            <text:p>4897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J Menys de €150</text:p>
          </table:table-cell>
          <table:table-cell office:value-type="float" office:value="48971" calcext:value-type="float">
            <text:p>4897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R Entre €150 i menys de €300</text:p>
          </table:table-cell>
          <table:table-cell office:value-type="float" office:value="48972" calcext:value-type="float">
            <text:p>4897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C Entre €300 i menys de €500</text:p>
          </table:table-cell>
          <table:table-cell office:value-type="float" office:value="48973" calcext:value-type="float">
            <text:p>4897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M Entre €500 i menys de €1000</text:p>
          </table:table-cell>
          <table:table-cell office:value-type="float" office:value="48974" calcext:value-type="float">
            <text:p>4897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F Entre €1000 i menys de €1500</text:p>
          </table:table-cell>
          <table:table-cell office:value-type="float" office:value="48975" calcext:value-type="float">
            <text:p>4897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 Entre €1500 i menys de €2000</text:p>
          </table:table-cell>
          <table:table-cell office:value-type="float" office:value="48976" calcext:value-type="float">
            <text:p>4897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K Entre €2000 i menys de €2500</text:p>
          </table:table-cell>
          <table:table-cell office:value-type="float" office:value="48977" calcext:value-type="float">
            <text:p>4897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P Entre €2500 i menys de €3000</text:p>
          </table:table-cell>
          <table:table-cell office:value-type="float" office:value="48978" calcext:value-type="float">
            <text:p>4897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D Entre €3000 i menys de €5000</text:p>
          </table:table-cell>
          <table:table-cell office:value-type="float" office:value="48979" calcext:value-type="float">
            <text:p>4897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H Entre €5000 i menys de €7500</text:p>
          </table:table-cell>
          <table:table-cell office:value-type="float" office:value="48980" calcext:value-type="float">
            <text:p>4898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 Entre €7500 i menys de €10000</text:p>
          </table:table-cell>
          <table:table-cell office:value-type="float" office:value="48981" calcext:value-type="float">
            <text:p>4898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N €10000 o més</text:p>
          </table:table-cell>
          <table:table-cell office:value-type="float" office:value="48982" calcext:value-type="float">
            <text:p>4898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(No ho sap)</text:p>
          </table:table-cell>
          <table:table-cell office:value-type="float" office:value="48983" calcext:value-type="float">
            <text:p>4898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J Menys de €1.800</text:p>
          </table:table-cell>
          <table:table-cell office:value-type="float" office:value="48984" calcext:value-type="float">
            <text:p>4898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R Entre €1.800 i menys de €3.599</text:p>
          </table:table-cell>
          <table:table-cell office:value-type="float" office:value="48985" calcext:value-type="float">
            <text:p>4898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C Entre €3.600 i menys de €5.999</text:p>
          </table:table-cell>
          <table:table-cell office:value-type="float" office:value="48986" calcext:value-type="float">
            <text:p>4898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M Entre €6.000 i menys de €11.999</text:p>
          </table:table-cell>
          <table:table-cell office:value-type="float" office:value="48987" calcext:value-type="float">
            <text:p>4898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F Entre €12.000 i menys de €17.999</text:p>
          </table:table-cell>
          <table:table-cell office:value-type="float" office:value="48988" calcext:value-type="float">
            <text:p>4898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S Entre €18.000 i menys de €23.999</text:p>
          </table:table-cell>
          <table:table-cell office:value-type="float" office:value="48989" calcext:value-type="float">
            <text:p>4898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K Entre €24.000 i menys de €29.999</text:p>
          </table:table-cell>
          <table:table-cell office:value-type="float" office:value="48990" calcext:value-type="float">
            <text:p>4899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P Entre €30.000 i menys de €35.999</text:p>
          </table:table-cell>
          <table:table-cell office:value-type="float" office:value="48991" calcext:value-type="float">
            <text:p>4899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D Entre €36.000 i menys de €59.999</text:p>
          </table:table-cell>
          <table:table-cell office:value-type="float" office:value="48992" calcext:value-type="float">
            <text:p>4899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H Entre €60.000 i menys de €89.999</text:p>
          </table:table-cell>
          <table:table-cell office:value-type="float" office:value="48993" calcext:value-type="float">
            <text:p>4899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 Entre €90.000 i menys de €119.999</text:p>
          </table:table-cell>
          <table:table-cell office:value-type="float" office:value="48994" calcext:value-type="float">
            <text:p>4899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N €120.000 o més</text:p>
          </table:table-cell>
          <table:table-cell office:value-type="float" office:value="48995" calcext:value-type="float">
            <text:p>4899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(No ho sap)</text:p>
          </table:table-cell>
          <table:table-cell office:value-type="float" office:value="48996" calcext:value-type="float">
            <text:p>4899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1_2002_CAT_ES_24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mb els ingressos actuals vivim còmodament</text:p>
          </table:table-cell>
          <table:table-cell office:value-type="float" office:value="45977" calcext:value-type="float">
            <text:p>45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1_2002_CAT_ES_24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mb els ingressos actuals ens arriba per viure</text:p>
          </table:table-cell>
          <table:table-cell office:value-type="float" office:value="45978" calcext:value-type="float">
            <text:p>45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1_2002_CAT_ES_24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mb els ingressos actuals tenim dificultats</text:p>
          </table:table-cell>
          <table:table-cell office:value-type="float" office:value="45979" calcext:value-type="float">
            <text:p>459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1_2002_CAT_ES_24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mb els ingressos actuals tenim moltes dificultats</text:p>
          </table:table-cell>
          <table:table-cell office:value-type="float" office:value="45980" calcext:value-type="float">
            <text:p>459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1_2002_CAT_ES_24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No ho sap)</text:p>
          </table:table-cell>
          <table:table-cell office:value-type="float" office:value="45981" calcext:value-type="float">
            <text:p>459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Molt difícil</text:p>
          </table:table-cell>
          <table:table-cell office:value-type="float" office:value="45982" calcext:value-type="float">
            <text:p>459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astant difícil</text:p>
          </table:table-cell>
          <table:table-cell office:value-type="float" office:value="45983" calcext:value-type="float">
            <text:p>459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Ni fàcil ni difícil</text:p>
          </table:table-cell>
          <table:table-cell office:value-type="float" office:value="45984" calcext:value-type="float">
            <text:p>459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astant fàcil</text:p>
          </table:table-cell>
          <table:table-cell office:value-type="float" office:value="45985" calcext:value-type="float">
            <text:p>459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Molt fàcil</text:p>
          </table:table-cell>
          <table:table-cell office:value-type="float" office:value="45986" calcext:value-type="float">
            <text:p>459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No ho sap)</text:p>
          </table:table-cell>
          <table:table-cell office:value-type="float" office:value="45987" calcext:value-type="float">
            <text:p>459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s més alts acabats:</text:p>
          </table:table-cell>
          <table:table-cell office:value-type="float" office:value="48908" calcext:value-type="float">
            <text:p>4890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nse estudis/analfabet</text:p>
          </table:table-cell>
          <table:table-cell office:value-type="float" office:value="48909" calcext:value-type="float">
            <text:p>4890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s primaris sense acabar (menys de 5 anys d'escola o E.G.B.)</text:p>
          </table:table-cell>
          <table:table-cell office:value-type="float" office:value="48910" calcext:value-type="float">
            <text:p>489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s primaris complets (inclòs 5è E.G.B.)</text:p>
          </table:table-cell>
          <table:table-cell office:value-type="float" office:value="48911" calcext:value-type="float">
            <text:p>4891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GB, ESO o equivalent (antic Batxillerat elemental, graduat escolar, certificat escolar)</text:p>
          </table:table-cell>
          <table:table-cell office:value-type="float" office:value="48912" calcext:value-type="float">
            <text:p>4891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'FP1' i ensenyament tècnic professional o equiv.</text:p>
          </table:table-cell>
          <table:table-cell office:value-type="float" office:value="48913" calcext:value-type="float">
            <text:p>4891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txillerat superior, BUP, o equivalent</text:p>
          </table:table-cell>
          <table:table-cell office:value-type="float" office:value="48914" calcext:value-type="float">
            <text:p>489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'FP2' o equivalent</text:p>
          </table:table-cell>
          <table:table-cell office:value-type="float" office:value="48915" calcext:value-type="float">
            <text:p>4891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s superiors 2 o 3 anys (a centres d'estudi no reglats)</text:p>
          </table:table-cell>
          <table:table-cell office:value-type="float" office:value="48916" calcext:value-type="float">
            <text:p>4891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Arquitecte i enginyer tècnic</text:p>
          </table:table-cell>
          <table:table-cell office:value-type="float" office:value="48917" calcext:value-type="float">
            <text:p>4891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iplomat d'altres escoles universitàries o equivalent</text:p>
          </table:table-cell>
          <table:table-cell office:value-type="float" office:value="48918" calcext:value-type="float">
            <text:p>489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Arquitecte i enginyer superior</text:p>
          </table:table-cell>
          <table:table-cell office:value-type="float" office:value="48919" calcext:value-type="float">
            <text:p>4891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Llicenciat</text:p>
          </table:table-cell>
          <table:table-cell office:value-type="float" office:value="48920" calcext:value-type="float">
            <text:p>4892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s postgrau o especialització</text:p>
          </table:table-cell>
          <table:table-cell office:value-type="float" office:value="48921" calcext:value-type="float">
            <text:p>4892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ctorat</text:p>
          </table:table-cell>
          <table:table-cell office:value-type="float" office:value="48922" calcext:value-type="float">
            <text:p>489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No ho sap)</text:p>
          </table:table-cell>
          <table:table-cell office:value-type="float" office:value="48923" calcext:value-type="float">
            <text:p>4892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Amb treball remunerat (incloent la situació de baixa temporal per maternitat-paternitat, accident, malaltia o vacances) (ex. treballador per compte d'altri, per compte propi, o en un negoci familiar)</text:p>
          </table:table-cell>
          <table:table-cell office:value-type="float" office:value="48997" calcext:value-type="float">
            <text:p>4899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8998" calcext:value-type="float">
            <text:p>4899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situació d'atur i buscant feina activament</text:p>
          </table:table-cell>
          <table:table-cell office:value-type="float" office:value="48999" calcext:value-type="float">
            <text:p>4899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situació d'atur, volent treballar però sense buscar feina activament</text:p>
          </table:table-cell>
          <table:table-cell office:value-type="float" office:value="49000" calcext:value-type="float">
            <text:p>490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Amb malaltia crònica o situación d'invalidesa permanent</text:p>
          </table:table-cell>
          <table:table-cell office:value-type="float" office:value="49001" calcext:value-type="float">
            <text:p>4900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Jubilat</text:p>
          </table:table-cell>
          <table:table-cell office:value-type="float" office:value="49002" calcext:value-type="float">
            <text:p>490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Fent les feines de la casa, tenint cura de nens o d'altres persones</text:p>
          </table:table-cell>
          <table:table-cell office:value-type="float" office:value="49003" calcext:value-type="float">
            <text:p>4900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Una altra</text:p>
          </table:table-cell>
          <table:table-cell office:value-type="float" office:value="49004" calcext:value-type="float">
            <text:p>4900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5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(No ho sap)</text:p>
          </table:table-cell>
          <table:table-cell office:value-type="float" office:value="49005" calcext:value-type="float">
            <text:p>4900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Amb treball remunerat (incloent la situació de baixa temporal per maternitat-paternitat, accident, malaltia o vacances) (ex. treballador per compte d'altri, per compte propi, o en un negoci familiar)</text:p>
          </table:table-cell>
          <table:table-cell office:value-type="float" office:value="48997" calcext:value-type="float">
            <text:p>4899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8998" calcext:value-type="float">
            <text:p>4899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situació d'atur i buscant feina activament</text:p>
          </table:table-cell>
          <table:table-cell office:value-type="float" office:value="48999" calcext:value-type="float">
            <text:p>4899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situació d'atur, volent treballar però sense buscar feina activament</text:p>
          </table:table-cell>
          <table:table-cell office:value-type="float" office:value="49000" calcext:value-type="float">
            <text:p>490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Amb malaltia crònica o situación d'invalidesa permanent</text:p>
          </table:table-cell>
          <table:table-cell office:value-type="float" office:value="49001" calcext:value-type="float">
            <text:p>4900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Jubilat</text:p>
          </table:table-cell>
          <table:table-cell office:value-type="float" office:value="49002" calcext:value-type="float">
            <text:p>490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Fent les feines de la casa, tenint cura de nens o d'altres persones</text:p>
          </table:table-cell>
          <table:table-cell office:value-type="float" office:value="49003" calcext:value-type="float">
            <text:p>4900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Una altra</text:p>
          </table:table-cell>
          <table:table-cell office:value-type="float" office:value="49004" calcext:value-type="float">
            <text:p>4900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6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(No ho sap)</text:p>
          </table:table-cell>
          <table:table-cell office:value-type="float" office:value="49005" calcext:value-type="float">
            <text:p>4900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1_2002_CAT_ES_24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4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4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48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4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5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51</text:p>
          </table:table-cell>
          <table:table-cell office:value-type="string" calcext:value-type="string">
            <text:p>F39a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52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Privada</text:p>
          </table:table-cell>
          <table:table-cell office:value-type="float" office:value="48942" calcext:value-type="float">
            <text:p>4894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52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Pública</text:p>
          </table:table-cell>
          <table:table-cell office:value-type="float" office:value="48943" calcext:value-type="float">
            <text:p>4894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52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Sense ànim de lucre</text:p>
          </table:table-cell>
          <table:table-cell office:value-type="float" office:value="48944" calcext:value-type="float">
            <text:p>489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52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(No ho sap)</text:p>
          </table:table-cell>
          <table:table-cell office:value-type="float" office:value="48945" calcext:value-type="float">
            <text:p>489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1_2002_CAT_ES_253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eballador per compte d'altri</text:p>
          </table:table-cell>
          <table:table-cell office:value-type="float" office:value="49006" calcext:value-type="float">
            <text:p>4900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1_2002_CAT_ES_253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9007" calcext:value-type="float">
            <text:p>4900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1_2002_CAT_ES_253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eballa a un negoci familiar</text:p>
          </table:table-cell>
          <table:table-cell office:value-type="float" office:value="49008" calcext:value-type="float">
            <text:p>4900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1_2002_CAT_ES_253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No ho sap)</text:p>
          </table:table-cell>
          <table:table-cell office:value-type="float" office:value="49009" calcext:value-type="float">
            <text:p>4900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1_2002_CAT_ES_254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5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5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5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56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5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ense estudis/analfabet</text:p>
          </table:table-cell>
          <table:table-cell office:value-type="float" office:value="49010" calcext:value-type="float">
            <text:p>4901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s primaris sense acabar (menys de 5 anys d'escola o E.G.B.)</text:p>
          </table:table-cell>
          <table:table-cell office:value-type="float" office:value="49011" calcext:value-type="float">
            <text:p>4901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s primaris complets (inclòs 5è E.G.B.)</text:p>
          </table:table-cell>
          <table:table-cell office:value-type="float" office:value="49012" calcext:value-type="float">
            <text:p>4901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GB, ESO o equivalent (antic Batxillerat elemental, graduat escolar, certificat escolar)</text:p>
          </table:table-cell>
          <table:table-cell office:value-type="float" office:value="49013" calcext:value-type="float">
            <text:p>4901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'FP1' i ensenyament tècnic professional o equiv.</text:p>
          </table:table-cell>
          <table:table-cell office:value-type="float" office:value="49014" calcext:value-type="float">
            <text:p>4901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txillerat superior, BUP, o equivalent</text:p>
          </table:table-cell>
          <table:table-cell office:value-type="float" office:value="49015" calcext:value-type="float">
            <text:p>4901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'FP2' o equivalent</text:p>
          </table:table-cell>
          <table:table-cell office:value-type="float" office:value="49016" calcext:value-type="float">
            <text:p>4901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s superiors 2 o 3 anys (a centres d'estudi no reglats)</text:p>
          </table:table-cell>
          <table:table-cell office:value-type="float" office:value="49017" calcext:value-type="float">
            <text:p>4901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rquitecte i enginyer tècnic</text:p>
          </table:table-cell>
          <table:table-cell office:value-type="float" office:value="49018" calcext:value-type="float">
            <text:p>4901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at d'altres escoles universitàries o equivalent</text:p>
          </table:table-cell>
          <table:table-cell office:value-type="float" office:value="49019" calcext:value-type="float">
            <text:p>4901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rquitecte i enginyer superior</text:p>
          </table:table-cell>
          <table:table-cell office:value-type="float" office:value="49020" calcext:value-type="float">
            <text:p>4902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Llicenciat</text:p>
          </table:table-cell>
          <table:table-cell office:value-type="float" office:value="49021" calcext:value-type="float">
            <text:p>4902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s postgrau o especialització</text:p>
          </table:table-cell>
          <table:table-cell office:value-type="float" office:value="49022" calcext:value-type="float">
            <text:p>4902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octorat</text:p>
          </table:table-cell>
          <table:table-cell office:value-type="float" office:value="49023" calcext:value-type="float">
            <text:p>4902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 ho sap)</text:p>
          </table:table-cell>
          <table:table-cell office:value-type="float" office:value="49024" calcext:value-type="float">
            <text:p>4902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5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reballador per compte d'altri</text:p>
          </table:table-cell>
          <table:table-cell office:value-type="float" office:value="46004" calcext:value-type="float">
            <text:p>460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1_2002_CAT_ES_25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6005" calcext:value-type="float">
            <text:p>460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1_2002_CAT_ES_25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No treballava</text:p>
          </table:table-cell>
          <table:table-cell office:value-type="float" office:value="46006" calcext:value-type="float">
            <text:p>460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1_2002_CAT_ES_25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Era mort o absent</text:p>
          </table:table-cell>
          <table:table-cell office:value-type="float" office:value="46007" calcext:value-type="float">
            <text:p>460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1_2002_CAT_ES_25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No ho sap)</text:p>
          </table:table-cell>
          <table:table-cell office:value-type="float" office:value="46008" calcext:value-type="float">
            <text:p>460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1_2002_CAT_ES_26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Cap</text:p>
          </table:table-cell>
          <table:table-cell office:value-type="float" office:value="47833" calcext:value-type="float">
            <text:p>478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Entre 1 i 24</text:p>
          </table:table-cell>
          <table:table-cell office:value-type="float" office:value="47834" calcext:value-type="float">
            <text:p>478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25 o més</text:p>
          </table:table-cell>
          <table:table-cell office:value-type="float" office:value="47835" calcext:value-type="float">
            <text:p>478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No ho sap)</text:p>
          </table:table-cell>
          <table:table-cell office:value-type="float" office:value="47836" calcext:value-type="float">
            <text:p>478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6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6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6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s professionals tradicionals (EXEMPLES: comptable – advocat – metge – científic – enginyer o arquitecte – farmacèutic – procurador – enginyer tècnic – topògraf...)</text:p>
          </table:table-cell>
          <table:table-cell office:value-type="float" office:value="46009" calcext:value-type="float">
            <text:p>460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s professionals modernes (EXEMPLES: professor – infermer – fisioterapeuta – assistent social – treballador social– músic – agent de policia – programador informàtic – professor d'universitat o col·legi – artista...)</text:p>
          </table:table-cell>
          <table:table-cell office:value-type="float" office:value="46010" calcext:value-type="float">
            <text:p>460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eballs d'oficina i ocupacions intermèdies (EXEMPLES: secretari – secretari d'alta direcció – administratiu – oficinista – teleoperador – auxiliar de clínica / infermeria – puericultor – delineant – apoderat/interventor de banca...)</text:p>
          </table:table-cell>
          <table:table-cell office:value-type="float" office:value="46011" calcext:value-type="float">
            <text:p>460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irectius o administradors amb responsabilitats al seu càrrec (responsable de tasques de planificació, organització i coordinació de finances) EXEMPLES: director financer – cap executiu – director d'empresa, de departament, comercial...)</text:p>
          </table:table-cell>
          <table:table-cell office:value-type="float" office:value="46012" calcext:value-type="float">
            <text:p>460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s tècniques i d'oficis (EXEMPLES: mecànic de motors – operari – lampista – impressor – paleta – fressador – electricista – jardiner – maquinista de tren – agricultor - sabater – forner – fuster – tapisser – cuiner – perruquer...)</text:p>
          </table:table-cell>
          <table:table-cell office:value-type="float" office:value="46013" calcext:value-type="float">
            <text:p>460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s manuals i de serveis semi-rutinaris (EXEMPLES: carter – operari de màquines – guarda de seguretat – conserge – treballador agrícola – ajudant de cuina – recepcionista – dependent de botiga – representant – guàrdia civil...)</text:p>
          </table:table-cell>
          <table:table-cell office:value-type="float" office:value="46014" calcext:value-type="float">
            <text:p>460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s manuals i de serveis rutinaris (EXEMPLES: conductor de vehicles pesats – conductor de furgoneta – netejador – mosso de càrrega o descarregador – empaquetador – cosidor industrial – missatger – peó en general – cambrer...)</text:p>
          </table:table-cell>
          <table:table-cell office:value-type="float" office:value="46015" calcext:value-type="float">
            <text:p>460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irectiu de nivell mig o júnior (EXEMPLES: director d'oficina – director de sucursal de banc – encarregat de restaurant – encarregat de magatzem – hostaler – encarregats generals – capità de pesca – capatàs d'explotació agrícola)</text:p>
          </table:table-cell>
          <table:table-cell office:value-type="float" office:value="46016" calcext:value-type="float">
            <text:p>460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No ho sap)</text:p>
          </table:table-cell>
          <table:table-cell office:value-type="float" office:value="46017" calcext:value-type="float">
            <text:p>460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Sense estudis/analfabet</text:p>
          </table:table-cell>
          <table:table-cell office:value-type="float" office:value="49010" calcext:value-type="float">
            <text:p>4901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s primaris sense acabar (menys de 5 anys d'escola o E.G.B.)</text:p>
          </table:table-cell>
          <table:table-cell office:value-type="float" office:value="49011" calcext:value-type="float">
            <text:p>4901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s primaris complets (inclòs 5è E.G.B.)</text:p>
          </table:table-cell>
          <table:table-cell office:value-type="float" office:value="49012" calcext:value-type="float">
            <text:p>4901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GB, ESO o equivalent (antic Batxillerat elemental, graduat escolar, certificat escolar)</text:p>
          </table:table-cell>
          <table:table-cell office:value-type="float" office:value="49013" calcext:value-type="float">
            <text:p>4901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'FP1' i ensenyament tècnic professional o equiv.</text:p>
          </table:table-cell>
          <table:table-cell office:value-type="float" office:value="49014" calcext:value-type="float">
            <text:p>4901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Batxillerat superior, BUP, o equivalent</text:p>
          </table:table-cell>
          <table:table-cell office:value-type="float" office:value="49015" calcext:value-type="float">
            <text:p>4901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'FP2' o equivalent</text:p>
          </table:table-cell>
          <table:table-cell office:value-type="float" office:value="49016" calcext:value-type="float">
            <text:p>4901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s superiors 2 o 3 anys (a centres d'estudi no reglats)</text:p>
          </table:table-cell>
          <table:table-cell office:value-type="float" office:value="49017" calcext:value-type="float">
            <text:p>4901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rquitecte i enginyer tècnic</text:p>
          </table:table-cell>
          <table:table-cell office:value-type="float" office:value="49018" calcext:value-type="float">
            <text:p>4901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iplomat d'altres escoles universitàries o equivalent</text:p>
          </table:table-cell>
          <table:table-cell office:value-type="float" office:value="49019" calcext:value-type="float">
            <text:p>4901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rquitecte i enginyer superior</text:p>
          </table:table-cell>
          <table:table-cell office:value-type="float" office:value="49020" calcext:value-type="float">
            <text:p>4902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Llicenciat</text:p>
          </table:table-cell>
          <table:table-cell office:value-type="float" office:value="49021" calcext:value-type="float">
            <text:p>4902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s postgrau o especialització</text:p>
          </table:table-cell>
          <table:table-cell office:value-type="float" office:value="49022" calcext:value-type="float">
            <text:p>4902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octorat</text:p>
          </table:table-cell>
          <table:table-cell office:value-type="float" office:value="49023" calcext:value-type="float">
            <text:p>4902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No ho sap)</text:p>
          </table:table-cell>
          <table:table-cell office:value-type="float" office:value="49024" calcext:value-type="float">
            <text:p>4902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1_2002_CAT_ES_26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Treballadora per compte d'altri</text:p>
          </table:table-cell>
          <table:table-cell office:value-type="float" office:value="46018" calcext:value-type="float">
            <text:p>4601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1_2002_CAT_ES_26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Treballadora per compte propi</text:p>
          </table:table-cell>
          <table:table-cell office:value-type="float" office:value="46019" calcext:value-type="float">
            <text:p>460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1_2002_CAT_ES_26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 treballava</text:p>
          </table:table-cell>
          <table:table-cell office:value-type="float" office:value="46020" calcext:value-type="float">
            <text:p>460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1_2002_CAT_ES_26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Era morta/absent</text:p>
          </table:table-cell>
          <table:table-cell office:value-type="float" office:value="46021" calcext:value-type="float">
            <text:p>4602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1_2002_CAT_ES_26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No ho sap)</text:p>
          </table:table-cell>
          <table:table-cell office:value-type="float" office:value="46022" calcext:value-type="float">
            <text:p>460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1_2002_CAT_ES_26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Cap</text:p>
          </table:table-cell>
          <table:table-cell office:value-type="float" office:value="47833" calcext:value-type="float">
            <text:p>478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Entre 1 i 24</text:p>
          </table:table-cell>
          <table:table-cell office:value-type="float" office:value="47834" calcext:value-type="float">
            <text:p>478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25 o més</text:p>
          </table:table-cell>
          <table:table-cell office:value-type="float" office:value="47835" calcext:value-type="float">
            <text:p>478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No ho sap)</text:p>
          </table:table-cell>
          <table:table-cell office:value-type="float" office:value="47836" calcext:value-type="float">
            <text:p>478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1_2002_CAT_ES_26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6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6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6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s professionals tradicionals (EXEMPLES: comptable – advocada – metgessa – científica – enginyera o arquitecta – farmacèutica – procuradora – aparelladora – enginyera tècnica – topògrafa)</text:p>
          </table:table-cell>
          <table:table-cell office:value-type="float" office:value="49025" calcext:value-type="float">
            <text:p>4902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s professionals modernes (EXEMPLES: professora – infermera – fisioterapeuta – assistenta social –treballadora social– música – agent de policia (sergent o rang superior) – programadora informàtica – professora d'universitat...)</text:p>
          </table:table-cell>
          <table:table-cell office:value-type="float" office:value="49026" calcext:value-type="float">
            <text:p>4902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eballs d'oficina i ocupacions intermèdies (EXEMPLES: secretària – secretària d'alta direcció – administrativa – oficinista – teleoperadora – auxiliar de clínica / infermeria – puericultora – delineant – apoderada/interventora de banca..)</text:p>
          </table:table-cell>
          <table:table-cell office:value-type="float" office:value="49027" calcext:value-type="float">
            <text:p>4902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irectives o administradores amb responsabilitats al seu càrrec (responsable de tasques de planificació, organització i coordinació i finances) (EXEMPLES: directora financera – directora executiva – agricultora per compte propi...)</text:p>
          </table:table-cell>
          <table:table-cell office:value-type="float" office:value="49028" calcext:value-type="float">
            <text:p>4902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s tècniques i d'oficis (EXEMPLES: mecànica de motors – operària – encarregada de fàbrica (capatàs) – lampista – impressora – paleta – fressadora – electricista – jardinera – maquinista de tren – sabatera – fornera – fustera...)</text:p>
          </table:table-cell>
          <table:table-cell office:value-type="float" office:value="49029" calcext:value-type="float">
            <text:p>4902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s manuals i de serveis semirutinàries (EXEMPLES: cartera – operària de màquines – guarda de seguretat – conserge – treballadora agrícola – ajudanta de cuina – recepcionista – dependenta de botiga – representant – guàrdia civil...)</text:p>
          </table:table-cell>
          <table:table-cell office:value-type="float" office:value="49030" calcext:value-type="float">
            <text:p>4903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s manuals i de serveis rutinàries (EXEMPLES: conductora de vehicles pesats – conductora de furgoneta – netejadora – mossa de càrrega o decarregadora – empaquetadora – cosidora industrial – missatgera – peó en general – cambrera..)</text:p>
          </table:table-cell>
          <table:table-cell office:value-type="float" office:value="49031" calcext:value-type="float">
            <text:p>4903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irectiva de nivell mig o júnior (EXEMPLES: directora d'oficina – directora de sucursal de banc – encarregada de restaurant – encarregada de magatzem – hostelera – encarregades generals – capitana de pesca)</text:p>
          </table:table-cell>
          <table:table-cell office:value-type="float" office:value="49032" calcext:value-type="float">
            <text:p>4903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6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No ho sap)</text:p>
          </table:table-cell>
          <table:table-cell office:value-type="float" office:value="49033" calcext:value-type="float">
            <text:p>4903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1_2002_CAT_ES_27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asat/da</text:p>
          </table:table-cell>
          <table:table-cell office:value-type="float" office:value="49034" calcext:value-type="float">
            <text:p>4903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eparat/da (encara legalment casat/da)</text:p>
          </table:table-cell>
          <table:table-cell office:value-type="float" office:value="49035" calcext:value-type="float">
            <text:p>4903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vorciat/da</text:p>
          </table:table-cell>
          <table:table-cell office:value-type="float" office:value="49036" calcext:value-type="float">
            <text:p>4903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Vidu/a</text:p>
          </table:table-cell>
          <table:table-cell office:value-type="float" office:value="49037" calcext:value-type="float">
            <text:p>4903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 ha estat casat/da mai</text:p>
          </table:table-cell>
          <table:table-cell office:value-type="float" office:value="49038" calcext:value-type="float">
            <text:p>4903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1_2002_CAT_ES_27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No ho sap)</text:p>
          </table:table-cell>
          <table:table-cell office:value-type="float" office:value="49039" calcext:value-type="float">
            <text:p>4903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1_2002_CAT_ES_27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'entrevistat té fills vivint a casa</text:p>
          </table:table-cell>
          <table:table-cell office:value-type="float" office:value="49040" calcext:value-type="float">
            <text:p>4904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1_2002_CAT_ES_27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'entrevistat NO té fills vivint a casa</text:p>
          </table:table-cell>
          <table:table-cell office:value-type="float" office:value="49041" calcext:value-type="float">
            <text:p>4904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1_2002_CAT_ES_27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No ho sap)</text:p>
          </table:table-cell>
          <table:table-cell office:value-type="float" office:value="49042" calcext:value-type="float">
            <text:p>4904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1_2002_CAT_ES_27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7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1_2002_CAT_ES_2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Entrevista personal</text:p>
          </table:table-cell>
          <table:table-cell office:value-type="float" office:value="49043" calcext:value-type="float">
            <text:p>4904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1_2002_CAT_ES_2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omplimentat per l'entrevistat mentre jo estava present</text:p>
          </table:table-cell>
          <table:table-cell office:value-type="float" office:value="49044" calcext:value-type="float">
            <text:p>4904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1_2002_CAT_ES_2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Lliurat a l'entrevistat, per a ser recollit per mi més tard</text:p>
          </table:table-cell>
          <table:table-cell office:value-type="float" office:value="49045" calcext:value-type="float">
            <text:p>4904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1_2002_CAT_ES_2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Lliurat a l'entrevistat, per a ser retornat per correu</text:p>
          </table:table-cell>
          <table:table-cell office:value-type="float" office:value="49046" calcext:value-type="float">
            <text:p>4904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1_2002_CAT_ES_2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No ho sap)</text:p>
          </table:table-cell>
          <table:table-cell office:value-type="float" office:value="49047" calcext:value-type="float">
            <text:p>4904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ai</text:p>
          </table:table-cell>
          <table:table-cell office:value-type="float" office:value="49048" calcext:value-type="float">
            <text:p>490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Quasi mai</text:p>
          </table:table-cell>
          <table:table-cell office:value-type="float" office:value="49049" calcext:value-type="float">
            <text:p>490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lguna vegada</text:p>
          </table:table-cell>
          <table:table-cell office:value-type="float" office:value="49050" calcext:value-type="float">
            <text:p>4905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Sovint</text:p>
          </table:table-cell>
          <table:table-cell office:value-type="float" office:value="49051" calcext:value-type="float">
            <text:p>4905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lt sovint</text:p>
          </table:table-cell>
          <table:table-cell office:value-type="float" office:value="49052" calcext:value-type="float">
            <text:p>490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No ho sap)</text:p>
          </table:table-cell>
          <table:table-cell office:value-type="float" office:value="49053" calcext:value-type="float">
            <text:p>4905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ai</text:p>
          </table:table-cell>
          <table:table-cell office:value-type="float" office:value="49048" calcext:value-type="float">
            <text:p>490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Quasi mai</text:p>
          </table:table-cell>
          <table:table-cell office:value-type="float" office:value="49049" calcext:value-type="float">
            <text:p>490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lguna vegada</text:p>
          </table:table-cell>
          <table:table-cell office:value-type="float" office:value="49050" calcext:value-type="float">
            <text:p>4905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Sovint</text:p>
          </table:table-cell>
          <table:table-cell office:value-type="float" office:value="49051" calcext:value-type="float">
            <text:p>4905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olt sovint</text:p>
          </table:table-cell>
          <table:table-cell office:value-type="float" office:value="49052" calcext:value-type="float">
            <text:p>490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No ho sap)</text:p>
          </table:table-cell>
          <table:table-cell office:value-type="float" office:value="49053" calcext:value-type="float">
            <text:p>4905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Mai</text:p>
          </table:table-cell>
          <table:table-cell office:value-type="float" office:value="49048" calcext:value-type="float">
            <text:p>490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Quasi mai</text:p>
          </table:table-cell>
          <table:table-cell office:value-type="float" office:value="49049" calcext:value-type="float">
            <text:p>490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lguna vegada</text:p>
          </table:table-cell>
          <table:table-cell office:value-type="float" office:value="49050" calcext:value-type="float">
            <text:p>4905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Sovint</text:p>
          </table:table-cell>
          <table:table-cell office:value-type="float" office:value="49051" calcext:value-type="float">
            <text:p>4905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Molt sovint</text:p>
          </table:table-cell>
          <table:table-cell office:value-type="float" office:value="49052" calcext:value-type="float">
            <text:p>490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No ho sap)</text:p>
          </table:table-cell>
          <table:table-cell office:value-type="float" office:value="49053" calcext:value-type="float">
            <text:p>4905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Mai</text:p>
          </table:table-cell>
          <table:table-cell office:value-type="float" office:value="49048" calcext:value-type="float">
            <text:p>490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Quasi mai</text:p>
          </table:table-cell>
          <table:table-cell office:value-type="float" office:value="49049" calcext:value-type="float">
            <text:p>490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lguna vegada</text:p>
          </table:table-cell>
          <table:table-cell office:value-type="float" office:value="49050" calcext:value-type="float">
            <text:p>4905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Sovint</text:p>
          </table:table-cell>
          <table:table-cell office:value-type="float" office:value="49051" calcext:value-type="float">
            <text:p>4905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Molt sovint</text:p>
          </table:table-cell>
          <table:table-cell office:value-type="float" office:value="49052" calcext:value-type="float">
            <text:p>490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No ho sap)</text:p>
          </table:table-cell>
          <table:table-cell office:value-type="float" office:value="49053" calcext:value-type="float">
            <text:p>4905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1_2002_CAT_ES_28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SI</text:p>
          </table:table-cell>
          <table:table-cell office:value-type="float" office:value="48567" calcext:value-type="float">
            <text:p>485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8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NO</text:p>
          </table:table-cell>
          <table:table-cell office:value-type="float" office:value="48568" calcext:value-type="float">
            <text:p>485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8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No ho sap)</text:p>
          </table:table-cell>
          <table:table-cell office:value-type="float" office:value="48569" calcext:value-type="float">
            <text:p>4856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rit / dona / parella</text:p>
          </table:table-cell>
          <table:table-cell office:value-type="float" office:value="49054" calcext:value-type="float">
            <text:p>4905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Fill / filla (siguin de l'entrevistat o de la seva parella, incloent els adoptats i en acolliment)</text:p>
          </table:table-cell>
          <table:table-cell office:value-type="float" office:value="49055" calcext:value-type="float">
            <text:p>4905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Pare o mare / sogre o sogra (siguin de l'entrevistat o de la seva parella)</text:p>
          </table:table-cell>
          <table:table-cell office:value-type="float" office:value="49056" calcext:value-type="float">
            <text:p>4905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lgun altre parent</text:p>
          </table:table-cell>
          <table:table-cell office:value-type="float" office:value="49057" calcext:value-type="float">
            <text:p>4905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lguna altra persona que no fos parent</text:p>
          </table:table-cell>
          <table:table-cell office:value-type="float" office:value="49058" calcext:value-type="float">
            <text:p>4905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No ho sap)</text:p>
          </table:table-cell>
          <table:table-cell office:value-type="float" office:value="49059" calcext:value-type="float">
            <text:p>4905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1_2002_CAT_ES_28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Escriure'ls)</text:p>
          </table:table-cell>
          <table:table-cell office:value-type="float" office:value="45271" calcext:value-type="float">
            <text:p>4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ns</text:p>
          </table:table-cell>
          <table:table-cell office:value-type="float" office:value="48380" calcext:value-type="float">
            <text:p>4838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nys de ½ hora</text:p>
          </table:table-cell>
          <table:table-cell office:value-type="float" office:value="48381" calcext:value-type="float">
            <text:p>4838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48382" calcext:value-type="float">
            <text:p>4838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és d'1 hora, fins a 1½ hora</text:p>
          </table:table-cell>
          <table:table-cell office:value-type="float" office:value="48383" calcext:value-type="float">
            <text:p>4838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és d'1½ hora, fins a 2 hores</text:p>
          </table:table-cell>
          <table:table-cell office:value-type="float" office:value="48384" calcext:value-type="float">
            <text:p>483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és de 2 hores, fins a 2½ hores</text:p>
          </table:table-cell>
          <table:table-cell office:value-type="float" office:value="48385" calcext:value-type="float">
            <text:p>4838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és de 2½ hores, fins a 3 hores</text:p>
          </table:table-cell>
          <table:table-cell office:value-type="float" office:value="48386" calcext:value-type="float">
            <text:p>4838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és de 3 hores</text:p>
          </table:table-cell>
          <table:table-cell office:value-type="float" office:value="48387" calcext:value-type="float">
            <text:p>483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ho sap)</text:p>
          </table:table-cell>
          <table:table-cell office:value-type="float" office:value="48388" calcext:value-type="float">
            <text:p>4838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 majoria de les vegades la gent mira per sí mateixa</text:p>
          </table:table-cell>
          <table:table-cell office:value-type="float" office:value="49060" calcext:value-type="float">
            <text:p>4906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49061" calcext:value-type="float">
            <text:p>4906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49062" calcext:value-type="float">
            <text:p>4906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9063" calcext:value-type="float">
            <text:p>4906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49064" calcext:value-type="float">
            <text:p>4906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49065" calcext:value-type="float">
            <text:p>4906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49066" calcext:value-type="float">
            <text:p>4906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49067" calcext:value-type="float">
            <text:p>4906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49068" calcext:value-type="float">
            <text:p>4906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49069" calcext:value-type="float">
            <text:p>4906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joria de les vegades la gent intenta ajudar els altres</text:p>
          </table:table-cell>
          <table:table-cell office:value-type="float" office:value="49070" calcext:value-type="float">
            <text:p>4907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8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ho sap)</text:p>
          </table:table-cell>
          <table:table-cell office:value-type="float" office:value="49071" calcext:value-type="float">
            <text:p>4907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ns</text:p>
          </table:table-cell>
          <table:table-cell office:value-type="float" office:value="48380" calcext:value-type="float">
            <text:p>4838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nys de ½ hora</text:p>
          </table:table-cell>
          <table:table-cell office:value-type="float" office:value="48381" calcext:value-type="float">
            <text:p>4838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48382" calcext:value-type="float">
            <text:p>4838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és d'1 hora, fins a 1½ hora</text:p>
          </table:table-cell>
          <table:table-cell office:value-type="float" office:value="48383" calcext:value-type="float">
            <text:p>4838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és d'1½ hora, fins a 2 hores</text:p>
          </table:table-cell>
          <table:table-cell office:value-type="float" office:value="48384" calcext:value-type="float">
            <text:p>483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és de 2 hores, fins a 2½ hores</text:p>
          </table:table-cell>
          <table:table-cell office:value-type="float" office:value="48385" calcext:value-type="float">
            <text:p>4838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és de 2½ hores, fins a 3 hores</text:p>
          </table:table-cell>
          <table:table-cell office:value-type="float" office:value="48386" calcext:value-type="float">
            <text:p>4838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és de 3 hores</text:p>
          </table:table-cell>
          <table:table-cell office:value-type="float" office:value="48387" calcext:value-type="float">
            <text:p>483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ho sap)</text:p>
          </table:table-cell>
          <table:table-cell office:value-type="float" office:value="48388" calcext:value-type="float">
            <text:p>4838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ens</text:p>
          </table:table-cell>
          <table:table-cell office:value-type="float" office:value="48380" calcext:value-type="float">
            <text:p>4838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nys de ½ hora</text:p>
          </table:table-cell>
          <table:table-cell office:value-type="float" office:value="48381" calcext:value-type="float">
            <text:p>4838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48382" calcext:value-type="float">
            <text:p>4838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és d'1 hora, fins a 1½ hora</text:p>
          </table:table-cell>
          <table:table-cell office:value-type="float" office:value="48383" calcext:value-type="float">
            <text:p>4838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és d'1½ hora, fins a 2 hores</text:p>
          </table:table-cell>
          <table:table-cell office:value-type="float" office:value="48384" calcext:value-type="float">
            <text:p>483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és de 2 hores, fins a 2½ hores</text:p>
          </table:table-cell>
          <table:table-cell office:value-type="float" office:value="48385" calcext:value-type="float">
            <text:p>4838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és de 2½ hores, fins a 3 hores</text:p>
          </table:table-cell>
          <table:table-cell office:value-type="float" office:value="48386" calcext:value-type="float">
            <text:p>4838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és de 3 hores</text:p>
          </table:table-cell>
          <table:table-cell office:value-type="float" office:value="48387" calcext:value-type="float">
            <text:p>483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ho sap)</text:p>
          </table:table-cell>
          <table:table-cell office:value-type="float" office:value="48388" calcext:value-type="float">
            <text:p>4838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n mai no és prou prudent</text:p>
          </table:table-cell>
          <table:table-cell office:value-type="float" office:value="48389" calcext:value-type="float">
            <text:p>4838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48390" calcext:value-type="float">
            <text:p>4839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8391" calcext:value-type="float">
            <text:p>4839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48392" calcext:value-type="float">
            <text:p>4839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48393" calcext:value-type="float">
            <text:p>4839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48394" calcext:value-type="float">
            <text:p>4839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48395" calcext:value-type="float">
            <text:p>4839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48396" calcext:value-type="float">
            <text:p>4839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48397" calcext:value-type="float">
            <text:p>4839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48398" calcext:value-type="float">
            <text:p>4839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Es pot confiar en la majoria de la gent</text:p>
          </table:table-cell>
          <table:table-cell office:value-type="float" office:value="48399" calcext:value-type="float">
            <text:p>4839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ho sap)</text:p>
          </table:table-cell>
          <table:table-cell office:value-type="float" office:value="48400" calcext:value-type="float">
            <text:p>4840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 majoria de de la gent intentaria aprofitar-se de mi</text:p>
          </table:table-cell>
          <table:table-cell office:value-type="float" office:value="49072" calcext:value-type="float">
            <text:p>490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9073" calcext:value-type="float">
            <text:p>4907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9074" calcext:value-type="float">
            <text:p>4907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9075" calcext:value-type="float">
            <text:p>4907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9076" calcext:value-type="float">
            <text:p>4907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9077" calcext:value-type="float">
            <text:p>4907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9078" calcext:value-type="float">
            <text:p>4907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9079" calcext:value-type="float">
            <text:p>4907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080" calcext:value-type="float">
            <text:p>4908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49081" calcext:value-type="float">
            <text:p>4908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joria de la gent seria honrada amb mi</text:p>
          </table:table-cell>
          <table:table-cell office:value-type="float" office:value="49082" calcext:value-type="float">
            <text:p>4908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ho sap)</text:p>
          </table:table-cell>
          <table:table-cell office:value-type="float" office:value="49083" calcext:value-type="float">
            <text:p>4908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i</text:p>
          </table:table-cell>
          <table:table-cell office:value-type="float" office:value="47089" calcext:value-type="float">
            <text:p>4708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ques vegades</text:p>
          </table:table-cell>
          <table:table-cell office:value-type="float" office:value="47090" calcext:value-type="float">
            <text:p>4709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gades</text:p>
          </table:table-cell>
          <table:table-cell office:value-type="float" office:value="47091" calcext:value-type="float">
            <text:p>4709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certa freqüència</text:p>
          </table:table-cell>
          <table:table-cell office:value-type="float" office:value="47092" calcext:value-type="float">
            <text:p>4709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ovint</text:p>
          </table:table-cell>
          <table:table-cell office:value-type="float" office:value="47093" calcext:value-type="float">
            <text:p>4709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ho sap)</text:p>
          </table:table-cell>
          <table:table-cell office:value-type="float" office:value="47094" calcext:value-type="float">
            <text:p>4709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1_2002_CAT_ES_29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<text:s/>Sí</text:p>
          </table:table-cell>
          <table:table-cell office:value-type="float" office:value="49084" calcext:value-type="float">
            <text:p>4908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1_2002_CAT_ES_29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<text:s/>No</text:p>
          </table:table-cell>
          <table:table-cell office:value-type="float" office:value="49085" calcext:value-type="float">
            <text:p>4908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1_2002_CAT_ES_29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(No ho sap)</text:p>
          </table:table-cell>
          <table:table-cell office:value-type="float" office:value="49086" calcext:value-type="float">
            <text:p>4908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 que no</text:p>
          </table:table-cell>
          <table:table-cell office:value-type="float" office:value="48531" calcext:value-type="float">
            <text:p>4853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 no</text:p>
          </table:table-cell>
          <table:table-cell office:value-type="float" office:value="48532" calcext:value-type="float">
            <text:p>4853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otser sí, potser no</text:p>
          </table:table-cell>
          <table:table-cell office:value-type="float" office:value="48533" calcext:value-type="float">
            <text:p>4853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 sí</text:p>
          </table:table-cell>
          <table:table-cell office:value-type="float" office:value="48534" calcext:value-type="float">
            <text:p>4853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 que sí</text:p>
          </table:table-cell>
          <table:table-cell office:value-type="float" office:value="48535" calcext:value-type="float">
            <text:p>4853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2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ho sap)</text:p>
          </table:table-cell>
          <table:table-cell office:value-type="float" office:value="48536" calcext:value-type="float">
            <text:p>4853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ompletament insatisfet</text:p>
          </table:table-cell>
          <table:table-cell office:value-type="float" office:value="47311" calcext:value-type="float">
            <text:p>4731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47312" calcext:value-type="float">
            <text:p>473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47313" calcext:value-type="float">
            <text:p>4731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47314" calcext:value-type="float">
            <text:p>473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47315" calcext:value-type="float">
            <text:p>4731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47316" calcext:value-type="float">
            <text:p>4731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47317" calcext:value-type="float">
            <text:p>4731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47318" calcext:value-type="float">
            <text:p>473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47319" calcext:value-type="float">
            <text:p>4731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47320" calcext:value-type="float">
            <text:p>473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7321" calcext:value-type="float">
            <text:p>473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ho sap)</text:p>
          </table:table-cell>
          <table:table-cell office:value-type="float" office:value="47322" calcext:value-type="float">
            <text:p>4732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Completament insatisfet</text:p>
          </table:table-cell>
          <table:table-cell office:value-type="float" office:value="47311" calcext:value-type="float">
            <text:p>4731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47312" calcext:value-type="float">
            <text:p>473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47313" calcext:value-type="float">
            <text:p>4731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47314" calcext:value-type="float">
            <text:p>473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47315" calcext:value-type="float">
            <text:p>4731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47316" calcext:value-type="float">
            <text:p>4731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47317" calcext:value-type="float">
            <text:p>4731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47318" calcext:value-type="float">
            <text:p>473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47319" calcext:value-type="float">
            <text:p>4731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47320" calcext:value-type="float">
            <text:p>473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7321" calcext:value-type="float">
            <text:p>473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ho sap)</text:p>
          </table:table-cell>
          <table:table-cell office:value-type="float" office:value="47322" calcext:value-type="float">
            <text:p>4732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ompletament insatisfet</text:p>
          </table:table-cell>
          <table:table-cell office:value-type="float" office:value="47311" calcext:value-type="float">
            <text:p>4731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47312" calcext:value-type="float">
            <text:p>473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47313" calcext:value-type="float">
            <text:p>4731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47314" calcext:value-type="float">
            <text:p>473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47315" calcext:value-type="float">
            <text:p>4731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47316" calcext:value-type="float">
            <text:p>4731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47317" calcext:value-type="float">
            <text:p>4731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47318" calcext:value-type="float">
            <text:p>473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47319" calcext:value-type="float">
            <text:p>4731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47320" calcext:value-type="float">
            <text:p>473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7321" calcext:value-type="float">
            <text:p>473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29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ho sap)</text:p>
          </table:table-cell>
          <table:table-cell office:value-type="float" office:value="47322" calcext:value-type="float">
            <text:p>4732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olt difícil</text:p>
          </table:table-cell>
          <table:table-cell office:value-type="float" office:value="49087" calcext:value-type="float">
            <text:p>4908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ifícil</text:p>
          </table:table-cell>
          <table:table-cell office:value-type="float" office:value="49088" calcext:value-type="float">
            <text:p>4908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i difícil ni fácil</text:p>
          </table:table-cell>
          <table:table-cell office:value-type="float" office:value="49089" calcext:value-type="float">
            <text:p>4908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ácil</text:p>
          </table:table-cell>
          <table:table-cell office:value-type="float" office:value="49090" calcext:value-type="float">
            <text:p>4909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olt fàcil</text:p>
          </table:table-cell>
          <table:table-cell office:value-type="float" office:value="49091" calcext:value-type="float">
            <text:p>4909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ho sap)</text:p>
          </table:table-cell>
          <table:table-cell office:value-type="float" office:value="49092" calcext:value-type="float">
            <text:p>4909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1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2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olt d'acord</text:p>
          </table:table-cell>
          <table:table-cell office:value-type="float" office:value="45402" calcext:value-type="float">
            <text:p>454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D'acord</text:p>
          </table:table-cell>
          <table:table-cell office:value-type="float" office:value="45403" calcext:value-type="float">
            <text:p>454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Ni d'acord ni en desacord</text:p>
          </table:table-cell>
          <table:table-cell office:value-type="float" office:value="45404" calcext:value-type="float">
            <text:p>45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n desacord</text:p>
          </table:table-cell>
          <table:table-cell office:value-type="float" office:value="45405" calcext:value-type="float">
            <text:p>454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olt en desacord</text:p>
          </table:table-cell>
          <table:table-cell office:value-type="float" office:value="45406" calcext:value-type="float">
            <text:p>45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3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No ho sap)</text:p>
          </table:table-cell>
          <table:table-cell office:value-type="float" office:value="45407" calcext:value-type="float">
            <text:p>454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hi confio en absolut</text:p>
          </table:table-cell>
          <table:table-cell office:value-type="float" office:value="48425" calcext:value-type="float">
            <text:p>484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48426" calcext:value-type="float">
            <text:p>484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48427" calcext:value-type="float">
            <text:p>484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48428" calcext:value-type="float">
            <text:p>484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48429" calcext:value-type="float">
            <text:p>4842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48430" calcext:value-type="float">
            <text:p>4843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48431" calcext:value-type="float">
            <text:p>4843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48432" calcext:value-type="float">
            <text:p>4843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48433" calcext:value-type="float">
            <text:p>4843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48434" calcext:value-type="float">
            <text:p>484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8435" calcext:value-type="float">
            <text:p>4843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ho sap)</text:p>
          </table:table-cell>
          <table:table-cell office:value-type="float" office:value="48436" calcext:value-type="float">
            <text:p>4843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 hi confio en absolut</text:p>
          </table:table-cell>
          <table:table-cell office:value-type="float" office:value="48425" calcext:value-type="float">
            <text:p>484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48426" calcext:value-type="float">
            <text:p>484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48427" calcext:value-type="float">
            <text:p>484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48428" calcext:value-type="float">
            <text:p>484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48429" calcext:value-type="float">
            <text:p>4842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48430" calcext:value-type="float">
            <text:p>4843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48431" calcext:value-type="float">
            <text:p>4843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48432" calcext:value-type="float">
            <text:p>4843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48433" calcext:value-type="float">
            <text:p>4843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48434" calcext:value-type="float">
            <text:p>484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8435" calcext:value-type="float">
            <text:p>4843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ho sap)</text:p>
          </table:table-cell>
          <table:table-cell office:value-type="float" office:value="48436" calcext:value-type="float">
            <text:p>4843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o hi confio en absolut</text:p>
          </table:table-cell>
          <table:table-cell office:value-type="float" office:value="48425" calcext:value-type="float">
            <text:p>484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48426" calcext:value-type="float">
            <text:p>484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48427" calcext:value-type="float">
            <text:p>484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48428" calcext:value-type="float">
            <text:p>484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48429" calcext:value-type="float">
            <text:p>4842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48430" calcext:value-type="float">
            <text:p>4843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48431" calcext:value-type="float">
            <text:p>4843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48432" calcext:value-type="float">
            <text:p>4843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48433" calcext:value-type="float">
            <text:p>4843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48434" calcext:value-type="float">
            <text:p>484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8435" calcext:value-type="float">
            <text:p>4843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ho sap)</text:p>
          </table:table-cell>
          <table:table-cell office:value-type="float" office:value="48436" calcext:value-type="float">
            <text:p>4843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0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es hores i els minuts</text:p>
          </table:table-cell>
          <table:table-cell office:value-type="float" office:value="49093" calcext:value-type="float">
            <text:p>4909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1_2002_CAT_ES_30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(No ho sap)</text:p>
          </table:table-cell>
          <table:table-cell office:value-type="float" office:value="49094" calcext:value-type="float">
            <text:p>4909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Un mai no és prou prudent</text:p>
          </table:table-cell>
          <table:table-cell office:value-type="float" office:value="48478" calcext:value-type="float">
            <text:p>4847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float" office:value="1" calcext:value-type="float">
            <text:p>1</text:p>
          </table:table-cell>
          <table:table-cell office:value-type="float" office:value="48479" calcext:value-type="float">
            <text:p>4847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float" office:value="2" calcext:value-type="float">
            <text:p>2</text:p>
          </table:table-cell>
          <table:table-cell office:value-type="float" office:value="48480" calcext:value-type="float">
            <text:p>4848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float" office:value="3" calcext:value-type="float">
            <text:p>3</text:p>
          </table:table-cell>
          <table:table-cell office:value-type="float" office:value="48481" calcext:value-type="float">
            <text:p>484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float" office:value="4" calcext:value-type="float">
            <text:p>4</text:p>
          </table:table-cell>
          <table:table-cell office:value-type="float" office:value="48482" calcext:value-type="float">
            <text:p>4848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Es pot confiar en la majoria de la gent</text:p>
          </table:table-cell>
          <table:table-cell office:value-type="float" office:value="48483" calcext:value-type="float">
            <text:p>4848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(No ho sap)</text:p>
          </table:table-cell>
          <table:table-cell office:value-type="float" office:value="48484" calcext:value-type="float">
            <text:p>484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La majoria de la gent intentaria aprofitar-se de mi</text:p>
          </table:table-cell>
          <table:table-cell office:value-type="float" office:value="48485" calcext:value-type="float">
            <text:p>484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float" office:value="48486" calcext:value-type="float">
            <text:p>484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float" office:value="48487" calcext:value-type="float">
            <text:p>484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float" office:value="48488" calcext:value-type="float">
            <text:p>484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float" office:value="48489" calcext:value-type="float">
            <text:p>484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La majoria de la gent seria honrada amb mi</text:p>
          </table:table-cell>
          <table:table-cell office:value-type="float" office:value="48490" calcext:value-type="float">
            <text:p>484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(No ho sap)</text:p>
          </table:table-cell>
          <table:table-cell office:value-type="float" office:value="48491" calcext:value-type="float">
            <text:p>484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La majoria de les vegades la gent mira per sí mateixa</text:p>
          </table:table-cell>
          <table:table-cell office:value-type="float" office:value="49095" calcext:value-type="float">
            <text:p>4909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NaN</text:p>
          </table:table-cell>
          <table:table-cell office:value-type="float" office:value="49096" calcext:value-type="float">
            <text:p>4909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NaN</text:p>
          </table:table-cell>
          <table:table-cell office:value-type="float" office:value="49097" calcext:value-type="float">
            <text:p>4909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NaN</text:p>
          </table:table-cell>
          <table:table-cell office:value-type="float" office:value="49098" calcext:value-type="float">
            <text:p>4909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NaN</text:p>
          </table:table-cell>
          <table:table-cell office:value-type="float" office:value="49099" calcext:value-type="float">
            <text:p>4909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L a majoria de les vegades la gent intenta ajudar els altres</text:p>
          </table:table-cell>
          <table:table-cell office:value-type="float" office:value="49100" calcext:value-type="float">
            <text:p>491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(No ho sap)</text:p>
          </table:table-cell>
          <table:table-cell office:value-type="float" office:value="49101" calcext:value-type="float">
            <text:p>4910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No hi confio en absolut</text:p>
          </table:table-cell>
          <table:table-cell office:value-type="float" office:value="48425" calcext:value-type="float">
            <text:p>484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1" calcext:value-type="float">
            <text:p>1</text:p>
          </table:table-cell>
          <table:table-cell office:value-type="float" office:value="48426" calcext:value-type="float">
            <text:p>484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2" calcext:value-type="float">
            <text:p>2</text:p>
          </table:table-cell>
          <table:table-cell office:value-type="float" office:value="48427" calcext:value-type="float">
            <text:p>484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3" calcext:value-type="float">
            <text:p>3</text:p>
          </table:table-cell>
          <table:table-cell office:value-type="float" office:value="48428" calcext:value-type="float">
            <text:p>484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4" calcext:value-type="float">
            <text:p>4</text:p>
          </table:table-cell>
          <table:table-cell office:value-type="float" office:value="48429" calcext:value-type="float">
            <text:p>4842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5" calcext:value-type="float">
            <text:p>5</text:p>
          </table:table-cell>
          <table:table-cell office:value-type="float" office:value="48430" calcext:value-type="float">
            <text:p>4843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6" calcext:value-type="float">
            <text:p>6</text:p>
          </table:table-cell>
          <table:table-cell office:value-type="float" office:value="48431" calcext:value-type="float">
            <text:p>4843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7" calcext:value-type="float">
            <text:p>7</text:p>
          </table:table-cell>
          <table:table-cell office:value-type="float" office:value="48432" calcext:value-type="float">
            <text:p>4843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8" calcext:value-type="float">
            <text:p>8</text:p>
          </table:table-cell>
          <table:table-cell office:value-type="float" office:value="48433" calcext:value-type="float">
            <text:p>4843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float" office:value="9" calcext:value-type="float">
            <text:p>9</text:p>
          </table:table-cell>
          <table:table-cell office:value-type="float" office:value="48434" calcext:value-type="float">
            <text:p>484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8435" calcext:value-type="float">
            <text:p>4843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(No ho sap)</text:p>
          </table:table-cell>
          <table:table-cell office:value-type="float" office:value="48436" calcext:value-type="float">
            <text:p>4843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No hi confio en absolut</text:p>
          </table:table-cell>
          <table:table-cell office:value-type="float" office:value="48425" calcext:value-type="float">
            <text:p>484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1" calcext:value-type="float">
            <text:p>1</text:p>
          </table:table-cell>
          <table:table-cell office:value-type="float" office:value="48426" calcext:value-type="float">
            <text:p>484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2" calcext:value-type="float">
            <text:p>2</text:p>
          </table:table-cell>
          <table:table-cell office:value-type="float" office:value="48427" calcext:value-type="float">
            <text:p>484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3" calcext:value-type="float">
            <text:p>3</text:p>
          </table:table-cell>
          <table:table-cell office:value-type="float" office:value="48428" calcext:value-type="float">
            <text:p>484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4" calcext:value-type="float">
            <text:p>4</text:p>
          </table:table-cell>
          <table:table-cell office:value-type="float" office:value="48429" calcext:value-type="float">
            <text:p>4842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5" calcext:value-type="float">
            <text:p>5</text:p>
          </table:table-cell>
          <table:table-cell office:value-type="float" office:value="48430" calcext:value-type="float">
            <text:p>4843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6" calcext:value-type="float">
            <text:p>6</text:p>
          </table:table-cell>
          <table:table-cell office:value-type="float" office:value="48431" calcext:value-type="float">
            <text:p>4843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7" calcext:value-type="float">
            <text:p>7</text:p>
          </table:table-cell>
          <table:table-cell office:value-type="float" office:value="48432" calcext:value-type="float">
            <text:p>4843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8" calcext:value-type="float">
            <text:p>8</text:p>
          </table:table-cell>
          <table:table-cell office:value-type="float" office:value="48433" calcext:value-type="float">
            <text:p>4843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float" office:value="9" calcext:value-type="float">
            <text:p>9</text:p>
          </table:table-cell>
          <table:table-cell office:value-type="float" office:value="48434" calcext:value-type="float">
            <text:p>484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8435" calcext:value-type="float">
            <text:p>4843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(No ho sap)</text:p>
          </table:table-cell>
          <table:table-cell office:value-type="float" office:value="48436" calcext:value-type="float">
            <text:p>4843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No hi confio en absolut</text:p>
          </table:table-cell>
          <table:table-cell office:value-type="float" office:value="48425" calcext:value-type="float">
            <text:p>484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1" calcext:value-type="float">
            <text:p>1</text:p>
          </table:table-cell>
          <table:table-cell office:value-type="float" office:value="48426" calcext:value-type="float">
            <text:p>484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  <table:table-cell office:value-type="float" office:value="48427" calcext:value-type="float">
            <text:p>484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3" calcext:value-type="float">
            <text:p>3</text:p>
          </table:table-cell>
          <table:table-cell office:value-type="float" office:value="48428" calcext:value-type="float">
            <text:p>484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4" calcext:value-type="float">
            <text:p>4</text:p>
          </table:table-cell>
          <table:table-cell office:value-type="float" office:value="48429" calcext:value-type="float">
            <text:p>4842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  <table:table-cell office:value-type="float" office:value="48430" calcext:value-type="float">
            <text:p>4843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6" calcext:value-type="float">
            <text:p>6</text:p>
          </table:table-cell>
          <table:table-cell office:value-type="float" office:value="48431" calcext:value-type="float">
            <text:p>4843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7" calcext:value-type="float">
            <text:p>7</text:p>
          </table:table-cell>
          <table:table-cell office:value-type="float" office:value="48432" calcext:value-type="float">
            <text:p>4843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8" calcext:value-type="float">
            <text:p>8</text:p>
          </table:table-cell>
          <table:table-cell office:value-type="float" office:value="48433" calcext:value-type="float">
            <text:p>4843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float" office:value="9" calcext:value-type="float">
            <text:p>9</text:p>
          </table:table-cell>
          <table:table-cell office:value-type="float" office:value="48434" calcext:value-type="float">
            <text:p>484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8435" calcext:value-type="float">
            <text:p>4843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(No ho sap)</text:p>
          </table:table-cell>
          <table:table-cell office:value-type="float" office:value="48436" calcext:value-type="float">
            <text:p>4843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Totalment d'acord</text:p>
          </table:table-cell>
          <table:table-cell office:value-type="float" office:value="49102" calcext:value-type="float">
            <text:p>491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D'acord</text:p>
          </table:table-cell>
          <table:table-cell office:value-type="float" office:value="49103" calcext:value-type="float">
            <text:p>49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Ni d'acord ni en desacord</text:p>
          </table:table-cell>
          <table:table-cell office:value-type="float" office:value="49104" calcext:value-type="float">
            <text:p>491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En desacord</text:p>
          </table:table-cell>
          <table:table-cell office:value-type="float" office:value="49105" calcext:value-type="float">
            <text:p>491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Totalment en desacord</text:p>
          </table:table-cell>
          <table:table-cell office:value-type="float" office:value="49106" calcext:value-type="float">
            <text:p>491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(No ho sap)</text:p>
          </table:table-cell>
          <table:table-cell office:value-type="float" office:value="49107" calcext:value-type="float">
            <text:p>4910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Totalment d'acord</text:p>
          </table:table-cell>
          <table:table-cell office:value-type="float" office:value="49102" calcext:value-type="float">
            <text:p>491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D'acord</text:p>
          </table:table-cell>
          <table:table-cell office:value-type="float" office:value="49103" calcext:value-type="float">
            <text:p>49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Ni d'acord ni en desacord</text:p>
          </table:table-cell>
          <table:table-cell office:value-type="float" office:value="49104" calcext:value-type="float">
            <text:p>491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En desacord</text:p>
          </table:table-cell>
          <table:table-cell office:value-type="float" office:value="49105" calcext:value-type="float">
            <text:p>491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Totalment en desacord</text:p>
          </table:table-cell>
          <table:table-cell office:value-type="float" office:value="49106" calcext:value-type="float">
            <text:p>491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(No ho sap)</text:p>
          </table:table-cell>
          <table:table-cell office:value-type="float" office:value="49107" calcext:value-type="float">
            <text:p>4910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otalment d'acord</text:p>
          </table:table-cell>
          <table:table-cell office:value-type="float" office:value="49102" calcext:value-type="float">
            <text:p>491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D'acord</text:p>
          </table:table-cell>
          <table:table-cell office:value-type="float" office:value="49103" calcext:value-type="float">
            <text:p>49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Ni d'acord ni en desacord</text:p>
          </table:table-cell>
          <table:table-cell office:value-type="float" office:value="49104" calcext:value-type="float">
            <text:p>491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En desacord</text:p>
          </table:table-cell>
          <table:table-cell office:value-type="float" office:value="49105" calcext:value-type="float">
            <text:p>491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Totalment en desacord</text:p>
          </table:table-cell>
          <table:table-cell office:value-type="float" office:value="49106" calcext:value-type="float">
            <text:p>491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(No ho sap)</text:p>
          </table:table-cell>
          <table:table-cell office:value-type="float" office:value="49107" calcext:value-type="float">
            <text:p>4910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Gens</text:p>
          </table:table-cell>
          <table:table-cell office:value-type="float" office:value="49108" calcext:value-type="float">
            <text:p>4910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olt poc</text:p>
          </table:table-cell>
          <table:table-cell office:value-type="float" office:value="49109" calcext:value-type="float">
            <text:p>4910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Poc</text:p>
          </table:table-cell>
          <table:table-cell office:value-type="float" office:value="49110" calcext:value-type="float">
            <text:p>4911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Una mica</text:p>
          </table:table-cell>
          <table:table-cell office:value-type="float" office:value="49111" calcext:value-type="float">
            <text:p>4911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Bastant</text:p>
          </table:table-cell>
          <table:table-cell office:value-type="float" office:value="49112" calcext:value-type="float">
            <text:p>4911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olt</text:p>
          </table:table-cell>
          <table:table-cell office:value-type="float" office:value="49113" calcext:value-type="float">
            <text:p>4911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oltíssim</text:p>
          </table:table-cell>
          <table:table-cell office:value-type="float" office:value="49114" calcext:value-type="float">
            <text:p>4911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(No ho sap)</text:p>
          </table:table-cell>
          <table:table-cell office:value-type="float" office:value="49115" calcext:value-type="float">
            <text:p>4911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es hores i els minuts</text:p>
          </table:table-cell>
          <table:table-cell office:value-type="float" office:value="49093" calcext:value-type="float">
            <text:p>4909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1_2002_CAT_ES_3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No ho sap)</text:p>
          </table:table-cell>
          <table:table-cell office:value-type="float" office:value="49094" calcext:value-type="float">
            <text:p>4909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Gens</text:p>
          </table:table-cell>
          <table:table-cell office:value-type="float" office:value="49108" calcext:value-type="float">
            <text:p>4910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olt poc</text:p>
          </table:table-cell>
          <table:table-cell office:value-type="float" office:value="49109" calcext:value-type="float">
            <text:p>4910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Poc</text:p>
          </table:table-cell>
          <table:table-cell office:value-type="float" office:value="49110" calcext:value-type="float">
            <text:p>4911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Una mica</text:p>
          </table:table-cell>
          <table:table-cell office:value-type="float" office:value="49111" calcext:value-type="float">
            <text:p>4911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Bastant</text:p>
          </table:table-cell>
          <table:table-cell office:value-type="float" office:value="49112" calcext:value-type="float">
            <text:p>4911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olt</text:p>
          </table:table-cell>
          <table:table-cell office:value-type="float" office:value="49113" calcext:value-type="float">
            <text:p>4911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oltíssim</text:p>
          </table:table-cell>
          <table:table-cell office:value-type="float" office:value="49114" calcext:value-type="float">
            <text:p>4911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(No ho sap)</text:p>
          </table:table-cell>
          <table:table-cell office:value-type="float" office:value="49115" calcext:value-type="float">
            <text:p>4911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Gens</text:p>
          </table:table-cell>
          <table:table-cell office:value-type="float" office:value="49108" calcext:value-type="float">
            <text:p>4910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olt poc</text:p>
          </table:table-cell>
          <table:table-cell office:value-type="float" office:value="49109" calcext:value-type="float">
            <text:p>4910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Poc</text:p>
          </table:table-cell>
          <table:table-cell office:value-type="float" office:value="49110" calcext:value-type="float">
            <text:p>4911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Una mica</text:p>
          </table:table-cell>
          <table:table-cell office:value-type="float" office:value="49111" calcext:value-type="float">
            <text:p>4911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Bastant</text:p>
          </table:table-cell>
          <table:table-cell office:value-type="float" office:value="49112" calcext:value-type="float">
            <text:p>4911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olt</text:p>
          </table:table-cell>
          <table:table-cell office:value-type="float" office:value="49113" calcext:value-type="float">
            <text:p>4911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oltíssim</text:p>
          </table:table-cell>
          <table:table-cell office:value-type="float" office:value="49114" calcext:value-type="float">
            <text:p>4911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(No ho sap)</text:p>
          </table:table-cell>
          <table:table-cell office:value-type="float" office:value="49115" calcext:value-type="float">
            <text:p>4911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Totalment d'acord</text:p>
          </table:table-cell>
          <table:table-cell office:value-type="float" office:value="49102" calcext:value-type="float">
            <text:p>491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D'acord</text:p>
          </table:table-cell>
          <table:table-cell office:value-type="float" office:value="49103" calcext:value-type="float">
            <text:p>49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Ni d'acord ni en desacord</text:p>
          </table:table-cell>
          <table:table-cell office:value-type="float" office:value="49104" calcext:value-type="float">
            <text:p>491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En desacord</text:p>
          </table:table-cell>
          <table:table-cell office:value-type="float" office:value="49105" calcext:value-type="float">
            <text:p>491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Totalment en desacord</text:p>
          </table:table-cell>
          <table:table-cell office:value-type="float" office:value="49106" calcext:value-type="float">
            <text:p>491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(No ho sap)</text:p>
          </table:table-cell>
          <table:table-cell office:value-type="float" office:value="49107" calcext:value-type="float">
            <text:p>4910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Totalment d'acord</text:p>
          </table:table-cell>
          <table:table-cell office:value-type="float" office:value="49102" calcext:value-type="float">
            <text:p>491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D'acord</text:p>
          </table:table-cell>
          <table:table-cell office:value-type="float" office:value="49103" calcext:value-type="float">
            <text:p>49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Ni d'acord ni en desacord</text:p>
          </table:table-cell>
          <table:table-cell office:value-type="float" office:value="49104" calcext:value-type="float">
            <text:p>491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En desacord</text:p>
          </table:table-cell>
          <table:table-cell office:value-type="float" office:value="49105" calcext:value-type="float">
            <text:p>491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Totalment en desacord</text:p>
          </table:table-cell>
          <table:table-cell office:value-type="float" office:value="49106" calcext:value-type="float">
            <text:p>491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(No ho sap)</text:p>
          </table:table-cell>
          <table:table-cell office:value-type="float" office:value="49107" calcext:value-type="float">
            <text:p>4910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Totalment d'acord</text:p>
          </table:table-cell>
          <table:table-cell office:value-type="float" office:value="49102" calcext:value-type="float">
            <text:p>491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D'acord</text:p>
          </table:table-cell>
          <table:table-cell office:value-type="float" office:value="49103" calcext:value-type="float">
            <text:p>49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Ni d'acord ni en desacord</text:p>
          </table:table-cell>
          <table:table-cell office:value-type="float" office:value="49104" calcext:value-type="float">
            <text:p>491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En desacord</text:p>
          </table:table-cell>
          <table:table-cell office:value-type="float" office:value="49105" calcext:value-type="float">
            <text:p>491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Totalment en desacord</text:p>
          </table:table-cell>
          <table:table-cell office:value-type="float" office:value="49106" calcext:value-type="float">
            <text:p>491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(No ho sap)</text:p>
          </table:table-cell>
          <table:table-cell office:value-type="float" office:value="49107" calcext:value-type="float">
            <text:p>4910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Completament insatisfet</text:p>
          </table:table-cell>
          <table:table-cell office:value-type="float" office:value="49116" calcext:value-type="float">
            <text:p>4911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  <table:table-cell office:value-type="float" office:value="49117" calcext:value-type="float">
            <text:p>491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float" office:value="2" calcext:value-type="float">
            <text:p>2</text:p>
          </table:table-cell>
          <table:table-cell office:value-type="float" office:value="49118" calcext:value-type="float">
            <text:p>4911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float" office:value="3" calcext:value-type="float">
            <text:p>3</text:p>
          </table:table-cell>
          <table:table-cell office:value-type="float" office:value="49119" calcext:value-type="float">
            <text:p>4911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float" office:value="4" calcext:value-type="float">
            <text:p>4</text:p>
          </table:table-cell>
          <table:table-cell office:value-type="float" office:value="49120" calcext:value-type="float">
            <text:p>4912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9121" calcext:value-type="float">
            <text:p>4912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4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(No ho sap)</text:p>
          </table:table-cell>
          <table:table-cell office:value-type="float" office:value="49122" calcext:value-type="float">
            <text:p>4912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Completament insatisfet</text:p>
          </table:table-cell>
          <table:table-cell office:value-type="float" office:value="49116" calcext:value-type="float">
            <text:p>4911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float" office:value="1" calcext:value-type="float">
            <text:p>1</text:p>
          </table:table-cell>
          <table:table-cell office:value-type="float" office:value="49117" calcext:value-type="float">
            <text:p>491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float" office:value="2" calcext:value-type="float">
            <text:p>2</text:p>
          </table:table-cell>
          <table:table-cell office:value-type="float" office:value="49118" calcext:value-type="float">
            <text:p>4911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float" office:value="3" calcext:value-type="float">
            <text:p>3</text:p>
          </table:table-cell>
          <table:table-cell office:value-type="float" office:value="49119" calcext:value-type="float">
            <text:p>4911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float" office:value="4" calcext:value-type="float">
            <text:p>4</text:p>
          </table:table-cell>
          <table:table-cell office:value-type="float" office:value="49120" calcext:value-type="float">
            <text:p>4912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9121" calcext:value-type="float">
            <text:p>4912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(No ho sap)</text:p>
          </table:table-cell>
          <table:table-cell office:value-type="float" office:value="49122" calcext:value-type="float">
            <text:p>4912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Completament insatisfet</text:p>
          </table:table-cell>
          <table:table-cell office:value-type="float" office:value="49116" calcext:value-type="float">
            <text:p>4911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float" office:value="1" calcext:value-type="float">
            <text:p>1</text:p>
          </table:table-cell>
          <table:table-cell office:value-type="float" office:value="49117" calcext:value-type="float">
            <text:p>491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float" office:value="2" calcext:value-type="float">
            <text:p>2</text:p>
          </table:table-cell>
          <table:table-cell office:value-type="float" office:value="49118" calcext:value-type="float">
            <text:p>4911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float" office:value="3" calcext:value-type="float">
            <text:p>3</text:p>
          </table:table-cell>
          <table:table-cell office:value-type="float" office:value="49119" calcext:value-type="float">
            <text:p>4911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float" office:value="4" calcext:value-type="float">
            <text:p>4</text:p>
          </table:table-cell>
          <table:table-cell office:value-type="float" office:value="49120" calcext:value-type="float">
            <text:p>4912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9121" calcext:value-type="float">
            <text:p>4912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(No ho sap)</text:p>
          </table:table-cell>
          <table:table-cell office:value-type="float" office:value="49122" calcext:value-type="float">
            <text:p>4912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1_2002_CAT_ES_32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Un mai no és prou prudent</text:p>
          </table:table-cell>
          <table:table-cell office:value-type="float" office:value="49123" calcext:value-type="float">
            <text:p>4912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1_2002_CAT_ES_32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<text:s/>Es pot confiar en la majoria de la gent</text:p>
          </table:table-cell>
          <table:table-cell office:value-type="float" office:value="49124" calcext:value-type="float">
            <text:p>4912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1_2002_CAT_ES_32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(No ho sap)</text:p>
          </table:table-cell>
          <table:table-cell office:value-type="float" office:value="49125" calcext:value-type="float">
            <text:p>4912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1_2002_CAT_ES_328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La majoria de la gent intentaria aprofitar-se de mi</text:p>
          </table:table-cell>
          <table:table-cell office:value-type="float" office:value="49126" calcext:value-type="float">
            <text:p>491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1_2002_CAT_ES_328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<text:s/>La majoria de la gent seria honrada amb mi</text:p>
          </table:table-cell>
          <table:table-cell office:value-type="float" office:value="49127" calcext:value-type="float">
            <text:p>4912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1_2002_CAT_ES_328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(No ho sap)</text:p>
          </table:table-cell>
          <table:table-cell office:value-type="float" office:value="49128" calcext:value-type="float">
            <text:p>4912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1_2002_CAT_ES_329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Les hores i els minuts</text:p>
          </table:table-cell>
          <table:table-cell office:value-type="float" office:value="49093" calcext:value-type="float">
            <text:p>4909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1_2002_CAT_ES_329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(No ho sap)</text:p>
          </table:table-cell>
          <table:table-cell office:value-type="float" office:value="49094" calcext:value-type="float">
            <text:p>4909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1_2002_CAT_ES_330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La majoria de les vegades la gent mira per sí mateixa</text:p>
          </table:table-cell>
          <table:table-cell office:value-type="float" office:value="49129" calcext:value-type="float">
            <text:p>4912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1_2002_CAT_ES_330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<text:s/>La majoria de les vegades la gent intenta ajudar els altres</text:p>
          </table:table-cell>
          <table:table-cell office:value-type="float" office:value="49130" calcext:value-type="float">
            <text:p>4913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1_2002_CAT_ES_330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(No ho sap)</text:p>
          </table:table-cell>
          <table:table-cell office:value-type="float" office:value="49131" calcext:value-type="float">
            <text:p>4913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Escriure'ls)</text:p>
          </table:table-cell>
          <table:table-cell office:value-type="float" office:value="49132" calcext:value-type="float">
            <text:p>4913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1_2002_CAT_ES_331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No ho sap)</text:p>
          </table:table-cell>
          <table:table-cell office:value-type="float" office:value="49133" calcext:value-type="float">
            <text:p>4913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Escriure'ls)</text:p>
          </table:table-cell>
          <table:table-cell office:value-type="float" office:value="49132" calcext:value-type="float">
            <text:p>4913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1_2002_CAT_ES_33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No ho sap)</text:p>
          </table:table-cell>
          <table:table-cell office:value-type="float" office:value="49133" calcext:value-type="float">
            <text:p>4913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Escriure'ls)</text:p>
          </table:table-cell>
          <table:table-cell office:value-type="float" office:value="49132" calcext:value-type="float">
            <text:p>4913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1_2002_CAT_ES_333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No ho sap)</text:p>
          </table:table-cell>
          <table:table-cell office:value-type="float" office:value="49133" calcext:value-type="float">
            <text:p>4913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er descomptat que sí</text:p>
          </table:table-cell>
          <table:table-cell office:value-type="float" office:value="49134" calcext:value-type="float">
            <text:p>4913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robablement sí</text:p>
          </table:table-cell>
          <table:table-cell office:value-type="float" office:value="49135" calcext:value-type="float">
            <text:p>491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Ni una cosa ni l'altra</text:p>
          </table:table-cell>
          <table:table-cell office:value-type="float" office:value="49136" calcext:value-type="float">
            <text:p>4913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robablement no</text:p>
          </table:table-cell>
          <table:table-cell office:value-type="float" office:value="49137" calcext:value-type="float">
            <text:p>4913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er descomptat que no</text:p>
          </table:table-cell>
          <table:table-cell office:value-type="float" office:value="49138" calcext:value-type="float">
            <text:p>4913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(No ho sap)</text:p>
          </table:table-cell>
          <table:table-cell office:value-type="float" office:value="49139" calcext:value-type="float">
            <text:p>4913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Per descomptat que sí</text:p>
          </table:table-cell>
          <table:table-cell office:value-type="float" office:value="49134" calcext:value-type="float">
            <text:p>4913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robablement sí</text:p>
          </table:table-cell>
          <table:table-cell office:value-type="float" office:value="49135" calcext:value-type="float">
            <text:p>491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Ni una cosa ni l'altra</text:p>
          </table:table-cell>
          <table:table-cell office:value-type="float" office:value="49136" calcext:value-type="float">
            <text:p>4913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robablement no</text:p>
          </table:table-cell>
          <table:table-cell office:value-type="float" office:value="49137" calcext:value-type="float">
            <text:p>4913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er descomptat que no</text:p>
          </table:table-cell>
          <table:table-cell office:value-type="float" office:value="49138" calcext:value-type="float">
            <text:p>4913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(No ho sap)</text:p>
          </table:table-cell>
          <table:table-cell office:value-type="float" office:value="49139" calcext:value-type="float">
            <text:p>4913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Per descomptat que sí</text:p>
          </table:table-cell>
          <table:table-cell office:value-type="float" office:value="49134" calcext:value-type="float">
            <text:p>4913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robablement sí</text:p>
          </table:table-cell>
          <table:table-cell office:value-type="float" office:value="49135" calcext:value-type="float">
            <text:p>491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Ni una cosa ni l'altra</text:p>
          </table:table-cell>
          <table:table-cell office:value-type="float" office:value="49136" calcext:value-type="float">
            <text:p>4913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robablement no</text:p>
          </table:table-cell>
          <table:table-cell office:value-type="float" office:value="49137" calcext:value-type="float">
            <text:p>4913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er descomptat que no</text:p>
          </table:table-cell>
          <table:table-cell office:value-type="float" office:value="49138" calcext:value-type="float">
            <text:p>4913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(No ho sap)</text:p>
          </table:table-cell>
          <table:table-cell office:value-type="float" office:value="49139" calcext:value-type="float">
            <text:p>4913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Molt en desacord</text:p>
          </table:table-cell>
          <table:table-cell office:value-type="float" office:value="49140" calcext:value-type="float">
            <text:p>4914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En desacord</text:p>
          </table:table-cell>
          <table:table-cell office:value-type="float" office:value="49141" calcext:value-type="float">
            <text:p>4914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Ni en desacord ni d'acord</text:p>
          </table:table-cell>
          <table:table-cell office:value-type="float" office:value="49142" calcext:value-type="float">
            <text:p>4914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D'acord</text:p>
          </table:table-cell>
          <table:table-cell office:value-type="float" office:value="49143" calcext:value-type="float">
            <text:p>4914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Molt d'acord</text:p>
          </table:table-cell>
          <table:table-cell office:value-type="float" office:value="49144" calcext:value-type="float">
            <text:p>4914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(No ho sap)</text:p>
          </table:table-cell>
          <table:table-cell office:value-type="float" office:value="49145" calcext:value-type="float">
            <text:p>4914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olt en desacord</text:p>
          </table:table-cell>
          <table:table-cell office:value-type="float" office:value="49140" calcext:value-type="float">
            <text:p>4914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En desacord</text:p>
          </table:table-cell>
          <table:table-cell office:value-type="float" office:value="49141" calcext:value-type="float">
            <text:p>4914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Ni en desacord ni d'acord</text:p>
          </table:table-cell>
          <table:table-cell office:value-type="float" office:value="49142" calcext:value-type="float">
            <text:p>4914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D'acord</text:p>
          </table:table-cell>
          <table:table-cell office:value-type="float" office:value="49143" calcext:value-type="float">
            <text:p>4914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Molt d'acord</text:p>
          </table:table-cell>
          <table:table-cell office:value-type="float" office:value="49144" calcext:value-type="float">
            <text:p>4914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(No ho sap)</text:p>
          </table:table-cell>
          <table:table-cell office:value-type="float" office:value="49145" calcext:value-type="float">
            <text:p>4914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Molt en desacord</text:p>
          </table:table-cell>
          <table:table-cell office:value-type="float" office:value="49140" calcext:value-type="float">
            <text:p>4914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En desacord</text:p>
          </table:table-cell>
          <table:table-cell office:value-type="float" office:value="49141" calcext:value-type="float">
            <text:p>4914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Ni en desacord ni d'acord</text:p>
          </table:table-cell>
          <table:table-cell office:value-type="float" office:value="49142" calcext:value-type="float">
            <text:p>4914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D'acord</text:p>
          </table:table-cell>
          <table:table-cell office:value-type="float" office:value="49143" calcext:value-type="float">
            <text:p>4914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Molt d'acord</text:p>
          </table:table-cell>
          <table:table-cell office:value-type="float" office:value="49144" calcext:value-type="float">
            <text:p>4914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(No ho sap)</text:p>
          </table:table-cell>
          <table:table-cell office:value-type="float" office:value="49145" calcext:value-type="float">
            <text:p>4914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Molt insatisfet</text:p>
          </table:table-cell>
          <table:table-cell office:value-type="float" office:value="49146" calcext:value-type="float">
            <text:p>4914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Bastant insatisfet</text:p>
          </table:table-cell>
          <table:table-cell office:value-type="float" office:value="49147" calcext:value-type="float">
            <text:p>4914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Bastant satisfet</text:p>
          </table:table-cell>
          <table:table-cell office:value-type="float" office:value="49148" calcext:value-type="float">
            <text:p>4914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Molt satisfet</text:p>
          </table:table-cell>
          <table:table-cell office:value-type="float" office:value="49149" calcext:value-type="float">
            <text:p>4914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(No ho sap)</text:p>
          </table:table-cell>
          <table:table-cell office:value-type="float" office:value="49150" calcext:value-type="float">
            <text:p>491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Molt insatisfet</text:p>
          </table:table-cell>
          <table:table-cell office:value-type="float" office:value="49146" calcext:value-type="float">
            <text:p>4914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Bastant insatisfet</text:p>
          </table:table-cell>
          <table:table-cell office:value-type="float" office:value="49147" calcext:value-type="float">
            <text:p>4914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Bastant satisfet</text:p>
          </table:table-cell>
          <table:table-cell office:value-type="float" office:value="49148" calcext:value-type="float">
            <text:p>4914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Molt satisfet</text:p>
          </table:table-cell>
          <table:table-cell office:value-type="float" office:value="49149" calcext:value-type="float">
            <text:p>4914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(No ho sap)</text:p>
          </table:table-cell>
          <table:table-cell office:value-type="float" office:value="49150" calcext:value-type="float">
            <text:p>491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Molt insatisfet</text:p>
          </table:table-cell>
          <table:table-cell office:value-type="float" office:value="49146" calcext:value-type="float">
            <text:p>4914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Bastant insatisfet</text:p>
          </table:table-cell>
          <table:table-cell office:value-type="float" office:value="49147" calcext:value-type="float">
            <text:p>4914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Bastant satisfet</text:p>
          </table:table-cell>
          <table:table-cell office:value-type="float" office:value="49148" calcext:value-type="float">
            <text:p>4914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Molt satisfet</text:p>
          </table:table-cell>
          <table:table-cell office:value-type="float" office:value="49149" calcext:value-type="float">
            <text:p>4914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(No ho sap)</text:p>
          </table:table-cell>
          <table:table-cell office:value-type="float" office:value="49150" calcext:value-type="float">
            <text:p>49150</text:p>
          </table:table-cell>
          <table:table-cell office:value-type="float" office:value="491" calcext:value-type="float">
            <text:p>491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CAT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ESS_R01_2002_CAT_ES_6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 parlarem de la seva vida i sentiments.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ESS_R01_2002_CAT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Hi ha persones d'altres països que venen a viure a Espanya per diferents raons.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ESS_R01_2002_CAT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lguns són descendents d'espanyols.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ESS_R01_2002_CAT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ltres venen a treballar o per reunir-se amb les seves famílies.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ESS_R01_2002_CAT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ltres vénen perquè estan amenaçats.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ESS_R01_2002_CAT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quí hi ha algunes preguntes sobre aquest tema.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ESS_R01_2002_CAT_ES_15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TOTHOM: Les següents preguntes tracten de les organitzacions en les que participen algunes persones.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ESS_R01_2002_CAT_ES_15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LLEGIR CADA ORGANITZACIÓ PER TOR(No ho sap), EN VEU ALTA I DE FORMA PAUSADA.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ESS_R01_2002_CAT_ES_15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NSISTIR: 'Quines altres?'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ESS_R01_2002_CAT_ES_20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Finalment, m'agradaria fer-li algunes preguntes sobre vostè i sobre la resta de persones que viuen amb vostè en aquesta llar.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ESS_R01_2002_CAT_ES_27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QUESTES PREGUNTES SÓN PER A SER RESPOSTES PER L'ENTREVISTADOR</text:p>
          </table:table-cell>
          <table:table-cell office:value-type="float" office:value="561" calcext:value-type="float">
            <text:p>561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1_2002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 us plau, segueixi utilitzant aquesta targeta.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ESS_R01_2002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1_2002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1_2002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.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ESS_R01_2002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1_2002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1_2002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1_2002_CAT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EGUNTAR A TOTHOM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ESS_R01_2002_CAT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egueixi utilitzant la mateixa targeta.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ESS_R01_2002_CAT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1_2002_CAT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1_2002_CAT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1_2002_CAT_ES_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1_2002_CAT_ES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STRAR TARGETA 25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STRAR TARGETA 26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1_2002_CAT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RAR TARGETA 2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1_2002_CAT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RAR TARGETA 28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1_2002_CAT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RAR TARGETA 29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ESS_R01_2002_CAT_ES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RAR TARGETA 30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RAR TARGETA 31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1_2002_CAT_ES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RAR TARGETA 32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ESS_R01_2002_CAT_ES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MOSTRAR TARGETA 33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STRAR TARGETA 3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ESS_R01_2002_CAT_ES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OSTRAR TARGETA 35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ESS_R01_2002_CAT_ES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OSTRAR TARGETA 36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ESS_R01_2002_CAT_ES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OSTRAR TARGETA 37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OSTRAR TARGETA 38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MOSTRAR TARGETA 39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ESS_R01_2002_CAT_ES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UGGERIR CATEGORIES DE RESPOSTA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ESS_R01_2002_CAT_ES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UGGERIR CATEGORIES DE RESPOSTA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OSTRAR TARGETA 4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OSTRAR TARGETA 41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ESS_R01_2002_CAT_ES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MOSTRAR TARGETA 42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ESS_R01_2002_CAT_ES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MOSTRAR TARGETA 43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OSTRAR TARGETA 44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ESS_R01_2002_CAT_ES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OSTRAR TARGETA 45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ESS_R01_2002_CAT_ES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OSTRAR TARGETA 45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OSTRAR TARGETA 46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ESS_R01_2002_CAT_ES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LLEGIR EN VEU ALTA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MOSTRAR TARGETA 47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MOSTRAR TARGETA 48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MOSTRAR TARGETA 48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MOSTRAR TARGETA 49.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ESS_R01_2002_CAT_ES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MOSTRAR TARGETA 50.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LLEGIR EN VEU ALTA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CAT_ES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23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239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MOSTRAR TARGETA 5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SS_R01_2002_CAT_ES_240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MOSTRAR TARGETA 5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SS_R01_2002_CAT_ES_241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MOSTRAR TARGETA 5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SS_R01_2002_CAT_ES_24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28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Codificar totes les persones que calgui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ESS_R01_2002_CAT_ES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ESS_R01_2002_CAT_ES_29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1_2002_CAT_ES_29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ESS_R01_2002_CAT_ES_29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1_2002_CAT_ES_3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1_2002_CAT_ES_3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Si us plau encercli una opció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ESS_R01_2002_CAT_ES_31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Si us plau, encercli l'opció més propera a la seva opinió.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ESS_R01_2002_CAT_ES_31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1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1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1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1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5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6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2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Si us plau encercli una opció..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ESS_R01_2002_CAT_ES_328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30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34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Si us plau, encercli una opció.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1_2002_CAT_ES_335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Si us plau, encercli una opció.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1_2002_CAT_ES_336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Si us plau, encercli una opció.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1_2002_CAT_ES_337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3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40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4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Si us plau encercli una opció.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CAT_ES_34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Si us plau encercli una opció</text:p>
          </table:table-cell>
          <table:table-cell office:value-type="float" office:value="3079" calcext:value-type="float">
            <text:p>3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44:55.188926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5:47:56.797469072</dc:date>
    <meta:editing-duration>PT3M56S</meta:editing-duration>
    <meta:editing-cycles>4</meta:editing-cycles>
    <meta:generator>LibreOffice/6.0.7.3$Linux_X86_64 LibreOffice_project/00m0$Build-3</meta:generator>
    <meta:document-statistic meta:table-count="4" meta:cell-count="13392" meta:object-count="0"/>
  </office:meta>
</office:document-meta>
</file>